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1335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7535in"/>
    </style:style>
    <style:style style:name="co15" style:family="table-column">
      <style:table-column-properties fo:break-before="auto" style:column-width="3.3543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3598in"/>
    </style:style>
    <style:style style:name="co9" style:family="table-column">
      <style:table-column-properties fo:break-before="auto" style:column-width="0.5591in"/>
    </style:style>
    <style:style style:name="co10" style:family="table-column">
      <style:table-column-properties fo:break-before="auto" style:column-width="0.8346in"/>
    </style:style>
    <style:style style:name="co16" style:family="table-column">
      <style:table-column-properties fo:break-before="auto" style:column-width="0.7346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4972in"/>
    </style:style>
    <style:style style:name="co19" style:family="table-column">
      <style:table-column-properties fo:break-before="auto" style:column-width="0.5437in"/>
    </style:style>
    <style:style style:name="co20" style:family="table-column">
      <style:table-column-properties fo:break-before="auto" style:column-width="0.8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13" style:family="table-cell" style:parent-style-name="Default">
      <style:text-properties style:font-name="Noto Sans Mono"/>
    </style:style>
    <style:style style:name="ce14" style:family="table-cell" style:parent-style-name="Default" style:data-style-name="N130">
      <style:text-properties style:font-name="Noto Sans Mono"/>
    </style:style>
    <style:style style:name="ce15" style:family="table-cell" style:parent-style-name="Default" style:data-style-name="N129">
      <style:text-properties style:font-name="Noto Sans Mono"/>
    </style:style>
    <style:style style:name="ce16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 style:data-style-name="N123"/>
    <style:style style:name="ce36" style:family="table-cell" style:parent-style-name="Default">
      <style:table-cell-properties fo:background-color="#dde8cb"/>
    </style:style>
    <style:style style:name="ce20" style:family="table-cell" style:parent-style-name="Default">
      <style:table-cell-properties fo:background-color="#dde8cb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2"/>
    <style:style style:name="ce46" style:family="table-cell" style:parent-style-name="Default">
      <style:text-properties style:font-name="Noto Sans Mono"/>
    </style:style>
    <style:style style:name="ce47" style:family="table-cell" style:parent-style-name="Default" style:data-style-name="N130">
      <style:text-properties style:font-name="Noto Sans Mono"/>
    </style:style>
    <style:style style:name="ce48" style:family="table-cell" style:parent-style-name="Default" style:data-style-name="N129">
      <style:text-properties style:font-name="Noto Sans Mono"/>
    </style:style>
    <style:style style:name="ce49" style:family="table-cell" style:parent-style-name="Default" style:data-style-name="N129">
      <style:text-properties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ce24"/>
        <table:table-column table:style-name="co1" table:number-columns-repeated="7" table:default-cell-style-name="Default"/>
        <table:table-row table:style-name="ro1"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Sum</text:p>
          </table:table-cell>
          <table:table-cell table:style-name="ce22"/>
          <table:table-cell table:style-name="ce22" office:value-type="string" calcext:value-type="string">
            <text:p>Count</text:p>
          </table:table-cell>
          <table:table-cell table:style-name="ce22"/>
          <table:table-cell table:style-name="ce22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Sum</text:p>
          </table:table-cell>
          <table:table-cell table:style-name="ce22"/>
          <table:table-cell table:style-name="ce22" office:value-type="string" calcext:value-type="string">
            <text:p>Count</text:p>
          </table:table-cell>
          <table:table-cell table:style-name="ce22"/>
          <table:table-cell table:style-name="ce22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Sum</text:p>
          </table:table-cell>
          <table:table-cell table:style-name="ce22"/>
          <table:table-cell table:style-name="ce22" office:value-type="string" calcext:value-type="string">
            <text:p>Count</text:p>
          </table:table-cell>
          <table:table-cell table:style-name="ce22"/>
          <table:table-cell table:style-name="ce22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Sum</text:p>
          </table:table-cell>
          <table:table-cell table:style-name="ce22"/>
          <table:table-cell table:style-name="ce22" office:value-type="string" calcext:value-type="string">
            <text:p>Count</text:p>
          </table:table-cell>
          <table:table-cell table:style-name="ce22"/>
          <table:table-cell table:style-name="ce22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DetectOpCycle" table:style-name="ta1">
        <table:shapes>
          <draw:frame draw:z-index="0" draw:style-name="gr1" draw:text-style-name="P1" svg:width="8.2933in" svg:height="4.778in" svg:x="6.048in" svg:y="0.8244in">
            <draw:object draw:notify-on-update-of-ranges="DetectOpCycle.C4:DetectOpCycle.C4 DetectOpCycle.C5:DetectOpCycle.C68 DetectOpCycle.J4:DetectOpCycle.J4 DetectOpCycle.J5:DetectOpCycle.J68 DetectOpCycle.D4:DetectOpCycle.D4 DetectOpCycle.D5:DetectOpCycle.D68 DetectOpCycle.I4:DetectOpCycle.I4 DetectOpCycle.I5:DetectOpCycle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24"/>
        <table:table-column table:style-name="co8" table:default-cell-style-name="Default"/>
        <table:table-column table:style-name="co9" table:default-cell-style-name="ce8"/>
        <table:table-column table:style-name="co1" table:default-cell-style-name="ce7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" table:number-columns-repeated="14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20" table:default-cell-style-name="ce8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19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ce22" office:value-type="string" calcext:value-type="string" table:number-columns-spanned="3" table:number-rows-spanned="1">
            <text:p>Crane Load</text:p>
          </table:table-cell>
          <table:covered-table-cell table:number-columns-repeated="2"/>
          <table:table-cell table:style-name="ce23" office:value-type="string" calcext:value-type="string" table:number-columns-spanned="4" table:number-rows-spanned="1">
            <text:p>threshold</text:p>
          </table:table-cell>
          <table:covered-table-cell table:number-columns-repeated="3" table:style-name="ce39"/>
          <table:table-cell table:style-name="ce39"/>
          <table:table-cell table:style-name="ce27"/>
          <table:table-cell table:number-columns-repeated="4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<text:s/>=&gt;</text:p>
          </table:table-cell>
          <table:table-cell table:style-name="ce24" table:formula="of:=1/factor" office:value-type="float" office:value="0.125" calcext:value-type="float">
            <text:p>0.125</text:p>
          </table:table-cell>
          <table:table-cell table:number-columns-repeated="20"/>
          <table:table-cell office:value-type="string" calcext:value-type="string" table:number-columns-spanned="2" table:number-rows-spanned="1">
            <text:p>craneEigenValue</text:p>
          </table:table-cell>
          <table:covered-table-cell/>
          <table:table-cell table:style-name="ce36" office:value-type="string" calcext:value-type="string" table:number-columns-spanned="2" table:number-rows-spanned="1">
            <text:p>winch1EigenValue</text:p>
          </table:table-cell>
          <table:covered-table-cell table:style-name="ce36"/>
          <table:table-cell table:number-columns-repeated="3"/>
          <table:table-cell table:style-name="Default" office:value-type="string" calcext:value-type="string">
            <text:p>actu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ad / nom</text:p>
          </table:table-cell>
          <table:table-cell table:style-name="ce24" office:value-type="string" calcext:value-type="string">
            <text:p>relative</text:p>
          </table:table-cell>
          <table:table-cell table:style-name="ce24" office:value-type="string" calcext:value-type="string">
            <text:p>natural</text:p>
          </table:table-cell>
          <table:table-cell table:style-name="ce25" office:value-type="string" calcext:value-type="string">
            <text:p>target, relative</text:p>
          </table:table-cell>
          <table:table-cell table:style-name="ce25" office:value-type="string" calcext:value-type="string">
            <text:p>target, natural</text:p>
          </table:table-cell>
          <table:table-cell table:style-name="ce25" office:value-type="string" calcext:value-type="string">
            <text:p>delta</text:p>
          </table:table-cell>
          <table:table-cell table:style-name="ce28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N</text:p>
          </table:table-cell>
          <table:table-cell table:style-name="ce22"/>
          <table:table-cell table:style-name="ce22" office:value-type="string" calcext:value-type="string">
            <text:p>Input</text:p>
          </table:table-cell>
          <table:table-cell table:style-name="ce22" office:value-type="string" calcext:value-type="string">
            <text:p>Smooth</text:p>
          </table:table-cell>
          <table:table-cell table:style-name="ce22" office:value-type="string" calcext:value-type="string">
            <text:p>In – Out</text:p>
          </table:table-cell>
          <table:table-cell table:style-name="ce22" office:value-type="string" calcext:value-type="string">
            <text:p>In – Out/factor</text:p>
          </table:table-cell>
          <table:table-cell table:style-name="ce22" office:value-type="string" calcext:value-type="string">
            <text:p>threshold</text:p>
          </table:table-cell>
          <table:table-cell table:style-name="ce22"/>
          <table:table-cell table:style-name="ce22" office:value-type="string" calcext:value-type="string">
            <text:p>filter</text:p>
          </table:table-cell>
          <table:table-cell table:style-name="ce22" office:value-type="string" calcext:value-type="string">
            <text:p>Ou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3(div)</text:p>
          </table:table-cell>
          <table:table-cell/>
          <table:table-cell office:value-type="string" calcext:value-type="string">
            <text:p>dt * pow3(div)</text:p>
          </table:table-cell>
          <table:table-cell table:number-columns-repeated="4"/>
          <table:table-cell table:formula="of:=[.C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]/[.AG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  <table:table-cell table:number-columns-repeated="21"/>
          <table:table-cell table:formula="of:=[.C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]/[.AG5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4])" office:value-type="float" office:value="0.3" calcext:value-type="float">
            <text:p>0.3</text:p>
          </table:table-cell>
          <table:table-cell table:style-name="ce26" table:formula="of:=[.AK5]*[.AG5]" office:value-type="float" office:value="45" calcext:value-type="float">
            <text:p>45</text:p>
          </table:table-cell>
          <table:table-cell table:style-name="ce26" table:formula="of:=ABS([.AN4] - [.AF5])" office:value-type="float" office:value="0" calcext:value-type="float">
            <text:p>0</text:p>
          </table:table-cell>
          <table:table-cell table:formula="of:=IF([.AM5]&gt;=[.AL6];[.AF5];[.AN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  <table:table-cell table:number-columns-repeated="10"/>
          <table:table-cell table:formula="of:=[.U5]+IF([.J6]&gt;0;1;0)" office:value-type="float" office:value="0" calcext:value-type="float">
            <text:p>0</text:p>
          </table:table-cell>
          <table:table-cell table:formula="of:=[.V5] + [.C6] * IF([.J6]&gt;0;1;0)" office:value-type="float" office:value="0" calcext:value-type="float">
            <text:p>0</text:p>
          </table:table-cell>
          <table:table-cell table:formula="of:=IF([.J6] &gt; 0; [.V6]/[.U6]; 0)" office:value-type="float" office:value="0" calcext:value-type="float">
            <text:p>0</text:p>
          </table:table-cell>
          <table:table-cell table:formula="of:=IF([.J6] &gt; 0; MAX([.C$6:.C6]); 0)" office:value-type="float" office:value="0" calcext:value-type="float">
            <text:p>0</text:p>
          </table:table-cell>
          <table:table-cell table:formula="of:=([.X6]/nom)^3" office:value-type="float" office:value="0" calcext:value-type="float">
            <text:p>0</text:p>
          </table:table-cell>
          <table:table-cell/>
          <table:table-cell table:formula="of:=([.W6]/nom)^3" office:value-type="float" office:value="0" calcext:value-type="float">
            <text:p>0</text:p>
          </table:table-cell>
          <table:table-cell table:number-columns-repeated="4"/>
          <table:table-cell table:formula="of:=[.C7]" office:value-type="float" office:value="3.3" calcext:value-type="float">
            <text:p>3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]/[.AG6]" office:value-type="float" office:value="0.022" calcext:value-type="float">
            <text:p>0.022</text:p>
          </table:table-cell>
          <table:table-cell table:number-columns-repeated="2"/>
          <table:table-cell table:style-name="ce26" table:formula="of:=LINEARINTERPOLATOR([.$AQ$29:.$AQ$34]; [.$AR$29:.$AR$34] ;[.AH5])" office:value-type="float" office:value="0.3" calcext:value-type="float">
            <text:p>0.3</text:p>
          </table:table-cell>
          <table:table-cell table:style-name="ce26" table:formula="of:=[.AK6]*[.AG6]" office:value-type="float" office:value="45" calcext:value-type="float">
            <text:p>45</text:p>
          </table:table-cell>
          <table:table-cell table:style-name="ce26" table:formula="of:=ABS([.AN5] - [.AF6])" office:value-type="float" office:value="3.3" calcext:value-type="float">
            <text:p>3.3</text:p>
          </table:table-cell>
          <table:table-cell table:formula="of:=IF([.AM6]&gt;=[.AL7];[.AF6];[.AN5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0: 0.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  <table:table-cell table:number-columns-repeated="10"/>
          <table:table-cell table:formula="of:=[.U6]+IF([.J7]&gt;0;1;0)" office:value-type="float" office:value="0" calcext:value-type="float">
            <text:p>0</text:p>
          </table:table-cell>
          <table:table-cell table:formula="of:=[.V6] + [.C7] * IF([.J7]&gt;0;1;0)" office:value-type="float" office:value="0" calcext:value-type="float">
            <text:p>0</text:p>
          </table:table-cell>
          <table:table-cell table:formula="of:=IF([.J7] &gt; 0; [.V7]/[.U7]; 0)" office:value-type="float" office:value="0" calcext:value-type="float">
            <text:p>0</text:p>
          </table:table-cell>
          <table:table-cell table:formula="of:=IF([.J7] &gt; 0; MAX([.C$6:.C7]); 0)" office:value-type="float" office:value="0" calcext:value-type="float">
            <text:p>0</text:p>
          </table:table-cell>
          <table:table-cell table:formula="of:=([.X7]/nom)^3" office:value-type="float" office:value="0" calcext:value-type="float">
            <text:p>0</text:p>
          </table:table-cell>
          <table:table-cell/>
          <table:table-cell table:formula="of:=([.W7]/nom)^3" office:value-type="float" office:value="0" calcext:value-type="float">
            <text:p>0</text:p>
          </table:table-cell>
          <table:table-cell table:number-columns-repeated="4"/>
          <table:table-cell table:formula="of:=[.C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7]/[.AG7]" office:value-type="float" office:value="0.000666666666666667" calcext:value-type="float">
            <text:p>0.000666666666667</text:p>
          </table:table-cell>
          <table:table-cell table:number-columns-repeated="2"/>
          <table:table-cell table:style-name="ce26" table:formula="of:=LINEARINTERPOLATOR([.$AQ$29:.$AQ$34]; [.$AR$29:.$AR$34] ;[.AH6])" office:value-type="float" office:value="0.293714285714286" calcext:value-type="float">
            <text:p>0.293714285714286</text:p>
          </table:table-cell>
          <table:table-cell table:style-name="ce26" table:formula="of:=[.AK7]*[.AG7]" office:value-type="float" office:value="44.0571428571429" calcext:value-type="float">
            <text:p>44.0571428571429</text:p>
          </table:table-cell>
          <table:table-cell table:style-name="ce26" table:formula="of:=ABS([.AN6] - [.AF7])" office:value-type="float" office:value="0.1" calcext:value-type="float">
            <text:p>0.1</text:p>
          </table:table-cell>
          <table:table-cell table:formula="of:=IF([.AM7]&gt;=[.AL8];[.AF7];[.AN6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7: 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  <table:table-cell table:number-columns-repeated="10"/>
          <table:table-cell table:formula="of:=[.U7]+IF([.J8]&gt;0;1;0)" office:value-type="float" office:value="0" calcext:value-type="float">
            <text:p>0</text:p>
          </table:table-cell>
          <table:table-cell table:formula="of:=[.V7] + [.C8] * IF([.J8]&gt;0;1;0)" office:value-type="float" office:value="0" calcext:value-type="float">
            <text:p>0</text:p>
          </table:table-cell>
          <table:table-cell table:formula="of:=IF([.J8] &gt; 0; [.V8]/[.U8]; 0)" office:value-type="float" office:value="0" calcext:value-type="float">
            <text:p>0</text:p>
          </table:table-cell>
          <table:table-cell table:formula="of:=IF([.J8] &gt; 0; MAX([.C$6:.C8]); 0)" office:value-type="float" office:value="0" calcext:value-type="float">
            <text:p>0</text:p>
          </table:table-cell>
          <table:table-cell table:formula="of:=([.X8]/nom)^3" office:value-type="float" office:value="0" calcext:value-type="float">
            <text:p>0</text:p>
          </table:table-cell>
          <table:table-cell/>
          <table:table-cell table:formula="of:=([.W8]/nom)^3" office:value-type="float" office:value="0" calcext:value-type="float">
            <text:p>0</text:p>
          </table:table-cell>
          <table:table-cell table:number-columns-repeated="4"/>
          <table:table-cell table:formula="of:=[.C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8]/[.AG8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7])" office:value-type="float" office:value="0.299809523809524" calcext:value-type="float">
            <text:p>0.299809523809524</text:p>
          </table:table-cell>
          <table:table-cell table:style-name="ce26" table:formula="of:=[.AK8]*[.AG8]" office:value-type="float" office:value="44.9714285714286" calcext:value-type="float">
            <text:p>44.9714285714286</text:p>
          </table:table-cell>
          <table:table-cell table:style-name="ce26" table:formula="of:=ABS([.AN7] - [.AF8])" office:value-type="float" office:value="0" calcext:value-type="float">
            <text:p>0</text:p>
          </table:table-cell>
          <table:table-cell table:formula="of:=IF([.AM8]&gt;=[.AL9];[.AF8];[.AN7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85: 0.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  <table:table-cell table:number-columns-repeated="10"/>
          <table:table-cell table:formula="of:=[.U8]+IF([.J9]&gt;0;1;0)" office:value-type="float" office:value="0" calcext:value-type="float">
            <text:p>0</text:p>
          </table:table-cell>
          <table:table-cell table:formula="of:=[.V8] + [.C9] * IF([.J9]&gt;0;1;0)" office:value-type="float" office:value="0" calcext:value-type="float">
            <text:p>0</text:p>
          </table:table-cell>
          <table:table-cell table:formula="of:=IF([.J9] &gt; 0; [.V9]/[.U9]; 0)" office:value-type="float" office:value="0" calcext:value-type="float">
            <text:p>0</text:p>
          </table:table-cell>
          <table:table-cell table:formula="of:=IF([.J9] &gt; 0; MAX([.C$6:.C9]); 0)" office:value-type="float" office:value="0" calcext:value-type="float">
            <text:p>0</text:p>
          </table:table-cell>
          <table:table-cell table:formula="of:=([.X9]/nom)^3" office:value-type="float" office:value="0" calcext:value-type="float">
            <text:p>0</text:p>
          </table:table-cell>
          <table:table-cell/>
          <table:table-cell table:formula="of:=([.W9]/nom)^3" office:value-type="float" office:value="0" calcext:value-type="float">
            <text:p>0</text:p>
          </table:table-cell>
          <table:table-cell table:number-columns-repeated="4"/>
          <table:table-cell table:formula="of:=[.C10]" office:value-type="float" office:value="1.6" calcext:value-type="float">
            <text:p>1.6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9]/[.AG9]" office:value-type="float" office:value="0.0106666666666667" calcext:value-type="float">
            <text:p>0.010666666666667</text:p>
          </table:table-cell>
          <table:table-cell table:number-columns-repeated="2"/>
          <table:table-cell table:style-name="ce26" table:formula="of:=LINEARINTERPOLATOR([.$AQ$29:.$AQ$34]; [.$AR$29:.$AR$34] ;[.AH8])" office:value-type="float" office:value="0.3" calcext:value-type="float">
            <text:p>0.3</text:p>
          </table:table-cell>
          <table:table-cell table:style-name="ce26" table:formula="of:=[.AK9]*[.AG9]" office:value-type="float" office:value="45" calcext:value-type="float">
            <text:p>45</text:p>
          </table:table-cell>
          <table:table-cell table:style-name="ce26" table:formula="of:=ABS([.AN8] - [.AF9])" office:value-type="float" office:value="1.6" calcext:value-type="float">
            <text:p>1.6</text:p>
          </table:table-cell>
          <table:table-cell table:formula="of:=IF([.AM9]&gt;=[.AL10];[.AF9];[.AN8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0.95: 0.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  <table:table-cell table:number-columns-repeated="10"/>
          <table:table-cell table:formula="of:=[.U9]+IF([.J10]&gt;0;1;0)" office:value-type="float" office:value="0" calcext:value-type="float">
            <text:p>0</text:p>
          </table:table-cell>
          <table:table-cell table:formula="of:=[.V9] + [.C10] * IF([.J10]&gt;0;1;0)" office:value-type="float" office:value="0" calcext:value-type="float">
            <text:p>0</text:p>
          </table:table-cell>
          <table:table-cell table:formula="of:=IF([.J10] &gt; 0; [.V10]/[.U10]; 0)" office:value-type="float" office:value="0" calcext:value-type="float">
            <text:p>0</text:p>
          </table:table-cell>
          <table:table-cell table:formula="of:=IF([.J10] &gt; 0; MAX([.C$6:.C10]); 0)" office:value-type="float" office:value="0" calcext:value-type="float">
            <text:p>0</text:p>
          </table:table-cell>
          <table:table-cell table:formula="of:=([.X10]/nom)^3" office:value-type="float" office:value="0" calcext:value-type="float">
            <text:p>0</text:p>
          </table:table-cell>
          <table:table-cell/>
          <table:table-cell table:formula="of:=([.W10]/nom)^3" office:value-type="float" office:value="0" calcext:value-type="float">
            <text:p>0</text:p>
          </table:table-cell>
          <table:table-cell table:number-columns-repeated="4"/>
          <table:table-cell table:formula="of:=[.C1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0]/[.AG10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9])" office:value-type="float" office:value="0.296952380952381" calcext:value-type="float">
            <text:p>0.296952380952381</text:p>
          </table:table-cell>
          <table:table-cell table:style-name="ce26" table:formula="of:=[.AK10]*[.AG10]" office:value-type="float" office:value="44.5428571428571" calcext:value-type="float">
            <text:p>44.5428571428571</text:p>
          </table:table-cell>
          <table:table-cell table:style-name="ce26" table:formula="of:=ABS([.AN9] - [.AF10])" office:value-type="float" office:value="0" calcext:value-type="float">
            <text:p>0</text:p>
          </table:table-cell>
          <table:table-cell table:formula="of:=IF([.AM10]&gt;=[.AL11];[.AF10];[.AN9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.0: 0.00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  <table:table-cell table:number-columns-repeated="10"/>
          <table:table-cell table:formula="of:=[.U10]+IF([.J11]&gt;0;1;0)" office:value-type="float" office:value="0" calcext:value-type="float">
            <text:p>0</text:p>
          </table:table-cell>
          <table:table-cell table:formula="of:=[.V10] + [.C11] * IF([.J11]&gt;0;1;0)" office:value-type="float" office:value="0" calcext:value-type="float">
            <text:p>0</text:p>
          </table:table-cell>
          <table:table-cell table:formula="of:=IF([.J11] &gt; 0; [.V11]/[.U11]; 0)" office:value-type="float" office:value="0" calcext:value-type="float">
            <text:p>0</text:p>
          </table:table-cell>
          <table:table-cell table:formula="of:=IF([.J11] &gt; 0; MAX([.C$6:.C11]); 0)" office:value-type="float" office:value="0" calcext:value-type="float">
            <text:p>0</text:p>
          </table:table-cell>
          <table:table-cell table:formula="of:=([.X11]/nom)^3" office:value-type="float" office:value="0" calcext:value-type="float">
            <text:p>0</text:p>
          </table:table-cell>
          <table:table-cell/>
          <table:table-cell table:formula="of:=([.W11]/nom)^3" office:value-type="float" office:value="0" calcext:value-type="float">
            <text:p>0</text:p>
          </table:table-cell>
          <table:table-cell table:number-columns-repeated="4"/>
          <table:table-cell table:formula="of:=[.C12]" office:value-type="float" office:value="7.2" calcext:value-type="float">
            <text:p>7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1]/[.AG11]" office:value-type="float" office:value="0.048" calcext:value-type="float">
            <text:p>0.048</text:p>
          </table:table-cell>
          <table:table-cell table:number-columns-repeated="2"/>
          <table:table-cell table:style-name="ce26" table:formula="of:=LINEARINTERPOLATOR([.$AQ$29:.$AQ$34]; [.$AR$29:.$AR$34] ;[.AH10])" office:value-type="float" office:value="0.3" calcext:value-type="float">
            <text:p>0.3</text:p>
          </table:table-cell>
          <table:table-cell table:style-name="ce26" table:formula="of:=[.AK11]*[.AG11]" office:value-type="float" office:value="45" calcext:value-type="float">
            <text:p>45</text:p>
          </table:table-cell>
          <table:table-cell table:style-name="ce26" table:formula="of:=ABS([.AN10] - [.AF11])" office:value-type="float" office:value="7.2" calcext:value-type="float">
            <text:p>7.2</text:p>
          </table:table-cell>
          <table:table-cell table:formula="of:=IF([.AM11]&gt;=[.AL12];[.AF11];[.AN10])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1.1: 0.0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  <table:table-cell table:number-columns-repeated="10"/>
          <table:table-cell table:formula="of:=[.U11]+IF([.J12]&gt;0;1;0)" office:value-type="float" office:value="0" calcext:value-type="float">
            <text:p>0</text:p>
          </table:table-cell>
          <table:table-cell table:formula="of:=[.V11] + [.C12] * IF([.J12]&gt;0;1;0)" office:value-type="float" office:value="0" calcext:value-type="float">
            <text:p>0</text:p>
          </table:table-cell>
          <table:table-cell table:formula="of:=IF([.J12] &gt; 0; [.V12]/[.U12]; 0)" office:value-type="float" office:value="0" calcext:value-type="float">
            <text:p>0</text:p>
          </table:table-cell>
          <table:table-cell table:formula="of:=IF([.J12] &gt; 0; MAX([.C$6:.C12]); 0)" office:value-type="float" office:value="0" calcext:value-type="float">
            <text:p>0</text:p>
          </table:table-cell>
          <table:table-cell table:formula="of:=([.X12]/nom)^3" office:value-type="float" office:value="0" calcext:value-type="float">
            <text:p>0</text:p>
          </table:table-cell>
          <table:table-cell/>
          <table:table-cell table:formula="of:=([.W12]/nom)^3" office:value-type="float" office:value="0" calcext:value-type="float">
            <text:p>0</text:p>
          </table:table-cell>
          <table:table-cell table:number-columns-repeated="4"/>
          <table:table-cell table:formula="of:=[.C13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2]/[.AG12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1])" office:value-type="float" office:value="0.286285714285714" calcext:value-type="float">
            <text:p>0.286285714285714</text:p>
          </table:table-cell>
          <table:table-cell table:style-name="ce26" table:formula="of:=[.AK12]*[.AG12]" office:value-type="float" office:value="42.9428571428571" calcext:value-type="float">
            <text:p>42.9428571428571</text:p>
          </table:table-cell>
          <table:table-cell table:style-name="ce26" table:formula="of:=ABS([.AN11] - [.AF12])" office:value-type="float" office:value="0" calcext:value-type="float">
            <text:p>0</text:p>
          </table:table-cell>
          <table:table-cell table:formula="of:=IF([.AM12]&gt;=[.AL13];[.AF12];[.AN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  <table:table-cell table:number-columns-repeated="10"/>
          <table:table-cell table:formula="of:=[.U12]+IF([.J13]&gt;0;1;0)" office:value-type="float" office:value="0" calcext:value-type="float">
            <text:p>0</text:p>
          </table:table-cell>
          <table:table-cell table:formula="of:=[.V12] + [.C13] * IF([.J13]&gt;0;1;0)" office:value-type="float" office:value="0" calcext:value-type="float">
            <text:p>0</text:p>
          </table:table-cell>
          <table:table-cell table:formula="of:=IF([.J13] &gt; 0; [.V13]/[.U13]; 0)" office:value-type="float" office:value="0" calcext:value-type="float">
            <text:p>0</text:p>
          </table:table-cell>
          <table:table-cell table:formula="of:=IF([.J13] &gt; 0; MAX([.C$6:.C13]); 0)" office:value-type="float" office:value="0" calcext:value-type="float">
            <text:p>0</text:p>
          </table:table-cell>
          <table:table-cell table:formula="of:=([.X13]/nom)^3" office:value-type="float" office:value="0" calcext:value-type="float">
            <text:p>0</text:p>
          </table:table-cell>
          <table:table-cell/>
          <table:table-cell table:formula="of:=([.W13]/nom)^3" office:value-type="float" office:value="0" calcext:value-type="float">
            <text:p>0</text:p>
          </table:table-cell>
          <table:table-cell table:number-columns-repeated="4"/>
          <table:table-cell table:formula="of:=[.C14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3]/[.AG13]" office:value-type="float" office:value="0.002" calcext:value-type="float">
            <text:p>0.002</text:p>
          </table:table-cell>
          <table:table-cell table:number-columns-repeated="2"/>
          <table:table-cell table:style-name="ce26" table:formula="of:=LINEARINTERPOLATOR([.$AQ$29:.$AQ$34]; [.$AR$29:.$AR$34] ;[.AH12])" office:value-type="float" office:value="0.3" calcext:value-type="float">
            <text:p>0.3</text:p>
          </table:table-cell>
          <table:table-cell table:style-name="ce26" table:formula="of:=[.AK13]*[.AG13]" office:value-type="float" office:value="45" calcext:value-type="float">
            <text:p>45</text:p>
          </table:table-cell>
          <table:table-cell table:style-name="ce26" table:formula="of:=ABS([.AN12] - [.AF13])" office:value-type="float" office:value="0.3" calcext:value-type="float">
            <text:p>0.3</text:p>
          </table:table-cell>
          <table:table-cell table:formula="of:=IF([.AM13]&gt;=[.AL14];[.AF13];[.AN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  <table:table-cell table:number-columns-repeated="10"/>
          <table:table-cell table:formula="of:=[.U13]+IF([.J14]&gt;0;1;0)" office:value-type="float" office:value="0" calcext:value-type="float">
            <text:p>0</text:p>
          </table:table-cell>
          <table:table-cell table:formula="of:=[.V13] + [.C14] * IF([.J14]&gt;0;1;0)" office:value-type="float" office:value="0" calcext:value-type="float">
            <text:p>0</text:p>
          </table:table-cell>
          <table:table-cell table:formula="of:=IF([.J14] &gt; 0; [.V14]/[.U14]; 0)" office:value-type="float" office:value="0" calcext:value-type="float">
            <text:p>0</text:p>
          </table:table-cell>
          <table:table-cell table:formula="of:=IF([.J14] &gt; 0; MAX([.C$6:.C14]); 0)" office:value-type="float" office:value="0" calcext:value-type="float">
            <text:p>0</text:p>
          </table:table-cell>
          <table:table-cell table:formula="of:=([.X14]/nom)^3" office:value-type="float" office:value="0" calcext:value-type="float">
            <text:p>0</text:p>
          </table:table-cell>
          <table:table-cell/>
          <table:table-cell table:formula="of:=([.W14]/nom)^3" office:value-type="float" office:value="0" calcext:value-type="float">
            <text:p>0</text:p>
          </table:table-cell>
          <table:table-cell table:number-columns-repeated="4"/>
          <table:table-cell table:formula="of:=[.C15]" office:value-type="float" office:value="2.2" calcext:value-type="float">
            <text:p>2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4]/[.AG14]" office:value-type="float" office:value="0.0146666666666667" calcext:value-type="float">
            <text:p>0.014666666666667</text:p>
          </table:table-cell>
          <table:table-cell table:number-columns-repeated="2"/>
          <table:table-cell table:style-name="ce26" table:formula="of:=LINEARINTERPOLATOR([.$AQ$29:.$AQ$34]; [.$AR$29:.$AR$34] ;[.AH13])" office:value-type="float" office:value="0.299428571428571" calcext:value-type="float">
            <text:p>0.299428571428571</text:p>
          </table:table-cell>
          <table:table-cell table:style-name="ce26" table:formula="of:=[.AK14]*[.AG14]" office:value-type="float" office:value="44.9142857142857" calcext:value-type="float">
            <text:p>44.9142857142857</text:p>
          </table:table-cell>
          <table:table-cell table:style-name="ce26" table:formula="of:=ABS([.AN13] - [.AF14])" office:value-type="float" office:value="2.2" calcext:value-type="float">
            <text:p>2.2</text:p>
          </table:table-cell>
          <table:table-cell table:formula="of:=IF([.AM14]&gt;=[.AL15];[.AF14];[.AN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  <table:table-cell table:number-columns-repeated="10"/>
          <table:table-cell table:formula="of:=[.U14]+IF([.J15]&gt;0;1;0)" office:value-type="float" office:value="0" calcext:value-type="float">
            <text:p>0</text:p>
          </table:table-cell>
          <table:table-cell table:formula="of:=[.V14] + [.C15] * IF([.J15]&gt;0;1;0)" office:value-type="float" office:value="0" calcext:value-type="float">
            <text:p>0</text:p>
          </table:table-cell>
          <table:table-cell table:formula="of:=IF([.J15] &gt; 0; [.V15]/[.U15]; 0)" office:value-type="float" office:value="0" calcext:value-type="float">
            <text:p>0</text:p>
          </table:table-cell>
          <table:table-cell table:formula="of:=IF([.J15] &gt; 0; MAX([.C$6:.C15]); 0)" office:value-type="float" office:value="0" calcext:value-type="float">
            <text:p>0</text:p>
          </table:table-cell>
          <table:table-cell table:formula="of:=([.X15]/nom)^3" office:value-type="float" office:value="0" calcext:value-type="float">
            <text:p>0</text:p>
          </table:table-cell>
          <table:table-cell/>
          <table:table-cell table:formula="of:=([.W15]/nom)^3" office:value-type="float" office:value="0" calcext:value-type="float">
            <text:p>0</text:p>
          </table:table-cell>
          <table:table-cell table:number-columns-repeated="4"/>
          <table:table-cell table:formula="of:=[.C16]" office:value-type="float" office:value="8.1" calcext:value-type="float">
            <text:p>8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5]/[.AG15]" office:value-type="float" office:value="0.054" calcext:value-type="float">
            <text:p>0.054</text:p>
          </table:table-cell>
          <table:table-cell table:number-columns-repeated="2"/>
          <table:table-cell table:style-name="ce26" table:formula="of:=LINEARINTERPOLATOR([.$AQ$29:.$AQ$34]; [.$AR$29:.$AR$34] ;[.AH14])" office:value-type="float" office:value="0.295809523809524" calcext:value-type="float">
            <text:p>0.295809523809524</text:p>
          </table:table-cell>
          <table:table-cell table:style-name="ce26" table:formula="of:=[.AK15]*[.AG15]" office:value-type="float" office:value="44.3714285714286" calcext:value-type="float">
            <text:p>44.3714285714286</text:p>
          </table:table-cell>
          <table:table-cell table:style-name="ce26" table:formula="of:=ABS([.AN14] - [.AF15])" office:value-type="float" office:value="8.1" calcext:value-type="float">
            <text:p>8.1</text:p>
          </table:table-cell>
          <table:table-cell table:formula="of:=IF([.AM15]&gt;=[.AL16];[.AF15];[.AN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  <table:table-cell table:number-columns-repeated="10"/>
          <table:table-cell table:formula="of:=[.U15]+IF([.J16]&gt;0;1;0)" office:value-type="float" office:value="0" calcext:value-type="float">
            <text:p>0</text:p>
          </table:table-cell>
          <table:table-cell table:formula="of:=[.V15] + [.C16] * IF([.J16]&gt;0;1;0)" office:value-type="float" office:value="0" calcext:value-type="float">
            <text:p>0</text:p>
          </table:table-cell>
          <table:table-cell table:formula="of:=IF([.J16] &gt; 0; [.V16]/[.U16]; 0)" office:value-type="float" office:value="0" calcext:value-type="float">
            <text:p>0</text:p>
          </table:table-cell>
          <table:table-cell table:formula="of:=IF([.J16] &gt; 0; MAX([.C$6:.C16]); 0)" office:value-type="float" office:value="0" calcext:value-type="float">
            <text:p>0</text:p>
          </table:table-cell>
          <table:table-cell table:formula="of:=([.X16]/nom)^3" office:value-type="float" office:value="0" calcext:value-type="float">
            <text:p>0</text:p>
          </table:table-cell>
          <table:table-cell/>
          <table:table-cell table:formula="of:=([.W16]/nom)^3" office:value-type="float" office:value="0" calcext:value-type="float">
            <text:p>0</text:p>
          </table:table-cell>
          <table:table-cell table:number-columns-repeated="4"/>
          <table:table-cell table:formula="of:=[.C17]" office:value-type="float" office:value="1.9" calcext:value-type="float">
            <text:p>1.9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6]/[.AG16]" office:value-type="float" office:value="0.0126666666666667" calcext:value-type="float">
            <text:p>0.012666666666667</text:p>
          </table:table-cell>
          <table:table-cell table:number-columns-repeated="2"/>
          <table:table-cell table:style-name="ce26" table:formula="of:=LINEARINTERPOLATOR([.$AQ$29:.$AQ$34]; [.$AR$29:.$AR$34] ;[.AH15])" office:value-type="float" office:value="0.284571428571429" calcext:value-type="float">
            <text:p>0.284571428571429</text:p>
          </table:table-cell>
          <table:table-cell table:style-name="ce26" table:formula="of:=[.AK16]*[.AG16]" office:value-type="float" office:value="42.6857142857143" calcext:value-type="float">
            <text:p>42.6857142857143</text:p>
          </table:table-cell>
          <table:table-cell table:style-name="ce26" table:formula="of:=ABS([.AN15] - [.AF16])" office:value-type="float" office:value="1.9" calcext:value-type="float">
            <text:p>1.9</text:p>
          </table:table-cell>
          <table:table-cell table:formula="of:=IF([.AM16]&gt;=[.AL17];[.AF16];[.AN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  <table:table-cell table:number-columns-repeated="10"/>
          <table:table-cell table:formula="of:=[.U16]+IF([.J17]&gt;0;1;0)" office:value-type="float" office:value="0" calcext:value-type="float">
            <text:p>0</text:p>
          </table:table-cell>
          <table:table-cell table:formula="of:=[.V16] + [.C17] * IF([.J17]&gt;0;1;0)" office:value-type="float" office:value="0" calcext:value-type="float">
            <text:p>0</text:p>
          </table:table-cell>
          <table:table-cell table:formula="of:=IF([.J17] &gt; 0; [.V17]/[.U17]; 0)" office:value-type="float" office:value="0" calcext:value-type="float">
            <text:p>0</text:p>
          </table:table-cell>
          <table:table-cell table:formula="of:=IF([.J17] &gt; 0; MAX([.C$6:.C17]); 0)" office:value-type="float" office:value="0" calcext:value-type="float">
            <text:p>0</text:p>
          </table:table-cell>
          <table:table-cell table:formula="of:=([.X17]/nom)^3" office:value-type="float" office:value="0" calcext:value-type="float">
            <text:p>0</text:p>
          </table:table-cell>
          <table:table-cell/>
          <table:table-cell table:formula="of:=([.W17]/nom)^3" office:value-type="float" office:value="0" calcext:value-type="float">
            <text:p>0</text:p>
          </table:table-cell>
          <table:table-cell table:number-columns-repeated="4"/>
          <table:table-cell table:formula="of:=[.C18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7]/[.AG17]" office:value-type="float" office:value="0.000666666666666667" calcext:value-type="float">
            <text:p>0.000666666666667</text:p>
          </table:table-cell>
          <table:table-cell table:number-columns-repeated="2"/>
          <table:table-cell table:style-name="ce26" table:formula="of:=LINEARINTERPOLATOR([.$AQ$29:.$AQ$34]; [.$AR$29:.$AR$34] ;[.AH16])" office:value-type="float" office:value="0.296380952380952" calcext:value-type="float">
            <text:p>0.296380952380952</text:p>
          </table:table-cell>
          <table:table-cell table:style-name="ce26" table:formula="of:=[.AK17]*[.AG17]" office:value-type="float" office:value="44.4571428571429" calcext:value-type="float">
            <text:p>44.4571428571429</text:p>
          </table:table-cell>
          <table:table-cell table:style-name="ce26" table:formula="of:=ABS([.AN16] - [.AF17])" office:value-type="float" office:value="0.1" calcext:value-type="float">
            <text:p>0.1</text:p>
          </table:table-cell>
          <table:table-cell table:formula="of:=IF([.AM17]&gt;=[.AL18];[.AF17];[.AN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  <table:table-cell table:number-columns-repeated="10"/>
          <table:table-cell table:formula="of:=[.U17]+IF([.J18]&gt;0;1;0)" office:value-type="float" office:value="0" calcext:value-type="float">
            <text:p>0</text:p>
          </table:table-cell>
          <table:table-cell table:formula="of:=[.V17] + [.C18] * IF([.J18]&gt;0;1;0)" office:value-type="float" office:value="0" calcext:value-type="float">
            <text:p>0</text:p>
          </table:table-cell>
          <table:table-cell table:formula="of:=IF([.J18] &gt; 0; [.V18]/[.U18]; 0)" office:value-type="float" office:value="0" calcext:value-type="float">
            <text:p>0</text:p>
          </table:table-cell>
          <table:table-cell table:formula="of:=IF([.J18] &gt; 0; MAX([.C$6:.C18]); 0)" office:value-type="float" office:value="0" calcext:value-type="float">
            <text:p>0</text:p>
          </table:table-cell>
          <table:table-cell table:formula="of:=([.X18]/nom)^3" office:value-type="float" office:value="0" calcext:value-type="float">
            <text:p>0</text:p>
          </table:table-cell>
          <table:table-cell/>
          <table:table-cell table:formula="of:=([.W18]/nom)^3" office:value-type="float" office:value="0" calcext:value-type="float">
            <text:p>0</text:p>
          </table:table-cell>
          <table:table-cell table:number-columns-repeated="4"/>
          <table:table-cell table:formula="of:=[.C1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8]/[.AG18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7])" office:value-type="float" office:value="0.299809523809524" calcext:value-type="float">
            <text:p>0.299809523809524</text:p>
          </table:table-cell>
          <table:table-cell table:style-name="ce26" table:formula="of:=[.AK18]*[.AG18]" office:value-type="float" office:value="44.9714285714286" calcext:value-type="float">
            <text:p>44.9714285714286</text:p>
          </table:table-cell>
          <table:table-cell table:style-name="ce26" table:formula="of:=ABS([.AN17] - [.AF18])" office:value-type="float" office:value="0" calcext:value-type="float">
            <text:p>0</text:p>
          </table:table-cell>
          <table:table-cell table:formula="of:=IF([.AM18]&gt;=[.AL19];[.AF18];[.AN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  <table:table-cell table:number-columns-repeated="10"/>
          <table:table-cell table:formula="of:=[.U18]+IF([.J19]&gt;0;1;0)" office:value-type="float" office:value="0" calcext:value-type="float">
            <text:p>0</text:p>
          </table:table-cell>
          <table:table-cell table:formula="of:=[.V18] + [.C19] * IF([.J19]&gt;0;1;0)" office:value-type="float" office:value="0" calcext:value-type="float">
            <text:p>0</text:p>
          </table:table-cell>
          <table:table-cell table:formula="of:=IF([.J19] &gt; 0; [.V19]/[.U19]; 0)" office:value-type="float" office:value="0" calcext:value-type="float">
            <text:p>0</text:p>
          </table:table-cell>
          <table:table-cell table:formula="of:=IF([.J19] &gt; 0; MAX([.C$6:.C19]); 0)" office:value-type="float" office:value="0" calcext:value-type="float">
            <text:p>0</text:p>
          </table:table-cell>
          <table:table-cell table:formula="of:=([.X19]/nom)^3" office:value-type="float" office:value="0" calcext:value-type="float">
            <text:p>0</text:p>
          </table:table-cell>
          <table:table-cell/>
          <table:table-cell table:formula="of:=([.W19]/nom)^3" office:value-type="float" office:value="0" calcext:value-type="float">
            <text:p>0</text:p>
          </table:table-cell>
          <table:table-cell table:number-columns-repeated="4"/>
          <table:table-cell table:formula="of:=[.C20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19]/[.AG19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18])" office:value-type="float" office:value="0.3" calcext:value-type="float">
            <text:p>0.3</text:p>
          </table:table-cell>
          <table:table-cell table:style-name="ce26" table:formula="of:=[.AK19]*[.AG19]" office:value-type="float" office:value="45" calcext:value-type="float">
            <text:p>45</text:p>
          </table:table-cell>
          <table:table-cell table:style-name="ce26" table:formula="of:=ABS([.AN18] - [.AF19])" office:value-type="float" office:value="0" calcext:value-type="float">
            <text:p>0</text:p>
          </table:table-cell>
          <table:table-cell table:formula="of:=IF([.AM19]&gt;=[.AL20];[.AF19];[.AN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  <table:table-cell table:number-columns-repeated="10"/>
          <table:table-cell table:formula="of:=[.U19]+IF([.J20]&gt;0;1;0)" office:value-type="float" office:value="0" calcext:value-type="float">
            <text:p>0</text:p>
          </table:table-cell>
          <table:table-cell table:formula="of:=[.V19] + [.C20] * IF([.J20]&gt;0;1;0)" office:value-type="float" office:value="0" calcext:value-type="float">
            <text:p>0</text:p>
          </table:table-cell>
          <table:table-cell table:formula="of:=IF([.J20] &gt; 0; [.V20]/[.U20]; 0)" office:value-type="float" office:value="0" calcext:value-type="float">
            <text:p>0</text:p>
          </table:table-cell>
          <table:table-cell table:formula="of:=IF([.J20] &gt; 0; MAX([.C$6:.C20]); 0)" office:value-type="float" office:value="0" calcext:value-type="float">
            <text:p>0</text:p>
          </table:table-cell>
          <table:table-cell table:formula="of:=([.X20]/nom)^3" office:value-type="float" office:value="0" calcext:value-type="float">
            <text:p>0</text:p>
          </table:table-cell>
          <table:table-cell/>
          <table:table-cell table:formula="of:=([.W20]/nom)^3" office:value-type="float" office:value="0" calcext:value-type="float">
            <text:p>0</text:p>
          </table:table-cell>
          <table:table-cell table:number-columns-repeated="4"/>
          <table:table-cell table:formula="of:=[.C21]" office:value-type="float" office:value="5" calcext:value-type="float">
            <text:p>5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0]/[.AG20]" office:value-type="float" office:value="0.0333333333333333" calcext:value-type="float">
            <text:p>0.033333333333333</text:p>
          </table:table-cell>
          <table:table-cell table:number-columns-repeated="2"/>
          <table:table-cell table:style-name="ce26" table:formula="of:=LINEARINTERPOLATOR([.$AQ$29:.$AQ$34]; [.$AR$29:.$AR$34] ;[.AH19])" office:value-type="float" office:value="0.3" calcext:value-type="float">
            <text:p>0.3</text:p>
          </table:table-cell>
          <table:table-cell table:style-name="ce26" table:formula="of:=[.AK20]*[.AG20]" office:value-type="float" office:value="45" calcext:value-type="float">
            <text:p>45</text:p>
          </table:table-cell>
          <table:table-cell table:style-name="ce26" table:formula="of:=ABS([.AN19] - [.AF20])" office:value-type="float" office:value="5" calcext:value-type="float">
            <text:p>5</text:p>
          </table:table-cell>
          <table:table-cell table:formula="of:=IF([.AM20]&gt;=[.AL21];[.AF20];[.AN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  <table:table-cell table:number-columns-repeated="10"/>
          <table:table-cell table:formula="of:=[.U20]+IF([.J21]&gt;0;1;0)" office:value-type="float" office:value="0" calcext:value-type="float">
            <text:p>0</text:p>
          </table:table-cell>
          <table:table-cell table:formula="of:=[.V20] + [.C21] * IF([.J21]&gt;0;1;0)" office:value-type="float" office:value="0" calcext:value-type="float">
            <text:p>0</text:p>
          </table:table-cell>
          <table:table-cell table:formula="of:=IF([.J21] &gt; 0; [.V21]/[.U21]; 0)" office:value-type="float" office:value="0" calcext:value-type="float">
            <text:p>0</text:p>
          </table:table-cell>
          <table:table-cell table:formula="of:=IF([.J21] &gt; 0; MAX([.C$6:.C21]); 0)" office:value-type="float" office:value="0" calcext:value-type="float">
            <text:p>0</text:p>
          </table:table-cell>
          <table:table-cell table:formula="of:=([.X21]/nom)^3" office:value-type="float" office:value="0" calcext:value-type="float">
            <text:p>0</text:p>
          </table:table-cell>
          <table:table-cell/>
          <table:table-cell table:formula="of:=([.W21]/nom)^3" office:value-type="float" office:value="0" calcext:value-type="float">
            <text:p>0</text:p>
          </table:table-cell>
          <table:table-cell table:number-columns-repeated="4"/>
          <table:table-cell table:formula="of:=[.C22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1]/[.AG21]" office:value-type="float" office:value="0.0133333333333333" calcext:value-type="float">
            <text:p>0.013333333333333</text:p>
          </table:table-cell>
          <table:table-cell table:number-columns-repeated="2"/>
          <table:table-cell table:style-name="ce26" table:formula="of:=LINEARINTERPOLATOR([.$AQ$29:.$AQ$34]; [.$AR$29:.$AR$34] ;[.AH20])" office:value-type="float" office:value="0.29047619047619" calcext:value-type="float">
            <text:p>0.29047619047619</text:p>
          </table:table-cell>
          <table:table-cell table:style-name="ce26" table:formula="of:=[.AK21]*[.AG21]" office:value-type="float" office:value="43.5714285714286" calcext:value-type="float">
            <text:p>43.5714285714286</text:p>
          </table:table-cell>
          <table:table-cell table:style-name="ce26" table:formula="of:=ABS([.AN20] - [.AF21])" office:value-type="float" office:value="2" calcext:value-type="float">
            <text:p>2</text:p>
          </table:table-cell>
          <table:table-cell table:formula="of:=IF([.AM21]&gt;=[.AL22];[.AF21];[.AN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  <table:table-cell table:number-columns-repeated="10"/>
          <table:table-cell table:formula="of:=[.U21]+IF([.J22]&gt;0;1;0)" office:value-type="float" office:value="0" calcext:value-type="float">
            <text:p>0</text:p>
          </table:table-cell>
          <table:table-cell table:formula="of:=[.V21] + [.C22] * IF([.J22]&gt;0;1;0)" office:value-type="float" office:value="0" calcext:value-type="float">
            <text:p>0</text:p>
          </table:table-cell>
          <table:table-cell table:formula="of:=IF([.J22] &gt; 0; [.V22]/[.U22]; 0)" office:value-type="float" office:value="0" calcext:value-type="float">
            <text:p>0</text:p>
          </table:table-cell>
          <table:table-cell table:formula="of:=IF([.J22] &gt; 0; MAX([.C$6:.C22]); 0)" office:value-type="float" office:value="0" calcext:value-type="float">
            <text:p>0</text:p>
          </table:table-cell>
          <table:table-cell table:formula="of:=([.X22]/nom)^3" office:value-type="float" office:value="0" calcext:value-type="float">
            <text:p>0</text:p>
          </table:table-cell>
          <table:table-cell/>
          <table:table-cell table:formula="of:=([.W22]/nom)^3" office:value-type="float" office:value="0" calcext:value-type="float">
            <text:p>0</text:p>
          </table:table-cell>
          <table:table-cell table:number-columns-repeated="4"/>
          <table:table-cell table:formula="of:=[.C23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2]/[.AG22]" office:value-type="float" office:value="0.00666666666666667" calcext:value-type="float">
            <text:p>0.006666666666667</text:p>
          </table:table-cell>
          <table:table-cell table:number-columns-repeated="2"/>
          <table:table-cell table:style-name="ce26" table:formula="of:=LINEARINTERPOLATOR([.$AQ$29:.$AQ$34]; [.$AR$29:.$AR$34] ;[.AH21])" office:value-type="float" office:value="0.296190476190476" calcext:value-type="float">
            <text:p>0.296190476190476</text:p>
          </table:table-cell>
          <table:table-cell table:style-name="ce26" table:formula="of:=[.AK22]*[.AG22]" office:value-type="float" office:value="44.4285714285714" calcext:value-type="float">
            <text:p>44.4285714285714</text:p>
          </table:table-cell>
          <table:table-cell table:style-name="ce26" table:formula="of:=ABS([.AN21] - [.AF22])" office:value-type="float" office:value="1" calcext:value-type="float">
            <text:p>1</text:p>
          </table:table-cell>
          <table:table-cell table:formula="of:=IF([.AM22]&gt;=[.AL23];[.AF22];[.AN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  <table:table-cell table:number-columns-repeated="10"/>
          <table:table-cell table:formula="of:=[.U22]+IF([.J23]&gt;0;1;0)" office:value-type="float" office:value="0" calcext:value-type="float">
            <text:p>0</text:p>
          </table:table-cell>
          <table:table-cell table:formula="of:=[.V22] + [.C23] * IF([.J23]&gt;0;1;0)" office:value-type="float" office:value="0" calcext:value-type="float">
            <text:p>0</text:p>
          </table:table-cell>
          <table:table-cell table:formula="of:=IF([.J23] &gt; 0; [.V23]/[.U23]; 0)" office:value-type="float" office:value="0" calcext:value-type="float">
            <text:p>0</text:p>
          </table:table-cell>
          <table:table-cell table:formula="of:=IF([.J23] &gt; 0; MAX([.C$6:.C23]); 0)" office:value-type="float" office:value="0" calcext:value-type="float">
            <text:p>0</text:p>
          </table:table-cell>
          <table:table-cell table:formula="of:=([.X23]/nom)^3" office:value-type="float" office:value="0" calcext:value-type="float">
            <text:p>0</text:p>
          </table:table-cell>
          <table:table-cell/>
          <table:table-cell table:formula="of:=([.W23]/nom)^3" office:value-type="float" office:value="0" calcext:value-type="float">
            <text:p>0</text:p>
          </table:table-cell>
          <table:table-cell table:number-columns-repeated="4"/>
          <table:table-cell table:formula="of:=[.C24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3]/[.AG23]" office:value-type="float" office:value="0" calcext:value-type="float">
            <text:p>0</text:p>
          </table:table-cell>
          <table:table-cell table:number-columns-repeated="2"/>
          <table:table-cell table:style-name="ce26" table:formula="of:=LINEARINTERPOLATOR([.$AQ$29:.$AQ$34]; [.$AR$29:.$AR$34] ;[.AH22])" office:value-type="float" office:value="0.298095238095238" calcext:value-type="float">
            <text:p>0.298095238095238</text:p>
          </table:table-cell>
          <table:table-cell table:style-name="ce26" table:formula="of:=[.AK23]*[.AG23]" office:value-type="float" office:value="44.7142857142857" calcext:value-type="float">
            <text:p>44.7142857142857</text:p>
          </table:table-cell>
          <table:table-cell table:style-name="ce26" table:formula="of:=ABS([.AN22] - [.AF23])" office:value-type="float" office:value="0" calcext:value-type="float">
            <text:p>0</text:p>
          </table:table-cell>
          <table:table-cell table:formula="of:=IF([.AM23]&gt;=[.AL24];[.AF23];[.AN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  <table:table-cell table:number-columns-repeated="10"/>
          <table:table-cell table:formula="of:=[.U23]+IF([.J24]&gt;0;1;0)" office:value-type="float" office:value="0" calcext:value-type="float">
            <text:p>0</text:p>
          </table:table-cell>
          <table:table-cell table:formula="of:=[.V23] + [.C24] * IF([.J24]&gt;0;1;0)" office:value-type="float" office:value="0" calcext:value-type="float">
            <text:p>0</text:p>
          </table:table-cell>
          <table:table-cell table:formula="of:=IF([.J24] &gt; 0; [.V24]/[.U24]; 0)" office:value-type="float" office:value="0" calcext:value-type="float">
            <text:p>0</text:p>
          </table:table-cell>
          <table:table-cell table:formula="of:=IF([.J24] &gt; 0; MAX([.C$6:.C24]); 0)" office:value-type="float" office:value="0" calcext:value-type="float">
            <text:p>0</text:p>
          </table:table-cell>
          <table:table-cell table:formula="of:=([.X24]/nom)^3" office:value-type="float" office:value="0" calcext:value-type="float">
            <text:p>0</text:p>
          </table:table-cell>
          <table:table-cell/>
          <table:table-cell table:formula="of:=([.W24]/nom)^3" office:value-type="float" office:value="0" calcext:value-type="float">
            <text:p>0</text:p>
          </table:table-cell>
          <table:table-cell table:number-columns-repeated="4"/>
          <table:table-cell table:formula="of:=[.C25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4]/[.AG24]" office:value-type="float" office:value="0.0133333333333333" calcext:value-type="float">
            <text:p>0.013333333333333</text:p>
          </table:table-cell>
          <table:table-cell table:number-columns-repeated="2"/>
          <table:table-cell table:style-name="ce26" table:formula="of:=LINEARINTERPOLATOR([.$AQ$29:.$AQ$34]; [.$AR$29:.$AR$34] ;[.AH23])" office:value-type="float" office:value="0.3" calcext:value-type="float">
            <text:p>0.3</text:p>
          </table:table-cell>
          <table:table-cell table:style-name="ce26" table:formula="of:=[.AK24]*[.AG24]" office:value-type="float" office:value="45" calcext:value-type="float">
            <text:p>45</text:p>
          </table:table-cell>
          <table:table-cell table:style-name="ce26" table:formula="of:=ABS([.AN23] - [.AF24])" office:value-type="float" office:value="2" calcext:value-type="float">
            <text:p>2</text:p>
          </table:table-cell>
          <table:table-cell table:formula="of:=IF([.AM24]&gt;=[.AL25];[.AF24];[.AN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  <table:table-cell table:number-columns-repeated="10"/>
          <table:table-cell table:formula="of:=[.U24]+IF([.J25]&gt;0;1;0)" office:value-type="float" office:value="0" calcext:value-type="float">
            <text:p>0</text:p>
          </table:table-cell>
          <table:table-cell table:formula="of:=[.V24] + [.C25] * IF([.J25]&gt;0;1;0)" office:value-type="float" office:value="0" calcext:value-type="float">
            <text:p>0</text:p>
          </table:table-cell>
          <table:table-cell table:formula="of:=IF([.J25] &gt; 0; [.V25]/[.U25]; 0)" office:value-type="float" office:value="0" calcext:value-type="float">
            <text:p>0</text:p>
          </table:table-cell>
          <table:table-cell table:formula="of:=IF([.J25] &gt; 0; MAX([.C$6:.C25]); 0)" office:value-type="float" office:value="0" calcext:value-type="float">
            <text:p>0</text:p>
          </table:table-cell>
          <table:table-cell table:formula="of:=([.X25]/nom)^3" office:value-type="float" office:value="0" calcext:value-type="float">
            <text:p>0</text:p>
          </table:table-cell>
          <table:table-cell/>
          <table:table-cell table:formula="of:=([.W25]/nom)^3" office:value-type="float" office:value="0" calcext:value-type="float">
            <text:p>0</text:p>
          </table:table-cell>
          <table:table-cell table:number-columns-repeated="4"/>
          <table:table-cell table:formula="of:=[.C26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5]/[.AG25]" office:value-type="float" office:value="0.0266666666666667" calcext:value-type="float">
            <text:p>0.026666666666667</text:p>
          </table:table-cell>
          <table:table-cell table:number-columns-repeated="2"/>
          <table:table-cell table:style-name="ce26" table:formula="of:=LINEARINTERPOLATOR([.$AQ$29:.$AQ$34]; [.$AR$29:.$AR$34] ;[.AH24])" office:value-type="float" office:value="0.296190476190476" calcext:value-type="float">
            <text:p>0.296190476190476</text:p>
          </table:table-cell>
          <table:table-cell table:style-name="ce26" table:formula="of:=[.AK25]*[.AG25]" office:value-type="float" office:value="44.4285714285714" calcext:value-type="float">
            <text:p>44.4285714285714</text:p>
          </table:table-cell>
          <table:table-cell table:style-name="ce26" table:formula="of:=ABS([.AN24] - [.AF25])" office:value-type="float" office:value="4" calcext:value-type="float">
            <text:p>4</text:p>
          </table:table-cell>
          <table:table-cell table:formula="of:=IF([.AM25]&gt;=[.AL26];[.AF25];[.AN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  <table:table-cell table:number-columns-repeated="10"/>
          <table:table-cell table:formula="of:=[.U25]+IF([.J26]&gt;0;1;0)" office:value-type="float" office:value="0" calcext:value-type="float">
            <text:p>0</text:p>
          </table:table-cell>
          <table:table-cell table:formula="of:=[.V25] + [.C26] * IF([.J26]&gt;0;1;0)" office:value-type="float" office:value="0" calcext:value-type="float">
            <text:p>0</text:p>
          </table:table-cell>
          <table:table-cell table:formula="of:=IF([.J26] &gt; 0; [.V26]/[.U26]; 0)" office:value-type="float" office:value="0" calcext:value-type="float">
            <text:p>0</text:p>
          </table:table-cell>
          <table:table-cell table:formula="of:=IF([.J26] &gt; 0; MAX([.C$6:.C26]); 0)" office:value-type="float" office:value="0" calcext:value-type="float">
            <text:p>0</text:p>
          </table:table-cell>
          <table:table-cell table:formula="of:=([.X26]/nom)^3" office:value-type="float" office:value="0" calcext:value-type="float">
            <text:p>0</text:p>
          </table:table-cell>
          <table:table-cell/>
          <table:table-cell table:formula="of:=([.W26]/nom)^3" office:value-type="float" office:value="0" calcext:value-type="float">
            <text:p>0</text:p>
          </table:table-cell>
          <table:table-cell table:number-columns-repeated="4"/>
          <table:table-cell table:formula="of:=[.C27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6]/[.AG26]" office:value-type="float" office:value="0.04" calcext:value-type="float">
            <text:p>0.04</text:p>
          </table:table-cell>
          <table:table-cell table:number-columns-repeated="2"/>
          <table:table-cell table:style-name="ce26" table:formula="of:=LINEARINTERPOLATOR([.$AQ$29:.$AQ$34]; [.$AR$29:.$AR$34] ;[.AH25])" office:value-type="float" office:value="0.292380952380952" calcext:value-type="float">
            <text:p>0.292380952380952</text:p>
          </table:table-cell>
          <table:table-cell table:style-name="ce26" table:formula="of:=[.AK26]*[.AG26]" office:value-type="float" office:value="43.8571428571429" calcext:value-type="float">
            <text:p>43.8571428571429</text:p>
          </table:table-cell>
          <table:table-cell table:style-name="ce26" table:formula="of:=ABS([.AN25] - [.AF26])" office:value-type="float" office:value="6" calcext:value-type="float">
            <text:p>6</text:p>
          </table:table-cell>
          <table:table-cell table:formula="of:=IF([.AM26]&gt;=[.AL27];[.AF26];[.AN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  <table:table-cell table:number-columns-repeated="10"/>
          <table:table-cell table:formula="of:=[.U26]+IF([.J27]&gt;0;1;0)" office:value-type="float" office:value="0" calcext:value-type="float">
            <text:p>0</text:p>
          </table:table-cell>
          <table:table-cell table:formula="of:=[.V26] + [.C27] * IF([.J27]&gt;0;1;0)" office:value-type="float" office:value="0" calcext:value-type="float">
            <text:p>0</text:p>
          </table:table-cell>
          <table:table-cell table:formula="of:=IF([.J27] &gt; 0; [.V27]/[.U27]; 0)" office:value-type="float" office:value="0" calcext:value-type="float">
            <text:p>0</text:p>
          </table:table-cell>
          <table:table-cell table:formula="of:=IF([.J27] &gt; 0; MAX([.C$6:.C27]); 0)" office:value-type="float" office:value="0" calcext:value-type="float">
            <text:p>0</text:p>
          </table:table-cell>
          <table:table-cell table:formula="of:=([.X27]/nom)^3" office:value-type="float" office:value="0" calcext:value-type="float">
            <text:p>0</text:p>
          </table:table-cell>
          <table:table-cell/>
          <table:table-cell table:formula="of:=([.W27]/nom)^3" office:value-type="float" office:value="0" calcext:value-type="float">
            <text:p>0</text:p>
          </table:table-cell>
          <table:table-cell table:number-columns-repeated="4"/>
          <table:table-cell table:formula="of:=[.C28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7]/[.AG27]" office:value-type="float" office:value="0.08" calcext:value-type="float">
            <text:p>0.08</text:p>
          </table:table-cell>
          <table:table-cell table:number-columns-repeated="2"/>
          <table:table-cell table:style-name="ce26" table:formula="of:=LINEARINTERPOLATOR([.$AQ$29:.$AQ$34]; [.$AR$29:.$AR$34] ;[.AH26])" office:value-type="float" office:value="0.288571428571429" calcext:value-type="float">
            <text:p>0.288571428571429</text:p>
          </table:table-cell>
          <table:table-cell table:style-name="ce26" table:formula="of:=[.AK27]*[.AG27]" office:value-type="float" office:value="43.2857142857143" calcext:value-type="float">
            <text:p>43.2857142857143</text:p>
          </table:table-cell>
          <table:table-cell table:style-name="ce26" table:formula="of:=ABS([.AN26] - [.AF27])" office:value-type="float" office:value="12" calcext:value-type="float">
            <text:p>12</text:p>
          </table:table-cell>
          <table:table-cell table:formula="of:=IF([.AM27]&gt;=[.AL28];[.AF27];[.AN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  <table:table-cell table:number-columns-repeated="10"/>
          <table:table-cell table:formula="of:=[.U27]+IF([.J28]&gt;0;1;0)" office:value-type="float" office:value="0" calcext:value-type="float">
            <text:p>0</text:p>
          </table:table-cell>
          <table:table-cell table:formula="of:=[.V27] + [.C28] * IF([.J28]&gt;0;1;0)" office:value-type="float" office:value="0" calcext:value-type="float">
            <text:p>0</text:p>
          </table:table-cell>
          <table:table-cell table:formula="of:=IF([.J28] &gt; 0; [.V28]/[.U28]; 0)" office:value-type="float" office:value="0" calcext:value-type="float">
            <text:p>0</text:p>
          </table:table-cell>
          <table:table-cell table:formula="of:=IF([.J28] &gt; 0; MAX([.C$6:.C28]); 0)" office:value-type="float" office:value="0" calcext:value-type="float">
            <text:p>0</text:p>
          </table:table-cell>
          <table:table-cell table:formula="of:=([.X28]/nom)^3" office:value-type="float" office:value="0" calcext:value-type="float">
            <text:p>0</text:p>
          </table:table-cell>
          <table:table-cell/>
          <table:table-cell table:formula="of:=([.W28]/nom)^3" office:value-type="float" office:value="0" calcext:value-type="float">
            <text:p>0</text:p>
          </table:table-cell>
          <table:table-cell table:number-columns-repeated="4"/>
          <table:table-cell table:formula="of:=[.C2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8]/[.AG28]" office:value-type="float" office:value="0.426666666666667" calcext:value-type="float">
            <text:p>0.426666666666667</text:p>
          </table:table-cell>
          <table:table-cell table:number-columns-repeated="2"/>
          <table:table-cell table:style-name="ce26" table:formula="of:=LINEARINTERPOLATOR([.$AQ$29:.$AQ$34]; [.$AR$29:.$AR$34] ;[.AH27])" office:value-type="float" office:value="0.277142857142857" calcext:value-type="float">
            <text:p>0.277142857142857</text:p>
          </table:table-cell>
          <table:table-cell table:style-name="ce26" table:formula="of:=[.AK28]*[.AG28]" office:value-type="float" office:value="41.5714285714286" calcext:value-type="float">
            <text:p>41.5714285714286</text:p>
          </table:table-cell>
          <table:table-cell table:style-name="ce26" table:formula="of:=ABS([.AN27] - [.AF28])" office:value-type="float" office:value="64" calcext:value-type="float">
            <text:p>64</text:p>
          </table:table-cell>
          <table:table-cell table:style-name="ce8" table:formula="of:=IF([.AM28]&gt;=[.AL29];[.AF28];[.AN27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  <table:table-cell table:number-columns-repeated="10"/>
          <table:table-cell table:formula="of:=[.U28]+IF([.J29]&gt;0;1;0)" office:value-type="float" office:value="1" calcext:value-type="float">
            <text:p>1</text:p>
          </table:table-cell>
          <table:table-cell table:formula="of:=[.V28] + [.C29] * IF([.J29]&gt;0;1;0)" office:value-type="float" office:value="64" calcext:value-type="float">
            <text:p>64</text:p>
          </table:table-cell>
          <table:table-cell table:formula="of:=IF([.J29] &gt; 0; [.V29]/[.U29]; 0)" office:value-type="float" office:value="64" calcext:value-type="float">
            <text:p>64</text:p>
          </table:table-cell>
          <table:table-cell table:formula="of:=IF([.J29] &gt; 0; MAX([.C$6:.C29]); 0)" office:value-type="float" office:value="64" calcext:value-type="float">
            <text:p>64</text:p>
          </table:table-cell>
          <table:table-cell table:formula="of:=([.X29]/nom)^3" office:value-type="float" office:value="0.0776722962962963" calcext:value-type="float">
            <text:p>0.077672296296296</text:p>
          </table:table-cell>
          <table:table-cell/>
          <table:table-cell table:formula="of:=([.W29]/nom)^3" office:value-type="float" office:value="0.0776722962962963" calcext:value-type="float">
            <text:p>0.077672296296296</text:p>
          </table:table-cell>
          <table:table-cell table:formula="of:=[.AA29]*[.AC29]" office:value-type="float" office:value="0" calcext:value-type="float">
            <text:p>0</text:p>
          </table:table-cell>
          <table:table-cell table:style-name="ce20" table:formula="of:=10 * ([.U29]-1) / 1000" office:value-type="float" office:value="0" calcext:value-type="float">
            <text:p>0</text:p>
          </table:table-cell>
          <table:table-cell table:number-columns-repeated="2"/>
          <table:table-cell table:formula="of:=[.C30]" office:value-type="float" office:value="128" calcext:value-type="float">
            <text:p>12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29]/[.AG29]" office:value-type="float" office:value="0.853333333333333" calcext:value-type="float">
            <text:p>0.85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7" table:formula="of:=LINEARINTERPOLATOR([.$AQ$29:.$AQ$34]; [.$AR$29:.$AR$34] ;[.AH28])" office:value-type="float" office:value="0.178095238095238" calcext:value-type="float">
            <text:p>0.178095238095238</text:p>
          </table:table-cell>
          <table:table-cell table:style-name="ce27" table:formula="of:=[.AK29]*[.AG29]" office:value-type="float" office:value="26.7142857142857" calcext:value-type="float">
            <text:p>26.7142857142857</text:p>
          </table:table-cell>
          <table:table-cell table:style-name="ce27" table:formula="of:=ABS([.AN28] - [.AF29])" office:value-type="float" office:value="64" calcext:value-type="float">
            <text:p>64</text:p>
          </table:table-cell>
          <table:table-cell table:style-name="ce8" table:formula="of:=IF([.AM29]&gt;=[.AL30];[.AF29];[.AN28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0.0: 0.3</text:p>
          </table:table-cell>
          <table:table-cell table:style-name="ce8" office:value-type="float" office:value="0" calcext:value-type="float">
            <text:p>0.00</text:p>
          </table:table-cell>
          <table:table-cell table:style-name="ce30" office:value-type="float" office:value="0.3" calcext:value-type="float">
            <text:p>0.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  <table:table-cell table:number-columns-repeated="10"/>
          <table:table-cell table:formula="of:=[.U29]+IF([.J30]&gt;0;1;0)" office:value-type="float" office:value="2" calcext:value-type="float">
            <text:p>2</text:p>
          </table:table-cell>
          <table:table-cell table:formula="of:=[.V29] + [.C30] * IF([.J30]&gt;0;1;0)" office:value-type="float" office:value="192" calcext:value-type="float">
            <text:p>192</text:p>
          </table:table-cell>
          <table:table-cell table:formula="of:=IF([.J30] &gt; 0; [.V30]/[.U30]; 0)" office:value-type="float" office:value="96" calcext:value-type="float">
            <text:p>96</text:p>
          </table:table-cell>
          <table:table-cell table:formula="of:=IF([.J30] &gt; 0; MAX([.C$6:.C30]); 0)" office:value-type="float" office:value="128" calcext:value-type="float">
            <text:p>128</text:p>
          </table:table-cell>
          <table:table-cell table:formula="of:=([.X30]/nom)^3" office:value-type="float" office:value="0.62137837037037" calcext:value-type="float">
            <text:p>0.62137837037037</text:p>
          </table:table-cell>
          <table:table-cell/>
          <table:table-cell table:formula="of:=([.W30]/nom)^3" office:value-type="float" office:value="0.262144" calcext:value-type="float">
            <text:p>0.262144</text:p>
          </table:table-cell>
          <table:table-cell table:formula="of:=[.AA30]*[.AC30]" office:value-type="float" office:value="0.00262144" calcext:value-type="float">
            <text:p>0.00262144</text:p>
          </table:table-cell>
          <table:table-cell table:style-name="ce20" table:formula="of:=10 * ([.U30]-1) / 1000" office:value-type="float" office:value="0.01" calcext:value-type="float">
            <text:p>0.01</text:p>
          </table:table-cell>
          <table:table-cell table:number-columns-repeated="2"/>
          <table:table-cell table:formula="of:=[.C31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0]/[.AG30]" office:value-type="float" office:value="0.8" calcext:value-type="float">
            <text:p>0.8</text:p>
          </table:table-cell>
          <table:table-cell office:value-type="float" office:value="0.04866666" calcext:value-type="float">
            <text:p>0.04866666</text:p>
          </table:table-cell>
          <table:table-cell office:value-type="float" office:value="7.2999988" calcext:value-type="float">
            <text:p>7.2999988</text:p>
          </table:table-cell>
          <table:table-cell table:style-name="ce27" table:formula="of:=LINEARINTERPOLATOR([.$AQ$29:.$AQ$34]; [.$AR$29:.$AR$34] ;[.AH29])" office:value-type="float" office:value="0.0486666666666666" calcext:value-type="float">
            <text:p>0.048666666666667</text:p>
          </table:table-cell>
          <table:table-cell table:style-name="ce27" table:formula="of:=[.AK30]*[.AG30]" office:value-type="float" office:value="7.3" calcext:value-type="float">
            <text:p>7.3</text:p>
          </table:table-cell>
          <table:table-cell table:style-name="ce27" table:formula="of:=ABS([.AN29] - [.AF30])" office:value-type="float" office:value="8" calcext:value-type="float">
            <text:p>8</text:p>
          </table:table-cell>
          <table:table-cell table:style-name="ce8" table:formula="of:=IF([.AM30]&gt;=[.AL31];[.AF30];[.AN29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0.7: 0.1</text:p>
          </table:table-cell>
          <table:table-cell table:style-name="ce8" office:value-type="float" office:value="0.7" calcext:value-type="float">
            <text:p>0.70</text:p>
          </table:table-cell>
          <table:table-cell table:style-name="ce30" office:value-type="float" office:value="0.1" calcext:value-type="float">
            <text:p>0.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  <table:table-cell table:number-columns-repeated="10"/>
          <table:table-cell table:formula="of:=[.U30]+IF([.J31]&gt;0;1;0)" office:value-type="float" office:value="3" calcext:value-type="float">
            <text:p>3</text:p>
          </table:table-cell>
          <table:table-cell table:formula="of:=[.V30] + [.C31] * IF([.J31]&gt;0;1;0)" office:value-type="float" office:value="312" calcext:value-type="float">
            <text:p>312</text:p>
          </table:table-cell>
          <table:table-cell table:formula="of:=IF([.J31] &gt; 0; [.V31]/[.U31]; 0)" office:value-type="float" office:value="104" calcext:value-type="float">
            <text:p>104</text:p>
          </table:table-cell>
          <table:table-cell table:formula="of:=IF([.J31] &gt; 0; MAX([.C$6:.C31]); 0)" office:value-type="float" office:value="128" calcext:value-type="float">
            <text:p>128</text:p>
          </table:table-cell>
          <table:table-cell table:formula="of:=([.X31]/nom)^3" office:value-type="float" office:value="0.62137837037037" calcext:value-type="float">
            <text:p>0.62137837037037</text:p>
          </table:table-cell>
          <table:table-cell/>
          <table:table-cell table:formula="of:=([.W31]/nom)^3" office:value-type="float" office:value="0.333293037037037" calcext:value-type="float">
            <text:p>0.333293037037037</text:p>
          </table:table-cell>
          <table:table-cell table:formula="of:=[.AA31]*[.AC31]" office:value-type="float" office:value="0.00666586074074074" calcext:value-type="float">
            <text:p>0.006665860740741</text:p>
          </table:table-cell>
          <table:table-cell table:style-name="ce20" table:formula="of:=10 * ([.U31]-1) / 1000" office:value-type="float" office:value="0.02" calcext:value-type="float">
            <text:p>0.02</text:p>
          </table:table-cell>
          <table:table-cell table:number-columns-repeated="2"/>
          <table:table-cell table:formula="of:=[.C32]" office:value-type="float" office:value="133" calcext:value-type="float">
            <text:p>13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1]/[.AG31]" office:value-type="float" office:value="0.886666666666667" calcext:value-type="float">
            <text:p>0.88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7" table:formula="of:=LINEARINTERPOLATOR([.$AQ$29:.$AQ$34]; [.$AR$29:.$AR$34] ;[.AH30])" office:value-type="float" office:value="0.0666666666666667" calcext:value-type="float">
            <text:p>0.066666666666667</text:p>
          </table:table-cell>
          <table:table-cell table:style-name="ce27" table:formula="of:=[.AK31]*[.AG31]" office:value-type="float" office:value="10" calcext:value-type="float">
            <text:p>10</text:p>
          </table:table-cell>
          <table:table-cell table:style-name="ce27" table:formula="of:=ABS([.AN30] - [.AF31])" office:value-type="float" office:value="5" calcext:value-type="float">
            <text:p>5</text:p>
          </table:table-cell>
          <table:table-cell table:style-name="ce8" table:formula="of:=IF([.AM31]&gt;=[.AL32];[.AF31];[.AN30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0.85: 0.05</text:p>
          </table:table-cell>
          <table:table-cell table:style-name="ce8" office:value-type="float" office:value="0.85" calcext:value-type="float">
            <text:p>0.85</text:p>
          </table:table-cell>
          <table:table-cell table:style-name="ce30"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  <table:table-cell table:number-columns-repeated="10"/>
          <table:table-cell table:formula="of:=[.U31]+IF([.J32]&gt;0;1;0)" office:value-type="float" office:value="4" calcext:value-type="float">
            <text:p>4</text:p>
          </table:table-cell>
          <table:table-cell table:formula="of:=[.V31] + [.C32] * IF([.J32]&gt;0;1;0)" office:value-type="float" office:value="445" calcext:value-type="float">
            <text:p>445</text:p>
          </table:table-cell>
          <table:table-cell table:formula="of:=IF([.J32] &gt; 0; [.V32]/[.U32]; 0)" office:value-type="float" office:value="111.25" calcext:value-type="float">
            <text:p>111.25</text:p>
          </table:table-cell>
          <table:table-cell table:formula="of:=IF([.J32] &gt; 0; MAX([.C$6:.C32]); 0)" office:value-type="float" office:value="133" calcext:value-type="float">
            <text:p>133</text:p>
          </table:table-cell>
          <table:table-cell table:formula="of:=([.X32]/nom)^3" office:value-type="float" office:value="0.69707762962963" calcext:value-type="float">
            <text:p>0.69707762962963</text:p>
          </table:table-cell>
          <table:table-cell/>
          <table:table-cell table:formula="of:=([.W32]/nom)^3" office:value-type="float" office:value="0.407968171296296" calcext:value-type="float">
            <text:p>0.407968171296296</text:p>
          </table:table-cell>
          <table:table-cell table:formula="of:=[.AA32]*[.AC32]" office:value-type="float" office:value="0.0122390451388889" calcext:value-type="float">
            <text:p>0.012239045138889</text:p>
          </table:table-cell>
          <table:table-cell table:style-name="ce20" table:formula="of:=10 * ([.U32]-1) / 1000" office:value-type="float" office:value="0.03" calcext:value-type="float">
            <text:p>0.03</text:p>
          </table:table-cell>
          <table:table-cell table:number-columns-repeated="2"/>
          <table:table-cell table:formula="of:=[.C33]" office:value-type="float" office:value="121" calcext:value-type="float">
            <text:p>12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2]/[.AG32]" office:value-type="float" office:value="0.806666666666667" calcext:value-type="float">
            <text:p>0.806666666666667</text:p>
          </table:table-cell>
          <table:table-cell office:value-type="float" office:value="0.03533334" calcext:value-type="float">
            <text:p>0.03533334</text:p>
          </table:table-cell>
          <table:table-cell office:value-type="float" office:value="5.3000007" calcext:value-type="float">
            <text:p>5.3000007</text:p>
          </table:table-cell>
          <table:table-cell table:style-name="ce27" table:formula="of:=LINEARINTERPOLATOR([.$AQ$29:.$AQ$34]; [.$AR$29:.$AR$34] ;[.AH31])" office:value-type="float" office:value="0.0353333333333333" calcext:value-type="float">
            <text:p>0.035333333333333</text:p>
          </table:table-cell>
          <table:table-cell table:style-name="ce27" table:formula="of:=[.AK32]*[.AG32]" office:value-type="float" office:value="5.3" calcext:value-type="float">
            <text:p>5.3</text:p>
          </table:table-cell>
          <table:table-cell table:style-name="ce27" table:formula="of:=ABS([.AN31] - [.AF32])" office:value-type="float" office:value="7" calcext:value-type="float">
            <text:p>7</text:p>
          </table:table-cell>
          <table:table-cell table:style-name="ce8" table:formula="of:=IF([.AM32]&gt;=[.AL33];[.AF32];[.AN31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0.95: 0.01</text:p>
          </table:table-cell>
          <table:table-cell table:style-name="ce8" office:value-type="float" office:value="0.95" calcext:value-type="float">
            <text:p>0.95</text:p>
          </table:table-cell>
          <table:table-cell table:style-name="ce30" office:value-type="float" office:value="0.01" calcext:value-type="float">
            <text:p>0.0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  <table:table-cell table:number-columns-repeated="10"/>
          <table:table-cell table:formula="of:=[.U32]+IF([.J33]&gt;0;1;0)" office:value-type="float" office:value="5" calcext:value-type="float">
            <text:p>5</text:p>
          </table:table-cell>
          <table:table-cell table:formula="of:=[.V32] + [.C33] * IF([.J33]&gt;0;1;0)" office:value-type="float" office:value="566" calcext:value-type="float">
            <text:p>566</text:p>
          </table:table-cell>
          <table:table-cell table:formula="of:=IF([.J33] &gt; 0; [.V33]/[.U33]; 0)" office:value-type="float" office:value="113.2" calcext:value-type="float">
            <text:p>113.2</text:p>
          </table:table-cell>
          <table:table-cell table:formula="of:=IF([.J33] &gt; 0; MAX([.C$6:.C33]); 0)" office:value-type="float" office:value="133" calcext:value-type="float">
            <text:p>133</text:p>
          </table:table-cell>
          <table:table-cell table:formula="of:=([.X33]/nom)^3" office:value-type="float" office:value="0.69707762962963" calcext:value-type="float">
            <text:p>0.69707762962963</text:p>
          </table:table-cell>
          <table:table-cell/>
          <table:table-cell table:formula="of:=([.W33]/nom)^3" office:value-type="float" office:value="0.42979910162963" calcext:value-type="float">
            <text:p>0.42979910162963</text:p>
          </table:table-cell>
          <table:table-cell table:formula="of:=[.AA33]*[.AC33]" office:value-type="float" office:value="0.0171919640651852" calcext:value-type="float">
            <text:p>0.017191964065185</text:p>
          </table:table-cell>
          <table:table-cell table:style-name="ce20" table:formula="of:=10 * ([.U33]-1) / 1000" office:value-type="float" office:value="0.04" calcext:value-type="float">
            <text:p>0.04</text:p>
          </table:table-cell>
          <table:table-cell table:number-columns-repeated="2"/>
          <table:table-cell table:formula="of:=[.C34]" office:value-type="float" office:value="130" calcext:value-type="float">
            <text:p>13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3]/[.AG33]" office:value-type="float" office:value="0.866666666666667" calcext:value-type="float">
            <text:p>0.866666666666667</text:p>
          </table:table-cell>
          <table:table-cell office:value-type="float" office:value="0.064444445" calcext:value-type="float">
            <text:p>0.064444445</text:p>
          </table:table-cell>
          <table:table-cell office:value-type="float" office:value="9.666667" calcext:value-type="float">
            <text:p>9.666667</text:p>
          </table:table-cell>
          <table:table-cell table:style-name="ce27" table:formula="of:=LINEARINTERPOLATOR([.$AQ$29:.$AQ$34]; [.$AR$29:.$AR$34] ;[.AH32])" office:value-type="float" office:value="0.0644444444444445" calcext:value-type="float">
            <text:p>0.064444444444445</text:p>
          </table:table-cell>
          <table:table-cell table:style-name="ce27" table:formula="of:=[.AK33]*[.AG33]" office:value-type="float" office:value="9.66666666666667" calcext:value-type="float">
            <text:p>9.66666666666667</text:p>
          </table:table-cell>
          <table:table-cell table:style-name="ce27" table:formula="of:=ABS([.AN32] - [.AF33])" office:value-type="float" office:value="2" calcext:value-type="float">
            <text:p>2</text:p>
          </table:table-cell>
          <table:table-cell table:style-name="ce8" table:formula="of:=IF([.AM33]&gt;=[.AL34];[.AF33];[.AN32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1.0: 0.005</text:p>
          </table:table-cell>
          <table:table-cell table:style-name="ce8" office:value-type="float" office:value="1" calcext:value-type="float">
            <text:p>1.00</text:p>
          </table:table-cell>
          <table:table-cell table:style-name="ce30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  <table:table-cell table:number-columns-repeated="10"/>
          <table:table-cell table:formula="of:=[.U33]+IF([.J34]&gt;0;1;0)" office:value-type="float" office:value="6" calcext:value-type="float">
            <text:p>6</text:p>
          </table:table-cell>
          <table:table-cell table:formula="of:=[.V33] + [.C34] * IF([.J34]&gt;0;1;0)" office:value-type="float" office:value="696" calcext:value-type="float">
            <text:p>696</text:p>
          </table:table-cell>
          <table:table-cell table:formula="of:=IF([.J34] &gt; 0; [.V34]/[.U34]; 0)" office:value-type="float" office:value="116" calcext:value-type="float">
            <text:p>116</text:p>
          </table:table-cell>
          <table:table-cell table:formula="of:=IF([.J34] &gt; 0; MAX([.C$6:.C34]); 0)" office:value-type="float" office:value="133" calcext:value-type="float">
            <text:p>133</text:p>
          </table:table-cell>
          <table:table-cell table:formula="of:=([.X34]/nom)^3" office:value-type="float" office:value="0.69707762962963" calcext:value-type="float">
            <text:p>0.69707762962963</text:p>
          </table:table-cell>
          <table:table-cell/>
          <table:table-cell table:formula="of:=([.W34]/nom)^3" office:value-type="float" office:value="0.462487703703704" calcext:value-type="float">
            <text:p>0.462487703703704</text:p>
          </table:table-cell>
          <table:table-cell table:formula="of:=[.AA34]*[.AC34]" office:value-type="float" office:value="0.0231243851851852" calcext:value-type="float">
            <text:p>0.023124385185185</text:p>
          </table:table-cell>
          <table:table-cell table:style-name="ce20" table:formula="of:=10 * ([.U34]-1) / 1000" office:value-type="float" office:value="0.05" calcext:value-type="float">
            <text:p>0.05</text:p>
          </table:table-cell>
          <table:table-cell table:number-columns-repeated="2"/>
          <table:table-cell table:formula="of:=[.C35]" office:value-type="float" office:value="127" calcext:value-type="float">
            <text:p>12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4]/[.AG34]" office:value-type="float" office:value="0.846666666666667" calcext:value-type="float">
            <text:p>0.846666666666667</text:p>
          </table:table-cell>
          <table:table-cell office:value-type="float" office:value="0.04333333" calcext:value-type="float">
            <text:p>0.04333333</text:p>
          </table:table-cell>
          <table:table-cell office:value-type="float" office:value="6.4999995" calcext:value-type="float">
            <text:p>6.4999995</text:p>
          </table:table-cell>
          <table:table-cell table:style-name="ce27" table:formula="of:=LINEARINTERPOLATOR([.$AQ$29:.$AQ$34]; [.$AR$29:.$AR$34] ;[.AH33])" office:value-type="float" office:value="0.0433333333333333" calcext:value-type="float">
            <text:p>0.043333333333333</text:p>
          </table:table-cell>
          <table:table-cell table:style-name="ce27" table:formula="of:=[.AK34]*[.AG34]" office:value-type="float" office:value="6.5" calcext:value-type="float">
            <text:p>6.5</text:p>
          </table:table-cell>
          <table:table-cell table:style-name="ce27" table:formula="of:=ABS([.AN33] - [.AF34])" office:value-type="float" office:value="1" calcext:value-type="float">
            <text:p>1</text:p>
          </table:table-cell>
          <table:table-cell table:style-name="ce8" table:formula="of:=IF([.AM34]&gt;=[.AL35];[.AF34];[.AN33])" office:value-type="float" office:value="128" calcext:value-type="float">
            <text:p>128.00</text:p>
          </table:table-cell>
          <table:table-cell/>
          <table:table-cell table:style-name="ce29" office:value-type="string" calcext:value-type="string">
            <text:p>1.1: 0.001</text:p>
          </table:table-cell>
          <table:table-cell table:style-name="ce8" office:value-type="float" office:value="1.1" calcext:value-type="float">
            <text:p>1.10</text:p>
          </table:table-cell>
          <table:table-cell table:style-name="ce30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  <table:table-cell table:number-columns-repeated="10"/>
          <table:table-cell table:formula="of:=[.U34]+IF([.J35]&gt;0;1;0)" office:value-type="float" office:value="7" calcext:value-type="float">
            <text:p>7</text:p>
          </table:table-cell>
          <table:table-cell table:formula="of:=[.V34] + [.C35] * IF([.J35]&gt;0;1;0)" office:value-type="float" office:value="823" calcext:value-type="float">
            <text:p>823</text:p>
          </table:table-cell>
          <table:table-cell table:formula="of:=IF([.J35] &gt; 0; [.V35]/[.U35]; 0)" office:value-type="float" office:value="117.571428571429" calcext:value-type="float">
            <text:p>117.571428571429</text:p>
          </table:table-cell>
          <table:table-cell table:formula="of:=IF([.J35] &gt; 0; MAX([.C$6:.C35]); 0)" office:value-type="float" office:value="133" calcext:value-type="float">
            <text:p>133</text:p>
          </table:table-cell>
          <table:table-cell table:formula="of:=([.X35]/nom)^3" office:value-type="float" office:value="0.69707762962963" calcext:value-type="float">
            <text:p>0.69707762962963</text:p>
          </table:table-cell>
          <table:table-cell/>
          <table:table-cell table:formula="of:=([.W35]/nom)^3" office:value-type="float" office:value="0.481539157326423" calcext:value-type="float">
            <text:p>0.481539157326423</text:p>
          </table:table-cell>
          <table:table-cell table:formula="of:=[.AA35]*[.AC35]" office:value-type="float" office:value="0.0288923494395854" calcext:value-type="float">
            <text:p>0.028892349439585</text:p>
          </table:table-cell>
          <table:table-cell table:style-name="ce20" table:formula="of:=10 * ([.U35]-1) / 1000" office:value-type="float" office:value="0.06" calcext:value-type="float">
            <text:p>0.06</text:p>
          </table:table-cell>
          <table:table-cell table:number-columns-repeated="2"/>
          <table:table-cell table:formula="of:=[.C36]" office:value-type="float" office:value="123" calcext:value-type="float">
            <text:p>12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5]/[.AG35]" office:value-type="float" office:value="0.82" calcext:value-type="float">
            <text:p>0.82</text:p>
          </table:table-cell>
          <table:table-cell office:value-type="float" office:value="0.051111102" calcext:value-type="float">
            <text:p>0.051111102</text:p>
          </table:table-cell>
          <table:table-cell office:value-type="float" office:value="7.666665" calcext:value-type="float">
            <text:p>7.666665</text:p>
          </table:table-cell>
          <table:table-cell table:style-name="ce27" table:formula="of:=LINEARINTERPOLATOR([.$AQ$29:.$AQ$34]; [.$AR$29:.$AR$34] ;[.AH34])" office:value-type="float" office:value="0.0511111111111111" calcext:value-type="float">
            <text:p>0.051111111111111</text:p>
          </table:table-cell>
          <table:table-cell table:style-name="ce27" table:formula="of:=[.AK35]*[.AG35]" office:value-type="float" office:value="7.66666666666667" calcext:value-type="float">
            <text:p>7.66666666666667</text:p>
          </table:table-cell>
          <table:table-cell table:style-name="ce27" table:formula="of:=ABS([.AN34] - [.AF35])" office:value-type="float" office:value="5" calcext:value-type="float">
            <text:p>5</text:p>
          </table:table-cell>
          <table:table-cell table:style-name="ce8" table:formula="of:=IF([.AM35]&gt;=[.AL36];[.AF35];[.AN34])" office:value-type="float" office:value="128" calcext:value-type="float">
            <text:p>12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  <table:table-cell table:number-columns-repeated="10"/>
          <table:table-cell table:formula="of:=[.U35]+IF([.J36]&gt;0;1;0)" office:value-type="float" office:value="8" calcext:value-type="float">
            <text:p>8</text:p>
          </table:table-cell>
          <table:table-cell table:formula="of:=[.V35] + [.C36] * IF([.J36]&gt;0;1;0)" office:value-type="float" office:value="946" calcext:value-type="float">
            <text:p>946</text:p>
          </table:table-cell>
          <table:table-cell table:formula="of:=IF([.J36] &gt; 0; [.V36]/[.U36]; 0)" office:value-type="float" office:value="118.25" calcext:value-type="float">
            <text:p>118.25</text:p>
          </table:table-cell>
          <table:table-cell table:formula="of:=IF([.J36] &gt; 0; MAX([.C$6:.C36]); 0)" office:value-type="float" office:value="133" calcext:value-type="float">
            <text:p>133</text:p>
          </table:table-cell>
          <table:table-cell table:formula="of:=([.X36]/nom)^3" office:value-type="float" office:value="0.69707762962963" calcext:value-type="float">
            <text:p>0.69707762962963</text:p>
          </table:table-cell>
          <table:table-cell/>
          <table:table-cell table:formula="of:=([.W36]/nom)^3" office:value-type="float" office:value="0.489925078703704" calcext:value-type="float">
            <text:p>0.489925078703704</text:p>
          </table:table-cell>
          <table:table-cell table:formula="of:=[.AA36]*[.AC36]" office:value-type="float" office:value="0.0342947555092593" calcext:value-type="float">
            <text:p>0.034294755509259</text:p>
          </table:table-cell>
          <table:table-cell table:style-name="ce20" table:formula="of:=10 * ([.U36]-1) / 1000" office:value-type="float" office:value="0.07" calcext:value-type="float">
            <text:p>0.07</text:p>
          </table:table-cell>
          <table:table-cell table:number-columns-repeated="2"/>
          <table:table-cell table:formula="of:=[.C37]" office:value-type="float" office:value="122" calcext:value-type="float">
            <text:p>12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6]/[.AG36]" office:value-type="float" office:value="0.813333333333333" calcext:value-type="float">
            <text:p>0.813333333333333</text:p>
          </table:table-cell>
          <table:table-cell office:value-type="float" office:value="0.060000002" calcext:value-type="float">
            <text:p>0.060000002</text:p>
          </table:table-cell>
          <table:table-cell office:value-type="float" office:value="9" calcext:value-type="float">
            <text:p>9</text:p>
          </table:table-cell>
          <table:table-cell table:style-name="ce27" table:formula="of:=LINEARINTERPOLATOR([.$AQ$29:.$AQ$34]; [.$AR$29:.$AR$34] ;[.AH35])" office:value-type="float" office:value="0.06" calcext:value-type="float">
            <text:p>0.06</text:p>
          </table:table-cell>
          <table:table-cell table:style-name="ce27" table:formula="of:=[.AK36]*[.AG36]" office:value-type="float" office:value="9" calcext:value-type="float">
            <text:p>9</text:p>
          </table:table-cell>
          <table:table-cell table:style-name="ce27" table:formula="of:=ABS([.AN35] - [.AF36])" office:value-type="float" office:value="6" calcext:value-type="float">
            <text:p>6</text:p>
          </table:table-cell>
          <table:table-cell table:style-name="ce8" table:formula="of:=IF([.AM36]&gt;=[.AL37];[.AF36];[.AN35])" office:value-type="float" office:value="128" calcext:value-type="float">
            <text:p>12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  <table:table-cell table:number-columns-repeated="10"/>
          <table:table-cell table:formula="of:=[.U36]+IF([.J37]&gt;0;1;0)" office:value-type="float" office:value="9" calcext:value-type="float">
            <text:p>9</text:p>
          </table:table-cell>
          <table:table-cell table:formula="of:=[.V36] + [.C37] * IF([.J37]&gt;0;1;0)" office:value-type="float" office:value="1068" calcext:value-type="float">
            <text:p>1068</text:p>
          </table:table-cell>
          <table:table-cell table:formula="of:=IF([.J37] &gt; 0; [.V37]/[.U37]; 0)" office:value-type="float" office:value="118.666666666667" calcext:value-type="float">
            <text:p>118.666666666667</text:p>
          </table:table-cell>
          <table:table-cell table:formula="of:=IF([.J37] &gt; 0; MAX([.C$6:.C37]); 0)" office:value-type="float" office:value="133" calcext:value-type="float">
            <text:p>133</text:p>
          </table:table-cell>
          <table:table-cell table:formula="of:=([.X37]/nom)^3" office:value-type="float" office:value="0.69707762962963" calcext:value-type="float">
            <text:p>0.69707762962963</text:p>
          </table:table-cell>
          <table:table-cell/>
          <table:table-cell table:formula="of:=([.W37]/nom)^3" office:value-type="float" office:value="0.495122260631001" calcext:value-type="float">
            <text:p>0.495122260631001</text:p>
          </table:table-cell>
          <table:table-cell table:formula="of:=[.AA37]*[.AC37]" office:value-type="float" office:value="0.0396097808504801" calcext:value-type="float">
            <text:p>0.03960978085048</text:p>
          </table:table-cell>
          <table:table-cell table:style-name="ce20" table:formula="of:=10 * ([.U37]-1) / 1000" office:value-type="float" office:value="0.08" calcext:value-type="float">
            <text:p>0.08</text:p>
          </table:table-cell>
          <table:table-cell table:number-columns-repeated="2"/>
          <table:table-cell table:formula="of:=[.C38]" office:value-type="float" office:value="120" calcext:value-type="float">
            <text:p>12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7]/[.AG37]" office:value-type="float" office:value="0.8" calcext:value-type="float">
            <text:p>0.8</text:p>
          </table:table-cell>
          <table:table-cell office:value-type="float" office:value="0.062222224" calcext:value-type="float">
            <text:p>0.062222224</text:p>
          </table:table-cell>
          <table:table-cell office:value-type="float" office:value="9.333334" calcext:value-type="float">
            <text:p>9.333334</text:p>
          </table:table-cell>
          <table:table-cell table:style-name="ce27" table:formula="of:=LINEARINTERPOLATOR([.$AQ$29:.$AQ$34]; [.$AR$29:.$AR$34] ;[.AH36])" office:value-type="float" office:value="0.0622222222222222" calcext:value-type="float">
            <text:p>0.062222222222222</text:p>
          </table:table-cell>
          <table:table-cell table:style-name="ce27" table:formula="of:=[.AK37]*[.AG37]" office:value-type="float" office:value="9.33333333333334" calcext:value-type="float">
            <text:p>9.33333333333334</text:p>
          </table:table-cell>
          <table:table-cell table:style-name="ce27" table:formula="of:=ABS([.AN36] - [.AF37])" office:value-type="float" office:value="8" calcext:value-type="float">
            <text:p>8</text:p>
          </table:table-cell>
          <table:table-cell table:style-name="ce8" table:formula="of:=IF([.AM37]&gt;=[.AL38];[.AF37];[.AN36])" office:value-type="float" office:value="128" calcext:value-type="float">
            <text:p>128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  <table:table-cell table:number-columns-repeated="10"/>
          <table:table-cell table:formula="of:=[.U37]+IF([.J38]&gt;0;1;0)" office:value-type="float" office:value="10" calcext:value-type="float">
            <text:p>10</text:p>
          </table:table-cell>
          <table:table-cell table:formula="of:=[.V37] + [.C38] * IF([.J38]&gt;0;1;0)" office:value-type="float" office:value="1188" calcext:value-type="float">
            <text:p>1188</text:p>
          </table:table-cell>
          <table:table-cell table:formula="of:=IF([.J38] &gt; 0; [.V38]/[.U38]; 0)" office:value-type="float" office:value="118.8" calcext:value-type="float">
            <text:p>118.8</text:p>
          </table:table-cell>
          <table:table-cell table:formula="of:=IF([.J38] &gt; 0; MAX([.C$6:.C38]); 0)" office:value-type="float" office:value="133" calcext:value-type="float">
            <text:p>133</text:p>
          </table:table-cell>
          <table:table-cell table:formula="of:=([.X38]/nom)^3" office:value-type="float" office:value="0.69707762962963" calcext:value-type="float">
            <text:p>0.69707762962963</text:p>
          </table:table-cell>
          <table:table-cell/>
          <table:table-cell table:formula="of:=([.W38]/nom)^3" office:value-type="float" office:value="0.496793088" calcext:value-type="float">
            <text:p>0.496793088</text:p>
          </table:table-cell>
          <table:table-cell table:formula="of:=[.AA38]*[.AC38]" office:value-type="float" office:value="0.04471137792" calcext:value-type="float">
            <text:p>0.04471137792</text:p>
          </table:table-cell>
          <table:table-cell table:style-name="ce20" table:formula="of:=10 * ([.U38]-1) / 1000" office:value-type="float" office:value="0.09" calcext:value-type="float">
            <text:p>0.09</text:p>
          </table:table-cell>
          <table:table-cell table:number-columns-repeated="2"/>
          <table:table-cell table:formula="of:=[.C39]" office:value-type="float" office:value="64" calcext:value-type="float">
            <text:p>6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8]/[.AG38]" office:value-type="float" office:value="0.426666666666667" calcext:value-type="float">
            <text:p>0.426666666666667</text:p>
          </table:table-cell>
          <table:table-cell office:value-type="float" office:value="0.06666666" calcext:value-type="float">
            <text:p>0.06666666</text:p>
          </table:table-cell>
          <table:table-cell office:value-type="float" office:value="9.999999" calcext:value-type="float">
            <text:p>9.999999</text:p>
          </table:table-cell>
          <table:table-cell table:style-name="ce27" table:formula="of:=LINEARINTERPOLATOR([.$AQ$29:.$AQ$34]; [.$AR$29:.$AR$34] ;[.AH37])" office:value-type="float" office:value="0.0666666666666667" calcext:value-type="float">
            <text:p>0.066666666666667</text:p>
          </table:table-cell>
          <table:table-cell table:style-name="ce27" table:formula="of:=[.AK38]*[.AG38]" office:value-type="float" office:value="10" calcext:value-type="float">
            <text:p>10</text:p>
          </table:table-cell>
          <table:table-cell table:style-name="ce27" table:formula="of:=ABS([.AN37] - [.AF38])" office:value-type="float" office:value="64" calcext:value-type="float">
            <text:p>64</text:p>
          </table:table-cell>
          <table:table-cell table:style-name="ce8" table:formula="of:=IF([.AM38]&gt;=[.AL39];[.AF38];[.AN37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  <table:table-cell table:number-columns-repeated="10"/>
          <table:table-cell table:formula="of:=[.U38]+IF([.J39]&gt;0;1;0)" office:value-type="float" office:value="11" calcext:value-type="float">
            <text:p>11</text:p>
          </table:table-cell>
          <table:table-cell table:formula="of:=[.V38] + [.C39] * IF([.J39]&gt;0;1;0)" office:value-type="float" office:value="1252" calcext:value-type="float">
            <text:p>1252</text:p>
          </table:table-cell>
          <table:table-cell table:formula="of:=IF([.J39] &gt; 0; [.V39]/[.U39]; 0)" office:value-type="float" office:value="113.818181818182" calcext:value-type="float">
            <text:p>113.818181818182</text:p>
          </table:table-cell>
          <table:table-cell table:formula="of:=IF([.J39] &gt; 0; MAX([.C$6:.C39]); 0)" office:value-type="float" office:value="133" calcext:value-type="float">
            <text:p>133</text:p>
          </table:table-cell>
          <table:table-cell table:formula="of:=([.X39]/nom)^3" office:value-type="float" office:value="0.69707762962963" calcext:value-type="float">
            <text:p>0.69707762962963</text:p>
          </table:table-cell>
          <table:table-cell/>
          <table:table-cell table:formula="of:=([.W39]/nom)^3" office:value-type="float" office:value="0.436878984445001" calcext:value-type="float">
            <text:p>0.436878984445001</text:p>
          </table:table-cell>
          <table:table-cell table:formula="of:=[.AA39]*[.AC39]" office:value-type="float" office:value="0.0436878984445001" calcext:value-type="float">
            <text:p>0.0436878984445</text:p>
          </table:table-cell>
          <table:table-cell table:style-name="ce20" table:formula="of:=10 * ([.U39]-1) / 1000" office:value-type="float" office:value="0.1" calcext:value-type="float">
            <text:p>0.1</text:p>
          </table:table-cell>
          <table:table-cell table:number-columns-repeated="2"/>
          <table:table-cell table:formula="of:=[.C40]" office:value-type="float" office:value="32" calcext:value-type="float">
            <text:p>3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39]/[.AG39]" office:value-type="float" office:value="0.213333333333333" calcext:value-type="float">
            <text:p>0.213333333333333</text:p>
          </table:table-cell>
          <table:table-cell office:value-type="float" office:value="0.17809524" calcext:value-type="float">
            <text:p>0.17809524</text:p>
          </table:table-cell>
          <table:table-cell office:value-type="float" office:value="26.714285" calcext:value-type="float">
            <text:p>26.714285</text:p>
          </table:table-cell>
          <table:table-cell table:style-name="ce27" table:formula="of:=LINEARINTERPOLATOR([.$AQ$29:.$AQ$34]; [.$AR$29:.$AR$34] ;[.AH38])" office:value-type="float" office:value="0.178095238095238" calcext:value-type="float">
            <text:p>0.178095238095238</text:p>
          </table:table-cell>
          <table:table-cell table:style-name="ce27" table:formula="of:=[.AK39]*[.AG39]" office:value-type="float" office:value="26.7142857142857" calcext:value-type="float">
            <text:p>26.7142857142857</text:p>
          </table:table-cell>
          <table:table-cell table:style-name="ce27" table:formula="of:=ABS([.AN38] - [.AF39])" office:value-type="float" office:value="32" calcext:value-type="float">
            <text:p>32</text:p>
          </table:table-cell>
          <table:table-cell table:style-name="ce8" table:formula="of:=IF([.AM39]&gt;=[.AL40];[.AF39];[.AN38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  <table:table-cell table:number-columns-repeated="10"/>
          <table:table-cell table:formula="of:=[.U39]+IF([.J40]&gt;0;1;0)" office:value-type="float" office:value="12" calcext:value-type="float">
            <text:p>12</text:p>
          </table:table-cell>
          <table:table-cell table:formula="of:=[.V39] + [.C40] * IF([.J40]&gt;0;1;0)" office:value-type="float" office:value="1284" calcext:value-type="float">
            <text:p>1284</text:p>
          </table:table-cell>
          <table:table-cell table:formula="of:=IF([.J40] &gt; 0; [.V40]/[.U40]; 0)" office:value-type="float" office:value="107" calcext:value-type="float">
            <text:p>107</text:p>
          </table:table-cell>
          <table:table-cell table:formula="of:=IF([.J40] &gt; 0; MAX([.C$6:.C40]); 0)" office:value-type="float" office:value="133" calcext:value-type="float">
            <text:p>133</text:p>
          </table:table-cell>
          <table:table-cell table:formula="of:=([.X40]/nom)^3" office:value-type="float" office:value="0.69707762962963" calcext:value-type="float">
            <text:p>0.69707762962963</text:p>
          </table:table-cell>
          <table:table-cell/>
          <table:table-cell table:formula="of:=([.W40]/nom)^3" office:value-type="float" office:value="0.362975703703704" calcext:value-type="float">
            <text:p>0.362975703703704</text:p>
          </table:table-cell>
          <table:table-cell table:formula="of:=[.AA40]*[.AC40]" office:value-type="float" office:value="0.0399273274074074" calcext:value-type="float">
            <text:p>0.039927327407408</text:p>
          </table:table-cell>
          <table:table-cell table:style-name="ce20" table:formula="of:=10 * ([.U40]-1) / 1000" office:value-type="float" office:value="0.11" calcext:value-type="float">
            <text:p>0.11</text:p>
          </table:table-cell>
          <table:table-cell table:number-columns-repeated="2"/>
          <table:table-cell table:formula="of:=[.C41]" office:value-type="float" office:value="24" calcext:value-type="float">
            <text:p>2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0]/[.AG40]" office:value-type="float" office:value="0.16" calcext:value-type="float">
            <text:p>0.16</text:p>
          </table:table-cell>
          <table:table-cell office:value-type="float" office:value="0.23904762" calcext:value-type="float">
            <text:p>0.23904762</text:p>
          </table:table-cell>
          <table:table-cell office:value-type="float" office:value="35.857143" calcext:value-type="float">
            <text:p>35.857143</text:p>
          </table:table-cell>
          <table:table-cell table:style-name="ce27" table:formula="of:=LINEARINTERPOLATOR([.$AQ$29:.$AQ$34]; [.$AR$29:.$AR$34] ;[.AH39])" office:value-type="float" office:value="0.239047619047619" calcext:value-type="float">
            <text:p>0.239047619047619</text:p>
          </table:table-cell>
          <table:table-cell table:style-name="ce27" table:formula="of:=[.AK40]*[.AG40]" office:value-type="float" office:value="35.8571428571429" calcext:value-type="float">
            <text:p>35.8571428571429</text:p>
          </table:table-cell>
          <table:table-cell table:style-name="ce27" table:formula="of:=ABS([.AN39] - [.AF40])" office:value-type="float" office:value="40" calcext:value-type="float">
            <text:p>40</text:p>
          </table:table-cell>
          <table:table-cell table:style-name="ce8" table:formula="of:=IF([.AM40]&gt;=[.AL41];[.AF40];[.AN39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  <table:table-cell table:number-columns-repeated="10"/>
          <table:table-cell table:formula="of:=[.U40]+IF([.J41]&gt;0;1;0)" office:value-type="float" office:value="13" calcext:value-type="float">
            <text:p>13</text:p>
          </table:table-cell>
          <table:table-cell table:formula="of:=[.V40] + [.C41] * IF([.J41]&gt;0;1;0)" office:value-type="float" office:value="1308" calcext:value-type="float">
            <text:p>1308</text:p>
          </table:table-cell>
          <table:table-cell table:formula="of:=IF([.J41] &gt; 0; [.V41]/[.U41]; 0)" office:value-type="float" office:value="100.615384615385" calcext:value-type="float">
            <text:p>100.615384615385</text:p>
          </table:table-cell>
          <table:table-cell table:formula="of:=IF([.J41] &gt; 0; MAX([.C$6:.C41]); 0)" office:value-type="float" office:value="133" calcext:value-type="float">
            <text:p>133</text:p>
          </table:table-cell>
          <table:table-cell table:formula="of:=([.X41]/nom)^3" office:value-type="float" office:value="0.69707762962963" calcext:value-type="float">
            <text:p>0.69707762962963</text:p>
          </table:table-cell>
          <table:table-cell/>
          <table:table-cell table:formula="of:=([.W41]/nom)^3" office:value-type="float" office:value="0.301800112881202" calcext:value-type="float">
            <text:p>0.301800112881202</text:p>
          </table:table-cell>
          <table:table-cell table:formula="of:=[.AA41]*[.AC41]" office:value-type="float" office:value="0.0362160135457442" calcext:value-type="float">
            <text:p>0.036216013545744</text:p>
          </table:table-cell>
          <table:table-cell table:style-name="ce20" table:formula="of:=10 * ([.U41]-1) / 1000" office:value-type="float" office:value="0.12" calcext:value-type="float">
            <text:p>0.12</text:p>
          </table:table-cell>
          <table:table-cell table:number-columns-repeated="2"/>
          <table:table-cell table:formula="of:=[.C42]" office:value-type="float" office:value="12" calcext:value-type="float">
            <text:p>1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1]/[.AG41]" office:value-type="float" office:value="0.08" calcext:value-type="float">
            <text:p>0.08</text:p>
          </table:table-cell>
          <table:table-cell office:value-type="float" office:value="0.25428572" calcext:value-type="float">
            <text:p>0.25428572</text:p>
          </table:table-cell>
          <table:table-cell office:value-type="float" office:value="38.142857" calcext:value-type="float">
            <text:p>38.142857</text:p>
          </table:table-cell>
          <table:table-cell table:style-name="ce27" table:formula="of:=LINEARINTERPOLATOR([.$AQ$29:.$AQ$34]; [.$AR$29:.$AR$34] ;[.AH40])" office:value-type="float" office:value="0.254285714285714" calcext:value-type="float">
            <text:p>0.254285714285714</text:p>
          </table:table-cell>
          <table:table-cell table:style-name="ce27" table:formula="of:=[.AK41]*[.AG41]" office:value-type="float" office:value="38.1428571428571" calcext:value-type="float">
            <text:p>38.1428571428571</text:p>
          </table:table-cell>
          <table:table-cell table:style-name="ce27" table:formula="of:=ABS([.AN40] - [.AF41])" office:value-type="float" office:value="12" calcext:value-type="float">
            <text:p>12</text:p>
          </table:table-cell>
          <table:table-cell table:style-name="ce8" table:formula="of:=IF([.AM41]&gt;=[.AL42];[.AF41];[.AN40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  <table:table-cell table:number-columns-repeated="10"/>
          <table:table-cell table:formula="of:=[.U41]+IF([.J42]&gt;0;1;0)" office:value-type="float" office:value="14" calcext:value-type="float">
            <text:p>14</text:p>
          </table:table-cell>
          <table:table-cell table:formula="of:=[.V41] + [.C42] * IF([.J42]&gt;0;1;0)" office:value-type="float" office:value="1320" calcext:value-type="float">
            <text:p>1320</text:p>
          </table:table-cell>
          <table:table-cell table:formula="of:=IF([.J42] &gt; 0; [.V42]/[.U42]; 0)" office:value-type="float" office:value="94.2857142857143" calcext:value-type="float">
            <text:p>94.2857142857143</text:p>
          </table:table-cell>
          <table:table-cell table:formula="of:=IF([.J42] &gt; 0; MAX([.C$6:.C42]); 0)" office:value-type="float" office:value="133" calcext:value-type="float">
            <text:p>133</text:p>
          </table:table-cell>
          <table:table-cell table:formula="of:=([.X42]/nom)^3" office:value-type="float" office:value="0.69707762962963" calcext:value-type="float">
            <text:p>0.69707762962963</text:p>
          </table:table-cell>
          <table:table-cell/>
          <table:table-cell table:formula="of:=([.W42]/nom)^3" office:value-type="float" office:value="0.248349854227405" calcext:value-type="float">
            <text:p>0.248349854227405</text:p>
          </table:table-cell>
          <table:table-cell table:formula="of:=[.AA42]*[.AC42]" office:value-type="float" office:value="0.0322854810495627" calcext:value-type="float">
            <text:p>0.032285481049563</text:p>
          </table:table-cell>
          <table:table-cell table:style-name="ce20" table:formula="of:=10 * ([.U42]-1) / 1000" office:value-type="float" office:value="0.13" calcext:value-type="float">
            <text:p>0.13</text:p>
          </table:table-cell>
          <table:table-cell table:number-columns-repeated="2"/>
          <table:table-cell table:formula="of:=[.C43]" office:value-type="float" office:value="8" calcext:value-type="float">
            <text:p>8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2]/[.AG42]" office:value-type="float" office:value="0.0533333333333333" calcext:value-type="float">
            <text:p>0.053333333333333</text:p>
          </table:table-cell>
          <table:table-cell office:value-type="float" office:value="0.27714285" calcext:value-type="float">
            <text:p>0.27714285</text:p>
          </table:table-cell>
          <table:table-cell office:value-type="float" office:value="41.571426" calcext:value-type="float">
            <text:p>41.571426</text:p>
          </table:table-cell>
          <table:table-cell table:style-name="ce27" table:formula="of:=LINEARINTERPOLATOR([.$AQ$29:.$AQ$34]; [.$AR$29:.$AR$34] ;[.AH41])" office:value-type="float" office:value="0.277142857142857" calcext:value-type="float">
            <text:p>0.277142857142857</text:p>
          </table:table-cell>
          <table:table-cell table:style-name="ce27" table:formula="of:=[.AK42]*[.AG42]" office:value-type="float" office:value="41.5714285714286" calcext:value-type="float">
            <text:p>41.5714285714286</text:p>
          </table:table-cell>
          <table:table-cell table:style-name="ce27" table:formula="of:=ABS([.AN41] - [.AF42])" office:value-type="float" office:value="16" calcext:value-type="float">
            <text:p>16</text:p>
          </table:table-cell>
          <table:table-cell table:style-name="ce8" table:formula="of:=IF([.AM42]&gt;=[.AL43];[.AF42];[.AN41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  <table:table-cell table:number-columns-repeated="10"/>
          <table:table-cell table:formula="of:=[.U42]+IF([.J43]&gt;0;1;0)" office:value-type="float" office:value="15" calcext:value-type="float">
            <text:p>15</text:p>
          </table:table-cell>
          <table:table-cell table:formula="of:=[.V42] + [.C43] * IF([.J43]&gt;0;1;0)" office:value-type="float" office:value="1328" calcext:value-type="float">
            <text:p>1328</text:p>
          </table:table-cell>
          <table:table-cell table:formula="of:=IF([.J43] &gt; 0; [.V43]/[.U43]; 0)" office:value-type="float" office:value="88.5333333333333" calcext:value-type="float">
            <text:p>88.5333333333333</text:p>
          </table:table-cell>
          <table:table-cell table:formula="of:=IF([.J43] &gt; 0; MAX([.C$6:.C43]); 0)" office:value-type="float" office:value="133" calcext:value-type="float">
            <text:p>133</text:p>
          </table:table-cell>
          <table:table-cell table:formula="of:=([.X43]/nom)^3" office:value-type="float" office:value="0.69707762962963" calcext:value-type="float">
            <text:p>0.69707762962963</text:p>
          </table:table-cell>
          <table:table-cell/>
          <table:table-cell table:formula="of:=([.W43]/nom)^3" office:value-type="float" office:value="0.205611154085048" calcext:value-type="float">
            <text:p>0.205611154085048</text:p>
          </table:table-cell>
          <table:table-cell table:formula="of:=[.AA43]*[.AC43]" office:value-type="float" office:value="0.0287855615719067" calcext:value-type="float">
            <text:p>0.028785561571907</text:p>
          </table:table-cell>
          <table:table-cell table:style-name="ce20" table:formula="of:=10 * ([.U43]-1) / 1000" office:value-type="float" office:value="0.14" calcext:value-type="float">
            <text:p>0.14</text:p>
          </table:table-cell>
          <table:table-cell table:number-columns-repeated="2"/>
          <table:table-cell table:formula="of:=[.C44]" office:value-type="float" office:value="17" calcext:value-type="float">
            <text:p>1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3]/[.AG43]" office:value-type="float" office:value="0.113333333333333" calcext:value-type="float">
            <text:p>0.113333333333333</text:p>
          </table:table-cell>
          <table:table-cell office:value-type="float" office:value="0.2847619" calcext:value-type="float">
            <text:p>0.2847619</text:p>
          </table:table-cell>
          <table:table-cell office:value-type="float" office:value="42.714287" calcext:value-type="float">
            <text:p>42.714287</text:p>
          </table:table-cell>
          <table:table-cell table:style-name="ce27" table:formula="of:=LINEARINTERPOLATOR([.$AQ$29:.$AQ$34]; [.$AR$29:.$AR$34] ;[.AH42])" office:value-type="float" office:value="0.284761904761905" calcext:value-type="float">
            <text:p>0.284761904761905</text:p>
          </table:table-cell>
          <table:table-cell table:style-name="ce27" table:formula="of:=[.AK43]*[.AG43]" office:value-type="float" office:value="42.7142857142857" calcext:value-type="float">
            <text:p>42.7142857142857</text:p>
          </table:table-cell>
          <table:table-cell table:style-name="ce27" table:formula="of:=ABS([.AN42] - [.AF43])" office:value-type="float" office:value="7" calcext:value-type="float">
            <text:p>7</text:p>
          </table:table-cell>
          <table:table-cell table:style-name="ce8" table:formula="of:=IF([.AM43]&gt;=[.AL44];[.AF43];[.AN42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  <table:table-cell table:number-columns-repeated="10"/>
          <table:table-cell table:formula="of:=[.U43]+IF([.J44]&gt;0;1;0)" office:value-type="float" office:value="16" calcext:value-type="float">
            <text:p>16</text:p>
          </table:table-cell>
          <table:table-cell table:formula="of:=[.V43] + [.C44] * IF([.J44]&gt;0;1;0)" office:value-type="float" office:value="1345" calcext:value-type="float">
            <text:p>1345</text:p>
          </table:table-cell>
          <table:table-cell table:formula="of:=IF([.J44] &gt; 0; [.V44]/[.U44]; 0)" office:value-type="float" office:value="84.0625" calcext:value-type="float">
            <text:p>84.0625</text:p>
          </table:table-cell>
          <table:table-cell table:formula="of:=IF([.J44] &gt; 0; MAX([.C$6:.C44]); 0)" office:value-type="float" office:value="133" calcext:value-type="float">
            <text:p>133</text:p>
          </table:table-cell>
          <table:table-cell table:formula="of:=([.X44]/nom)^3" office:value-type="float" office:value="0.69707762962963" calcext:value-type="float">
            <text:p>0.69707762962963</text:p>
          </table:table-cell>
          <table:table-cell/>
          <table:table-cell table:formula="of:=([.W44]/nom)^3" office:value-type="float" office:value="0.176008291739005" calcext:value-type="float">
            <text:p>0.176008291739005</text:p>
          </table:table-cell>
          <table:table-cell table:formula="of:=[.AA44]*[.AC44]" office:value-type="float" office:value="0.0264012437608507" calcext:value-type="float">
            <text:p>0.026401243760851</text:p>
          </table:table-cell>
          <table:table-cell table:style-name="ce20" table:formula="of:=10 * ([.U44]-1) / 1000" office:value-type="float" office:value="0.15" calcext:value-type="float">
            <text:p>0.15</text:p>
          </table:table-cell>
          <table:table-cell table:number-columns-repeated="2"/>
          <table:table-cell table:formula="of:=[.C45]" office:value-type="float" office:value="10" calcext:value-type="float">
            <text:p>1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4]/[.AG44]" office:value-type="float" office:value="0.0666666666666667" calcext:value-type="float">
            <text:p>0.066666666666667</text:p>
          </table:table-cell>
          <table:table-cell office:value-type="float" office:value="0.26761904" calcext:value-type="float">
            <text:p>0.26761904</text:p>
          </table:table-cell>
          <table:table-cell office:value-type="float" office:value="40.142857" calcext:value-type="float">
            <text:p>40.142857</text:p>
          </table:table-cell>
          <table:table-cell table:style-name="ce27" table:formula="of:=LINEARINTERPOLATOR([.$AQ$29:.$AQ$34]; [.$AR$29:.$AR$34] ;[.AH43])" office:value-type="float" office:value="0.267619047619048" calcext:value-type="float">
            <text:p>0.267619047619048</text:p>
          </table:table-cell>
          <table:table-cell table:style-name="ce27" table:formula="of:=[.AK44]*[.AG44]" office:value-type="float" office:value="40.1428571428571" calcext:value-type="float">
            <text:p>40.1428571428571</text:p>
          </table:table-cell>
          <table:table-cell table:style-name="ce27" table:formula="of:=ABS([.AN43] - [.AF44])" office:value-type="float" office:value="14" calcext:value-type="float">
            <text:p>14</text:p>
          </table:table-cell>
          <table:table-cell table:style-name="ce8" table:formula="of:=IF([.AM44]&gt;=[.AL45];[.AF44];[.AN43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  <table:table-cell table:number-columns-repeated="10"/>
          <table:table-cell table:formula="of:=[.U44]+IF([.J45]&gt;0;1;0)" office:value-type="float" office:value="17" calcext:value-type="float">
            <text:p>17</text:p>
          </table:table-cell>
          <table:table-cell table:formula="of:=[.V44] + [.C45] * IF([.J45]&gt;0;1;0)" office:value-type="float" office:value="1355" calcext:value-type="float">
            <text:p>1355</text:p>
          </table:table-cell>
          <table:table-cell table:formula="of:=IF([.J45] &gt; 0; [.V45]/[.U45]; 0)" office:value-type="float" office:value="79.7058823529412" calcext:value-type="float">
            <text:p>79.7058823529412</text:p>
          </table:table-cell>
          <table:table-cell table:formula="of:=IF([.J45] &gt; 0; MAX([.C$6:.C45]); 0)" office:value-type="float" office:value="133" calcext:value-type="float">
            <text:p>133</text:p>
          </table:table-cell>
          <table:table-cell table:formula="of:=([.X45]/nom)^3" office:value-type="float" office:value="0.69707762962963" calcext:value-type="float">
            <text:p>0.69707762962963</text:p>
          </table:table-cell>
          <table:table-cell/>
          <table:table-cell table:formula="of:=([.W45]/nom)^3" office:value-type="float" office:value="0.150036645030946" calcext:value-type="float">
            <text:p>0.150036645030946</text:p>
          </table:table-cell>
          <table:table-cell table:formula="of:=[.AA45]*[.AC45]" office:value-type="float" office:value="0.0240058632049513" calcext:value-type="float">
            <text:p>0.024005863204951</text:p>
          </table:table-cell>
          <table:table-cell table:style-name="ce20" table:formula="of:=10 * ([.U45]-1) / 1000" office:value-type="float" office:value="0.16" calcext:value-type="float">
            <text:p>0.16</text:p>
          </table:table-cell>
          <table:table-cell table:number-columns-repeated="2"/>
          <table:table-cell table:formula="of:=[.C46]" office:value-type="float" office:value="7" calcext:value-type="float">
            <text:p>7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5]/[.AG45]" office:value-type="float" office:value="0.0466666666666667" calcext:value-type="float">
            <text:p>0.046666666666667</text:p>
          </table:table-cell>
          <table:table-cell office:value-type="float" office:value="0.2809524" calcext:value-type="float">
            <text:p>0.2809524</text:p>
          </table:table-cell>
          <table:table-cell office:value-type="float" office:value="42.14286" calcext:value-type="float">
            <text:p>42.14286</text:p>
          </table:table-cell>
          <table:table-cell table:style-name="ce27" table:formula="of:=LINEARINTERPOLATOR([.$AQ$29:.$AQ$34]; [.$AR$29:.$AR$34] ;[.AH44])" office:value-type="float" office:value="0.280952380952381" calcext:value-type="float">
            <text:p>0.280952380952381</text:p>
          </table:table-cell>
          <table:table-cell table:style-name="ce27" table:formula="of:=[.AK45]*[.AG45]" office:value-type="float" office:value="42.1428571428571" calcext:value-type="float">
            <text:p>42.1428571428571</text:p>
          </table:table-cell>
          <table:table-cell table:style-name="ce27" table:formula="of:=ABS([.AN44] - [.AF45])" office:value-type="float" office:value="17" calcext:value-type="float">
            <text:p>17</text:p>
          </table:table-cell>
          <table:table-cell table:style-name="ce8" table:formula="of:=IF([.AM45]&gt;=[.AL46];[.AF45];[.AN44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  <table:table-cell table:number-columns-repeated="10"/>
          <table:table-cell table:formula="of:=[.U45]+IF([.J46]&gt;0;1;0)" office:value-type="float" office:value="18" calcext:value-type="float">
            <text:p>18</text:p>
          </table:table-cell>
          <table:table-cell table:formula="of:=[.V45] + [.C46] * IF([.J46]&gt;0;1;0)" office:value-type="float" office:value="1362" calcext:value-type="float">
            <text:p>1362</text:p>
          </table:table-cell>
          <table:table-cell table:formula="of:=IF([.J46] &gt; 0; [.V46]/[.U46]; 0)" office:value-type="float" office:value="75.6666666666667" calcext:value-type="float">
            <text:p>75.6666666666667</text:p>
          </table:table-cell>
          <table:table-cell table:formula="of:=IF([.J46] &gt; 0; MAX([.C$6:.C46]); 0)" office:value-type="float" office:value="133" calcext:value-type="float">
            <text:p>133</text:p>
          </table:table-cell>
          <table:table-cell table:formula="of:=([.X46]/nom)^3" office:value-type="float" office:value="0.69707762962963" calcext:value-type="float">
            <text:p>0.69707762962963</text:p>
          </table:table-cell>
          <table:table-cell/>
          <table:table-cell table:formula="of:=([.W46]/nom)^3" office:value-type="float" office:value="0.128363050754458" calcext:value-type="float">
            <text:p>0.128363050754458</text:p>
          </table:table-cell>
          <table:table-cell table:formula="of:=[.AA46]*[.AC46]" office:value-type="float" office:value="0.0218217186282579" calcext:value-type="float">
            <text:p>0.021821718628258</text:p>
          </table:table-cell>
          <table:table-cell table:style-name="ce20" table:formula="of:=10 * ([.U46]-1) / 1000" office:value-type="float" office:value="0.17" calcext:value-type="float">
            <text:p>0.17</text:p>
          </table:table-cell>
          <table:table-cell table:number-columns-repeated="2"/>
          <table:table-cell table:formula="of:=[.C47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6]/[.AG46]" office:value-type="float" office:value="0.02" calcext:value-type="float">
            <text:p>0.02</text:p>
          </table:table-cell>
          <table:table-cell office:value-type="float" office:value="0.28666666" calcext:value-type="float">
            <text:p>0.28666666</text:p>
          </table:table-cell>
          <table:table-cell office:value-type="float" office:value="43" calcext:value-type="float">
            <text:p>43</text:p>
          </table:table-cell>
          <table:table-cell table:style-name="ce27" table:formula="of:=LINEARINTERPOLATOR([.$AQ$29:.$AQ$34]; [.$AR$29:.$AR$34] ;[.AH45])" office:value-type="float" office:value="0.286666666666667" calcext:value-type="float">
            <text:p>0.286666666666667</text:p>
          </table:table-cell>
          <table:table-cell table:style-name="ce27" table:formula="of:=[.AK46]*[.AG46]" office:value-type="float" office:value="43" calcext:value-type="float">
            <text:p>43</text:p>
          </table:table-cell>
          <table:table-cell table:style-name="ce27" table:formula="of:=ABS([.AN45] - [.AF46])" office:value-type="float" office:value="21" calcext:value-type="float">
            <text:p>21</text:p>
          </table:table-cell>
          <table:table-cell table:style-name="ce8" table:formula="of:=IF([.AM46]&gt;=[.AL47];[.AF46];[.AN45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  <table:table-cell table:number-columns-repeated="10"/>
          <table:table-cell table:formula="of:=[.U46]+IF([.J47]&gt;0;1;0)" office:value-type="float" office:value="19" calcext:value-type="float">
            <text:p>19</text:p>
          </table:table-cell>
          <table:table-cell table:formula="of:=[.V46] + [.C47] * IF([.J47]&gt;0;1;0)" office:value-type="float" office:value="1365" calcext:value-type="float">
            <text:p>1365</text:p>
          </table:table-cell>
          <table:table-cell table:formula="of:=IF([.J47] &gt; 0; [.V47]/[.U47]; 0)" office:value-type="float" office:value="71.8421052631579" calcext:value-type="float">
            <text:p>71.8421052631579</text:p>
          </table:table-cell>
          <table:table-cell table:formula="of:=IF([.J47] &gt; 0; MAX([.C$6:.C47]); 0)" office:value-type="float" office:value="133" calcext:value-type="float">
            <text:p>133</text:p>
          </table:table-cell>
          <table:table-cell table:formula="of:=([.X47]/nom)^3" office:value-type="float" office:value="0.69707762962963" calcext:value-type="float">
            <text:p>0.69707762962963</text:p>
          </table:table-cell>
          <table:table-cell/>
          <table:table-cell table:formula="of:=([.W47]/nom)^3" office:value-type="float" office:value="0.109866015454148" calcext:value-type="float">
            <text:p>0.109866015454148</text:p>
          </table:table-cell>
          <table:table-cell table:formula="of:=[.AA47]*[.AC47]" office:value-type="float" office:value="0.0197758827817466" calcext:value-type="float">
            <text:p>0.019775882781747</text:p>
          </table:table-cell>
          <table:table-cell table:style-name="ce20" table:formula="of:=10 * ([.U47]-1) / 1000" office:value-type="float" office:value="0.18" calcext:value-type="float">
            <text:p>0.18</text:p>
          </table:table-cell>
          <table:table-cell table:number-columns-repeated="2"/>
          <table:table-cell table:formula="of:=[.C48]" office:value-type="float" office:value="6" calcext:value-type="float">
            <text:p>6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7]/[.AG47]" office:value-type="float" office:value="0.04" calcext:value-type="float">
            <text:p>0.04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7" table:formula="of:=LINEARINTERPOLATOR([.$AQ$29:.$AQ$34]; [.$AR$29:.$AR$34] ;[.AH46])" office:value-type="float" office:value="0.294285714285714" calcext:value-type="float">
            <text:p>0.294285714285714</text:p>
          </table:table-cell>
          <table:table-cell table:style-name="ce27" table:formula="of:=[.AK47]*[.AG47]" office:value-type="float" office:value="44.1428571428571" calcext:value-type="float">
            <text:p>44.1428571428571</text:p>
          </table:table-cell>
          <table:table-cell table:style-name="ce27" table:formula="of:=ABS([.AN46] - [.AF47])" office:value-type="float" office:value="18" calcext:value-type="float">
            <text:p>18</text:p>
          </table:table-cell>
          <table:table-cell table:style-name="ce8" table:formula="of:=IF([.AM47]&gt;=[.AL48];[.AF47];[.AN46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  <table:table-cell table:number-columns-repeated="10"/>
          <table:table-cell table:formula="of:=[.U47]+IF([.J48]&gt;0;1;0)" office:value-type="float" office:value="20" calcext:value-type="float">
            <text:p>20</text:p>
          </table:table-cell>
          <table:table-cell table:formula="of:=[.V47] + [.C48] * IF([.J48]&gt;0;1;0)" office:value-type="float" office:value="1371" calcext:value-type="float">
            <text:p>1371</text:p>
          </table:table-cell>
          <table:table-cell table:formula="of:=IF([.J48] &gt; 0; [.V48]/[.U48]; 0)" office:value-type="float" office:value="68.55" calcext:value-type="float">
            <text:p>68.55</text:p>
          </table:table-cell>
          <table:table-cell table:formula="of:=IF([.J48] &gt; 0; MAX([.C$6:.C48]); 0)" office:value-type="float" office:value="133" calcext:value-type="float">
            <text:p>133</text:p>
          </table:table-cell>
          <table:table-cell table:formula="of:=([.X48]/nom)^3" office:value-type="float" office:value="0.69707762962963" calcext:value-type="float">
            <text:p>0.69707762962963</text:p>
          </table:table-cell>
          <table:table-cell/>
          <table:table-cell table:formula="of:=([.W48]/nom)^3" office:value-type="float" office:value="0.095443993" calcext:value-type="float">
            <text:p>0.095443993</text:p>
          </table:table-cell>
          <table:table-cell table:formula="of:=[.AA48]*[.AC48]" office:value-type="float" office:value="0.01813435867" calcext:value-type="float">
            <text:p>0.01813435867</text:p>
          </table:table-cell>
          <table:table-cell table:style-name="ce20" table:formula="of:=10 * ([.U48]-1) / 1000" office:value-type="float" office:value="0.19" calcext:value-type="float">
            <text:p>0.19</text:p>
          </table:table-cell>
          <table:table-cell table:number-columns-repeated="2"/>
          <table:table-cell table:formula="of:=[.C49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8]/[.AG48]" office:value-type="float" office:value="0.0266666666666667" calcext:value-type="float">
            <text:p>0.026666666666667</text:p>
          </table:table-cell>
          <table:table-cell office:value-type="float" office:value="0.28857142" calcext:value-type="float">
            <text:p>0.28857142</text:p>
          </table:table-cell>
          <table:table-cell office:value-type="float" office:value="43.285713" calcext:value-type="float">
            <text:p>43.285713</text:p>
          </table:table-cell>
          <table:table-cell table:style-name="ce27" table:formula="of:=LINEARINTERPOLATOR([.$AQ$29:.$AQ$34]; [.$AR$29:.$AR$34] ;[.AH47])" office:value-type="float" office:value="0.288571428571429" calcext:value-type="float">
            <text:p>0.288571428571429</text:p>
          </table:table-cell>
          <table:table-cell table:style-name="ce27" table:formula="of:=[.AK48]*[.AG48]" office:value-type="float" office:value="43.2857142857143" calcext:value-type="float">
            <text:p>43.2857142857143</text:p>
          </table:table-cell>
          <table:table-cell table:style-name="ce27" table:formula="of:=ABS([.AN47] - [.AF48])" office:value-type="float" office:value="20" calcext:value-type="float">
            <text:p>20</text:p>
          </table:table-cell>
          <table:table-cell table:style-name="ce8" table:formula="of:=IF([.AM48]&gt;=[.AL49];[.AF48];[.AN47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  <table:table-cell table:number-columns-repeated="10"/>
          <table:table-cell table:formula="of:=[.U48]+IF([.J49]&gt;0;1;0)" office:value-type="float" office:value="21" calcext:value-type="float">
            <text:p>21</text:p>
          </table:table-cell>
          <table:table-cell table:formula="of:=[.V48] + [.C49] * IF([.J49]&gt;0;1;0)" office:value-type="float" office:value="1375" calcext:value-type="float">
            <text:p>1375</text:p>
          </table:table-cell>
          <table:table-cell table:formula="of:=IF([.J49] &gt; 0; [.V49]/[.U49]; 0)" office:value-type="float" office:value="65.4761904761905" calcext:value-type="float">
            <text:p>65.4761904761905</text:p>
          </table:table-cell>
          <table:table-cell table:formula="of:=IF([.J49] &gt; 0; MAX([.C$6:.C49]); 0)" office:value-type="float" office:value="133" calcext:value-type="float">
            <text:p>133</text:p>
          </table:table-cell>
          <table:table-cell table:formula="of:=([.X49]/nom)^3" office:value-type="float" office:value="0.69707762962963" calcext:value-type="float">
            <text:p>0.69707762962963</text:p>
          </table:table-cell>
          <table:table-cell/>
          <table:table-cell table:formula="of:=([.W49]/nom)^3" office:value-type="float" office:value="0.0831718636896264" calcext:value-type="float">
            <text:p>0.083171863689626</text:p>
          </table:table-cell>
          <table:table-cell table:formula="of:=[.AA49]*[.AC49]" office:value-type="float" office:value="0.0166343727379253" calcext:value-type="float">
            <text:p>0.016634372737925</text:p>
          </table:table-cell>
          <table:table-cell table:style-name="ce20" table:formula="of:=10 * ([.U49]-1) / 1000" office:value-type="float" office:value="0.2" calcext:value-type="float">
            <text:p>0.2</text:p>
          </table:table-cell>
          <table:table-cell table:number-columns-repeated="2"/>
          <table:table-cell table:formula="of:=[.C50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49]/[.AG49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7" table:formula="of:=LINEARINTERPOLATOR([.$AQ$29:.$AQ$34]; [.$AR$29:.$AR$34] ;[.AH48])" office:value-type="float" office:value="0.292380952380952" calcext:value-type="float">
            <text:p>0.292380952380952</text:p>
          </table:table-cell>
          <table:table-cell table:style-name="ce27" table:formula="of:=[.AK49]*[.AG49]" office:value-type="float" office:value="43.8571428571429" calcext:value-type="float">
            <text:p>43.8571428571429</text:p>
          </table:table-cell>
          <table:table-cell table:style-name="ce27" table:formula="of:=ABS([.AN48] - [.AF49])" office:value-type="float" office:value="22" calcext:value-type="float">
            <text:p>22</text:p>
          </table:table-cell>
          <table:table-cell table:style-name="ce8" table:formula="of:=IF([.AM49]&gt;=[.AL50];[.AF49];[.AN48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  <table:table-cell table:number-columns-repeated="10"/>
          <table:table-cell table:formula="of:=[.U49]+IF([.J50]&gt;0;1;0)" office:value-type="float" office:value="22" calcext:value-type="float">
            <text:p>22</text:p>
          </table:table-cell>
          <table:table-cell table:formula="of:=[.V49] + [.C50] * IF([.J50]&gt;0;1;0)" office:value-type="float" office:value="1377" calcext:value-type="float">
            <text:p>1377</text:p>
          </table:table-cell>
          <table:table-cell table:formula="of:=IF([.J50] &gt; 0; [.V50]/[.U50]; 0)" office:value-type="float" office:value="62.5909090909091" calcext:value-type="float">
            <text:p>62.5909090909091</text:p>
          </table:table-cell>
          <table:table-cell table:formula="of:=IF([.J50] &gt; 0; MAX([.C$6:.C50]); 0)" office:value-type="float" office:value="133" calcext:value-type="float">
            <text:p>133</text:p>
          </table:table-cell>
          <table:table-cell table:formula="of:=([.X50]/nom)^3" office:value-type="float" office:value="0.69707762962963" calcext:value-type="float">
            <text:p>0.69707762962963</text:p>
          </table:table-cell>
          <table:table-cell/>
          <table:table-cell table:formula="of:=([.W50]/nom)^3" office:value-type="float" office:value="0.0726540788880541" calcext:value-type="float">
            <text:p>0.072654078888054</text:p>
          </table:table-cell>
          <table:table-cell table:formula="of:=[.AA50]*[.AC50]" office:value-type="float" office:value="0.0152573565664914" calcext:value-type="float">
            <text:p>0.015257356566491</text:p>
          </table:table-cell>
          <table:table-cell table:style-name="ce20" table:formula="of:=10 * ([.U50]-1) / 1000" office:value-type="float" office:value="0.21" calcext:value-type="float">
            <text:p>0.21</text:p>
          </table:table-cell>
          <table:table-cell table:number-columns-repeated="2"/>
          <table:table-cell table:formula="of:=[.C51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0]/[.AG50]" office:value-type="float" office:value="0" calcext:value-type="float">
            <text:p>0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49])" office:value-type="float" office:value="0.296190476190476" calcext:value-type="float">
            <text:p>0.296190476190476</text:p>
          </table:table-cell>
          <table:table-cell table:style-name="ce27" table:formula="of:=[.AK50]*[.AG50]" office:value-type="float" office:value="44.4285714285714" calcext:value-type="float">
            <text:p>44.4285714285714</text:p>
          </table:table-cell>
          <table:table-cell table:style-name="ce27" table:formula="of:=ABS([.AN49] - [.AF50])" office:value-type="float" office:value="24" calcext:value-type="float">
            <text:p>24</text:p>
          </table:table-cell>
          <table:table-cell table:style-name="ce8" table:formula="of:=IF([.AM50]&gt;=[.AL51];[.AF50];[.AN49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  <table:table-cell table:number-columns-repeated="10"/>
          <table:table-cell table:formula="of:=[.U50]+IF([.J51]&gt;0;1;0)" office:value-type="float" office:value="23" calcext:value-type="float">
            <text:p>23</text:p>
          </table:table-cell>
          <table:table-cell table:formula="of:=[.V50] + [.C51] * IF([.J51]&gt;0;1;0)" office:value-type="float" office:value="1377" calcext:value-type="float">
            <text:p>1377</text:p>
          </table:table-cell>
          <table:table-cell table:formula="of:=IF([.J51] &gt; 0; [.V51]/[.U51]; 0)" office:value-type="float" office:value="59.8695652173913" calcext:value-type="float">
            <text:p>59.8695652173913</text:p>
          </table:table-cell>
          <table:table-cell table:formula="of:=IF([.J51] &gt; 0; MAX([.C$6:.C51]); 0)" office:value-type="float" office:value="133" calcext:value-type="float">
            <text:p>133</text:p>
          </table:table-cell>
          <table:table-cell table:formula="of:=([.X51]/nom)^3" office:value-type="float" office:value="0.69707762962963" calcext:value-type="float">
            <text:p>0.69707762962963</text:p>
          </table:table-cell>
          <table:table-cell/>
          <table:table-cell table:formula="of:=([.W51]/nom)^3" office:value-type="float" office:value="0.0635835154105367" calcext:value-type="float">
            <text:p>0.063583515410537</text:p>
          </table:table-cell>
          <table:table-cell table:formula="of:=[.AA51]*[.AC51]" office:value-type="float" office:value="0.0139883733903181" calcext:value-type="float">
            <text:p>0.013988373390318</text:p>
          </table:table-cell>
          <table:table-cell table:style-name="ce20" table:formula="of:=10 * ([.U51]-1) / 1000" office:value-type="float" office:value="0.22" calcext:value-type="float">
            <text:p>0.22</text:p>
          </table:table-cell>
          <table:table-cell table:number-columns-repeated="2"/>
          <table:table-cell table:formula="of:=[.C52]" office:value-type="float" office:value="4" calcext:value-type="float">
            <text:p>4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1]/[.AG51]" office:value-type="float" office:value="0.0266666666666667" calcext:value-type="float">
            <text:p>0.02666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7" table:formula="of:=LINEARINTERPOLATOR([.$AQ$29:.$AQ$34]; [.$AR$29:.$AR$34] ;[.AH50])" office:value-type="float" office:value="0.3" calcext:value-type="float">
            <text:p>0.3</text:p>
          </table:table-cell>
          <table:table-cell table:style-name="ce27" table:formula="of:=[.AK51]*[.AG51]" office:value-type="float" office:value="45" calcext:value-type="float">
            <text:p>45</text:p>
          </table:table-cell>
          <table:table-cell table:style-name="ce27" table:formula="of:=ABS([.AN50] - [.AF51])" office:value-type="float" office:value="20" calcext:value-type="float">
            <text:p>20</text:p>
          </table:table-cell>
          <table:table-cell table:style-name="ce8" table:formula="of:=IF([.AM51]&gt;=[.AL52];[.AF51];[.AN50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  <table:table-cell table:number-columns-repeated="10"/>
          <table:table-cell table:formula="of:=[.U51]+IF([.J52]&gt;0;1;0)" office:value-type="float" office:value="24" calcext:value-type="float">
            <text:p>24</text:p>
          </table:table-cell>
          <table:table-cell table:formula="of:=[.V51] + [.C52] * IF([.J52]&gt;0;1;0)" office:value-type="float" office:value="1381" calcext:value-type="float">
            <text:p>1381</text:p>
          </table:table-cell>
          <table:table-cell table:formula="of:=IF([.J52] &gt; 0; [.V52]/[.U52]; 0)" office:value-type="float" office:value="57.5416666666667" calcext:value-type="float">
            <text:p>57.5416666666667</text:p>
          </table:table-cell>
          <table:table-cell table:formula="of:=IF([.J52] &gt; 0; MAX([.C$6:.C52]); 0)" office:value-type="float" office:value="133" calcext:value-type="float">
            <text:p>133</text:p>
          </table:table-cell>
          <table:table-cell table:formula="of:=([.X52]/nom)^3" office:value-type="float" office:value="0.69707762962963" calcext:value-type="float">
            <text:p>0.69707762962963</text:p>
          </table:table-cell>
          <table:table-cell/>
          <table:table-cell table:formula="of:=([.W52]/nom)^3" office:value-type="float" office:value="0.0564512461634088" calcext:value-type="float">
            <text:p>0.056451246163409</text:p>
          </table:table-cell>
          <table:table-cell table:formula="of:=[.AA52]*[.AC52]" office:value-type="float" office:value="0.012983786617584" calcext:value-type="float">
            <text:p>0.012983786617584</text:p>
          </table:table-cell>
          <table:table-cell table:style-name="ce20" table:formula="of:=10 * ([.U52]-1) / 1000" office:value-type="float" office:value="0.23" calcext:value-type="float">
            <text:p>0.23</text:p>
          </table:table-cell>
          <table:table-cell table:number-columns-repeated="2"/>
          <table:table-cell table:formula="of:=[.C53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2]/[.AG52]" office:value-type="float" office:value="0.0133333333333333" calcext:value-type="float">
            <text:p>0.013333333333333</text:p>
          </table:table-cell>
          <table:table-cell office:value-type="float" office:value="0.29238096" calcext:value-type="float">
            <text:p>0.29238096</text:p>
          </table:table-cell>
          <table:table-cell office:value-type="float" office:value="43.857143" calcext:value-type="float">
            <text:p>43.857143</text:p>
          </table:table-cell>
          <table:table-cell table:style-name="ce27" table:formula="of:=LINEARINTERPOLATOR([.$AQ$29:.$AQ$34]; [.$AR$29:.$AR$34] ;[.AH51])" office:value-type="float" office:value="0.292380952380952" calcext:value-type="float">
            <text:p>0.292380952380952</text:p>
          </table:table-cell>
          <table:table-cell table:style-name="ce27" table:formula="of:=[.AK52]*[.AG52]" office:value-type="float" office:value="43.8571428571429" calcext:value-type="float">
            <text:p>43.8571428571429</text:p>
          </table:table-cell>
          <table:table-cell table:style-name="ce27" table:formula="of:=ABS([.AN51] - [.AF52])" office:value-type="float" office:value="22" calcext:value-type="float">
            <text:p>22</text:p>
          </table:table-cell>
          <table:table-cell table:style-name="ce8" table:formula="of:=IF([.AM52]&gt;=[.AL53];[.AF52];[.AN51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  <table:table-cell table:number-columns-repeated="10"/>
          <table:table-cell table:formula="of:=[.U52]+IF([.J53]&gt;0;1;0)" office:value-type="float" office:value="25" calcext:value-type="float">
            <text:p>25</text:p>
          </table:table-cell>
          <table:table-cell table:formula="of:=[.V52] + [.C53] * IF([.J53]&gt;0;1;0)" office:value-type="float" office:value="1383" calcext:value-type="float">
            <text:p>1383</text:p>
          </table:table-cell>
          <table:table-cell table:formula="of:=IF([.J53] &gt; 0; [.V53]/[.U53]; 0)" office:value-type="float" office:value="55.32" calcext:value-type="float">
            <text:p>55.32</text:p>
          </table:table-cell>
          <table:table-cell table:formula="of:=IF([.J53] &gt; 0; MAX([.C$6:.C53]); 0)" office:value-type="float" office:value="133" calcext:value-type="float">
            <text:p>133</text:p>
          </table:table-cell>
          <table:table-cell table:formula="of:=([.X53]/nom)^3" office:value-type="float" office:value="0.69707762962963" calcext:value-type="float">
            <text:p>0.69707762962963</text:p>
          </table:table-cell>
          <table:table-cell/>
          <table:table-cell table:formula="of:=([.W53]/nom)^3" office:value-type="float" office:value="0.050161756672" calcext:value-type="float">
            <text:p>0.050161756672</text:p>
          </table:table-cell>
          <table:table-cell table:formula="of:=[.AA53]*[.AC53]" office:value-type="float" office:value="0.01203882160128" calcext:value-type="float">
            <text:p>0.01203882160128</text:p>
          </table:table-cell>
          <table:table-cell table:style-name="ce20" table:formula="of:=10 * ([.U53]-1) / 1000" office:value-type="float" office:value="0.24" calcext:value-type="float">
            <text:p>0.24</text:p>
          </table:table-cell>
          <table:table-cell table:number-columns-repeated="2"/>
          <table:table-cell table:formula="of:=[.C54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3]/[.AG53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52])" office:value-type="float" office:value="0.296190476190476" calcext:value-type="float">
            <text:p>0.296190476190476</text:p>
          </table:table-cell>
          <table:table-cell table:style-name="ce27" table:formula="of:=[.AK53]*[.AG53]" office:value-type="float" office:value="44.4285714285714" calcext:value-type="float">
            <text:p>44.4285714285714</text:p>
          </table:table-cell>
          <table:table-cell table:style-name="ce27" table:formula="of:=ABS([.AN52] - [.AF53])" office:value-type="float" office:value="23" calcext:value-type="float">
            <text:p>23</text:p>
          </table:table-cell>
          <table:table-cell table:style-name="ce8" table:formula="of:=IF([.AM53]&gt;=[.AL54];[.AF53];[.AN52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  <table:table-cell table:number-columns-repeated="10"/>
          <table:table-cell table:formula="of:=[.U53]+IF([.J54]&gt;0;1;0)" office:value-type="float" office:value="26" calcext:value-type="float">
            <text:p>26</text:p>
          </table:table-cell>
          <table:table-cell table:formula="of:=[.V53] + [.C54] * IF([.J54]&gt;0;1;0)" office:value-type="float" office:value="1384" calcext:value-type="float">
            <text:p>1384</text:p>
          </table:table-cell>
          <table:table-cell table:formula="of:=IF([.J54] &gt; 0; [.V54]/[.U54]; 0)" office:value-type="float" office:value="53.2307692307692" calcext:value-type="float">
            <text:p>53.2307692307692</text:p>
          </table:table-cell>
          <table:table-cell table:formula="of:=IF([.J54] &gt; 0; MAX([.C$6:.C54]); 0)" office:value-type="float" office:value="133" calcext:value-type="float">
            <text:p>133</text:p>
          </table:table-cell>
          <table:table-cell table:formula="of:=([.X54]/nom)^3" office:value-type="float" office:value="0.69707762962963" calcext:value-type="float">
            <text:p>0.69707762962963</text:p>
          </table:table-cell>
          <table:table-cell/>
          <table:table-cell table:formula="of:=([.W54]/nom)^3" office:value-type="float" office:value="0.0446904213489776" calcext:value-type="float">
            <text:p>0.044690421348978</text:p>
          </table:table-cell>
          <table:table-cell table:formula="of:=[.AA54]*[.AC54]" office:value-type="float" office:value="0.0111726053372444" calcext:value-type="float">
            <text:p>0.011172605337244</text:p>
          </table:table-cell>
          <table:table-cell table:style-name="ce20" table:formula="of:=10 * ([.U54]-1) / 1000" office:value-type="float" office:value="0.25" calcext:value-type="float">
            <text:p>0.25</text:p>
          </table:table-cell>
          <table:table-cell table:number-columns-repeated="2"/>
          <table:table-cell table:formula="of:=[.C55]" office:value-type="float" office:value="3" calcext:value-type="float">
            <text:p>3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4]/[.AG54]" office:value-type="float" office:value="0.02" calcext:value-type="float">
            <text:p>0.02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7" table:formula="of:=LINEARINTERPOLATOR([.$AQ$29:.$AQ$34]; [.$AR$29:.$AR$34] ;[.AH53])" office:value-type="float" office:value="0.298095238095238" calcext:value-type="float">
            <text:p>0.298095238095238</text:p>
          </table:table-cell>
          <table:table-cell table:style-name="ce27" table:formula="of:=[.AK54]*[.AG54]" office:value-type="float" office:value="44.7142857142857" calcext:value-type="float">
            <text:p>44.7142857142857</text:p>
          </table:table-cell>
          <table:table-cell table:style-name="ce27" table:formula="of:=ABS([.AN53] - [.AF54])" office:value-type="float" office:value="21" calcext:value-type="float">
            <text:p>21</text:p>
          </table:table-cell>
          <table:table-cell table:style-name="ce8" table:formula="of:=IF([.AM54]&gt;=[.AL55];[.AF54];[.AN53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  <table:table-cell table:number-columns-repeated="10"/>
          <table:table-cell table:formula="of:=[.U54]+IF([.J55]&gt;0;1;0)" office:value-type="float" office:value="27" calcext:value-type="float">
            <text:p>27</text:p>
          </table:table-cell>
          <table:table-cell table:formula="of:=[.V54] + [.C55] * IF([.J55]&gt;0;1;0)" office:value-type="float" office:value="1387" calcext:value-type="float">
            <text:p>1387</text:p>
          </table:table-cell>
          <table:table-cell table:formula="of:=IF([.J55] &gt; 0; [.V55]/[.U55]; 0)" office:value-type="float" office:value="51.3703703703704" calcext:value-type="float">
            <text:p>51.3703703703704</text:p>
          </table:table-cell>
          <table:table-cell table:formula="of:=IF([.J55] &gt; 0; MAX([.C$6:.C55]); 0)" office:value-type="float" office:value="133" calcext:value-type="float">
            <text:p>133</text:p>
          </table:table-cell>
          <table:table-cell table:formula="of:=([.X55]/nom)^3" office:value-type="float" office:value="0.69707762962963" calcext:value-type="float">
            <text:p>0.69707762962963</text:p>
          </table:table-cell>
          <table:table-cell/>
          <table:table-cell table:formula="of:=([.W55]/nom)^3" office:value-type="float" office:value="0.040166529913951" calcext:value-type="float">
            <text:p>0.040166529913951</text:p>
          </table:table-cell>
          <table:table-cell table:formula="of:=[.AA55]*[.AC55]" office:value-type="float" office:value="0.0104432977776273" calcext:value-type="float">
            <text:p>0.010443297777627</text:p>
          </table:table-cell>
          <table:table-cell table:style-name="ce20" table:formula="of:=10 * ([.U55]-1) / 1000" office:value-type="float" office:value="0.26" calcext:value-type="float">
            <text:p>0.26</text:p>
          </table:table-cell>
          <table:table-cell table:number-columns-repeated="2"/>
          <table:table-cell table:formula="of:=[.C5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5]/[.AG55]" office:value-type="float" office:value="0" calcext:value-type="float">
            <text:p>0</text:p>
          </table:table-cell>
          <table:table-cell office:value-type="float" office:value="0.2942857" calcext:value-type="float">
            <text:p>0.2942857</text:p>
          </table:table-cell>
          <table:table-cell office:value-type="float" office:value="44.142857" calcext:value-type="float">
            <text:p>44.142857</text:p>
          </table:table-cell>
          <table:table-cell table:style-name="ce27" table:formula="of:=LINEARINTERPOLATOR([.$AQ$29:.$AQ$34]; [.$AR$29:.$AR$34] ;[.AH54])" office:value-type="float" office:value="0.294285714285714" calcext:value-type="float">
            <text:p>0.294285714285714</text:p>
          </table:table-cell>
          <table:table-cell table:style-name="ce27" table:formula="of:=[.AK55]*[.AG55]" office:value-type="float" office:value="44.1428571428571" calcext:value-type="float">
            <text:p>44.1428571428571</text:p>
          </table:table-cell>
          <table:table-cell table:style-name="ce27" table:formula="of:=ABS([.AN54] - [.AF55])" office:value-type="float" office:value="24" calcext:value-type="float">
            <text:p>24</text:p>
          </table:table-cell>
          <table:table-cell table:style-name="ce8" table:formula="of:=IF([.AM55]&gt;=[.AL56];[.AF55];[.AN54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  <table:table-cell table:number-columns-repeated="10"/>
          <table:table-cell table:formula="of:=[.U55]+IF([.J56]&gt;0;1;0)" office:value-type="float" office:value="28" calcext:value-type="float">
            <text:p>28</text:p>
          </table:table-cell>
          <table:table-cell table:formula="of:=[.V55] + [.C56] * IF([.J56]&gt;0;1;0)" office:value-type="float" office:value="1387" calcext:value-type="float">
            <text:p>1387</text:p>
          </table:table-cell>
          <table:table-cell table:formula="of:=IF([.J56] &gt; 0; [.V56]/[.U56]; 0)" office:value-type="float" office:value="49.5357142857143" calcext:value-type="float">
            <text:p>49.5357142857143</text:p>
          </table:table-cell>
          <table:table-cell table:formula="of:=IF([.J56] &gt; 0; MAX([.C$6:.C56]); 0)" office:value-type="float" office:value="133" calcext:value-type="float">
            <text:p>133</text:p>
          </table:table-cell>
          <table:table-cell table:formula="of:=([.X56]/nom)^3" office:value-type="float" office:value="0.69707762962963" calcext:value-type="float">
            <text:p>0.69707762962963</text:p>
          </table:table-cell>
          <table:table-cell/>
          <table:table-cell table:formula="of:=([.W56]/nom)^3" office:value-type="float" office:value="0.0360148418502321" calcext:value-type="float">
            <text:p>0.036014841850232</text:p>
          </table:table-cell>
          <table:table-cell table:formula="of:=[.AA56]*[.AC56]" office:value-type="float" office:value="0.00972400729956268" calcext:value-type="float">
            <text:p>0.009724007299563</text:p>
          </table:table-cell>
          <table:table-cell table:style-name="ce20" table:formula="of:=10 * ([.U56]-1) / 1000" office:value-type="float" office:value="0.27" calcext:value-type="float">
            <text:p>0.27</text:p>
          </table:table-cell>
          <table:table-cell table:number-columns-repeated="2"/>
          <table:table-cell table:formula="of:=[.C57]" office:value-type="float" office:value="2" calcext:value-type="float">
            <text:p>2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6]/[.AG56]" office:value-type="float" office:value="0.0133333333333333" calcext:value-type="float">
            <text:p>0.01333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style-name="ce27" table:formula="of:=LINEARINTERPOLATOR([.$AQ$29:.$AQ$34]; [.$AR$29:.$AR$34] ;[.AH55])" office:value-type="float" office:value="0.3" calcext:value-type="float">
            <text:p>0.3</text:p>
          </table:table-cell>
          <table:table-cell table:style-name="ce27" table:formula="of:=[.AK56]*[.AG56]" office:value-type="float" office:value="45" calcext:value-type="float">
            <text:p>45</text:p>
          </table:table-cell>
          <table:table-cell table:style-name="ce27" table:formula="of:=ABS([.AN55] - [.AF56])" office:value-type="float" office:value="22" calcext:value-type="float">
            <text:p>22</text:p>
          </table:table-cell>
          <table:table-cell table:style-name="ce8" table:formula="of:=IF([.AM56]&gt;=[.AL57];[.AF56];[.AN55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  <table:table-cell table:number-columns-repeated="10"/>
          <table:table-cell table:formula="of:=[.U56]+IF([.J57]&gt;0;1;0)" office:value-type="float" office:value="29" calcext:value-type="float">
            <text:p>29</text:p>
          </table:table-cell>
          <table:table-cell table:formula="of:=[.V56] + [.C57] * IF([.J57]&gt;0;1;0)" office:value-type="float" office:value="1389" calcext:value-type="float">
            <text:p>1389</text:p>
          </table:table-cell>
          <table:table-cell table:formula="of:=IF([.J57] &gt; 0; [.V57]/[.U57]; 0)" office:value-type="float" office:value="47.8965517241379" calcext:value-type="float">
            <text:p>47.8965517241379</text:p>
          </table:table-cell>
          <table:table-cell table:formula="of:=IF([.J57] &gt; 0; MAX([.C$6:.C57]); 0)" office:value-type="float" office:value="133" calcext:value-type="float">
            <text:p>133</text:p>
          </table:table-cell>
          <table:table-cell table:formula="of:=([.X57]/nom)^3" office:value-type="float" office:value="0.69707762962963" calcext:value-type="float">
            <text:p>0.69707762962963</text:p>
          </table:table-cell>
          <table:table-cell/>
          <table:table-cell table:formula="of:=([.W57]/nom)^3" office:value-type="float" office:value="0.0325565942023043" calcext:value-type="float">
            <text:p>0.032556594202304</text:p>
          </table:table-cell>
          <table:table-cell table:formula="of:=[.AA57]*[.AC57]" office:value-type="float" office:value="0.00911584637664521" calcext:value-type="float">
            <text:p>0.009115846376645</text:p>
          </table:table-cell>
          <table:table-cell table:style-name="ce20" table:formula="of:=10 * ([.U57]-1) / 1000" office:value-type="float" office:value="0.28" calcext:value-type="float">
            <text:p>0.28</text:p>
          </table:table-cell>
          <table:table-cell table:number-columns-repeated="2"/>
          <table:table-cell table:formula="of:=[.C58]" office:value-type="float" office:value="1" calcext:value-type="float">
            <text:p>1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7]/[.AG57]" office:value-type="float" office:value="0.00666666666666667" calcext:value-type="float">
            <text:p>0.006666666666667</text:p>
          </table:table-cell>
          <table:table-cell office:value-type="float" office:value="0.29619047" calcext:value-type="float">
            <text:p>0.29619047</text:p>
          </table:table-cell>
          <table:table-cell office:value-type="float" office:value="44.42857" calcext:value-type="float">
            <text:p>44.42857</text:p>
          </table:table-cell>
          <table:table-cell table:style-name="ce27" table:formula="of:=LINEARINTERPOLATOR([.$AQ$29:.$AQ$34]; [.$AR$29:.$AR$34] ;[.AH56])" office:value-type="float" office:value="0.296190476190476" calcext:value-type="float">
            <text:p>0.296190476190476</text:p>
          </table:table-cell>
          <table:table-cell table:style-name="ce27" table:formula="of:=[.AK57]*[.AG57]" office:value-type="float" office:value="44.4285714285714" calcext:value-type="float">
            <text:p>44.4285714285714</text:p>
          </table:table-cell>
          <table:table-cell table:style-name="ce27" table:formula="of:=ABS([.AN56] - [.AF57])" office:value-type="float" office:value="23" calcext:value-type="float">
            <text:p>23</text:p>
          </table:table-cell>
          <table:table-cell table:style-name="ce8" table:formula="of:=IF([.AM57]&gt;=[.AL58];[.AF57];[.AN56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  <table:table-cell table:number-columns-repeated="10"/>
          <table:table-cell table:formula="of:=[.U57]+IF([.J58]&gt;0;1;0)" office:value-type="float" office:value="30" calcext:value-type="float">
            <text:p>30</text:p>
          </table:table-cell>
          <table:table-cell table:formula="of:=[.V57] + [.C58] * IF([.J58]&gt;0;1;0)" office:value-type="float" office:value="1390" calcext:value-type="float">
            <text:p>1390</text:p>
          </table:table-cell>
          <table:table-cell table:formula="of:=IF([.J58] &gt; 0; [.V58]/[.U58]; 0)" office:value-type="float" office:value="46.3333333333333" calcext:value-type="float">
            <text:p>46.3333333333333</text:p>
          </table:table-cell>
          <table:table-cell table:formula="of:=IF([.J58] &gt; 0; MAX([.C$6:.C58]); 0)" office:value-type="float" office:value="133" calcext:value-type="float">
            <text:p>133</text:p>
          </table:table-cell>
          <table:table-cell table:formula="of:=([.X58]/nom)^3" office:value-type="float" office:value="0.69707762962963" calcext:value-type="float">
            <text:p>0.69707762962963</text:p>
          </table:table-cell>
          <table:table-cell/>
          <table:table-cell table:formula="of:=([.W58]/nom)^3" office:value-type="float" office:value="0.0294718134430727" calcext:value-type="float">
            <text:p>0.029471813443073</text:p>
          </table:table-cell>
          <table:table-cell table:formula="of:=[.AA58]*[.AC58]" office:value-type="float" office:value="0.00854682589849108" calcext:value-type="float">
            <text:p>0.008546825898491</text:p>
          </table:table-cell>
          <table:table-cell table:style-name="ce20" table:formula="of:=10 * ([.U58]-1) / 1000" office:value-type="float" office:value="0.29" calcext:value-type="float">
            <text:p>0.29</text:p>
          </table:table-cell>
          <table:table-cell table:number-columns-repeated="2"/>
          <table:table-cell table:formula="of:=[.C59]" office:value-type="float" office:value="0.7" calcext:value-type="float">
            <text:p>0.7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8]/[.AG58]" office:value-type="float" office:value="0.00466666666666667" calcext:value-type="float">
            <text:p>0.004666666666667</text:p>
          </table:table-cell>
          <table:table-cell office:value-type="float" office:value="0.29809523" calcext:value-type="float">
            <text:p>0.29809523</text:p>
          </table:table-cell>
          <table:table-cell office:value-type="float" office:value="44.714283" calcext:value-type="float">
            <text:p>44.714283</text:p>
          </table:table-cell>
          <table:table-cell table:style-name="ce27" table:formula="of:=LINEARINTERPOLATOR([.$AQ$29:.$AQ$34]; [.$AR$29:.$AR$34] ;[.AH57])" office:value-type="float" office:value="0.298095238095238" calcext:value-type="float">
            <text:p>0.298095238095238</text:p>
          </table:table-cell>
          <table:table-cell table:style-name="ce27" table:formula="of:=[.AK58]*[.AG58]" office:value-type="float" office:value="44.7142857142857" calcext:value-type="float">
            <text:p>44.7142857142857</text:p>
          </table:table-cell>
          <table:table-cell table:style-name="ce27" table:formula="of:=ABS([.AN57] - [.AF58])" office:value-type="float" office:value="23.3" calcext:value-type="float">
            <text:p>23.3</text:p>
          </table:table-cell>
          <table:table-cell table:style-name="ce8" table:formula="of:=IF([.AM58]&gt;=[.AL59];[.AF58];[.AN57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  <table:table-cell table:number-columns-repeated="10"/>
          <table:table-cell table:formula="of:=[.U58]+IF([.J59]&gt;0;1;0)" office:value-type="float" office:value="31" calcext:value-type="float">
            <text:p>31</text:p>
          </table:table-cell>
          <table:table-cell table:formula="of:=[.V58] + [.C59] * IF([.J59]&gt;0;1;0)" office:value-type="float" office:value="1390.7" calcext:value-type="float">
            <text:p>1390.7</text:p>
          </table:table-cell>
          <table:table-cell table:formula="of:=IF([.J59] &gt; 0; [.V59]/[.U59]; 0)" office:value-type="float" office:value="44.8612903225807" calcext:value-type="float">
            <text:p>44.8612903225807</text:p>
          </table:table-cell>
          <table:table-cell table:formula="of:=IF([.J59] &gt; 0; MAX([.C$6:.C59]); 0)" office:value-type="float" office:value="133" calcext:value-type="float">
            <text:p>133</text:p>
          </table:table-cell>
          <table:table-cell table:formula="of:=([.X59]/nom)^3" office:value-type="float" office:value="0.69707762962963" calcext:value-type="float">
            <text:p>0.69707762962963</text:p>
          </table:table-cell>
          <table:table-cell/>
          <table:table-cell table:formula="of:=([.W59]/nom)^3" office:value-type="float" office:value="0.0267510914048662" calcext:value-type="float">
            <text:p>0.026751091404866</text:p>
          </table:table-cell>
          <table:table-cell table:formula="of:=[.AA59]*[.AC59]" office:value-type="float" office:value="0.00802532742145987" calcext:value-type="float">
            <text:p>0.00802532742146</text:p>
          </table:table-cell>
          <table:table-cell table:style-name="ce20" table:formula="of:=10 * ([.U59]-1) / 1000" office:value-type="float" office:value="0.3" calcext:value-type="float">
            <text:p>0.3</text:p>
          </table:table-cell>
          <table:table-cell table:number-columns-repeated="2"/>
          <table:table-cell table:formula="of:=[.C60]" office:value-type="float" office:value="0.8" calcext:value-type="float">
            <text:p>0.8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59]/[.AG59]" office:value-type="float" office:value="0.00533333333333333" calcext:value-type="float">
            <text:p>0.005333333333333</text:p>
          </table:table-cell>
          <table:table-cell office:value-type="float" office:value="0.29866666" calcext:value-type="float">
            <text:p>0.29866666</text:p>
          </table:table-cell>
          <table:table-cell office:value-type="float" office:value="44.8" calcext:value-type="float">
            <text:p>44.8</text:p>
          </table:table-cell>
          <table:table-cell table:style-name="ce27" table:formula="of:=LINEARINTERPOLATOR([.$AQ$29:.$AQ$34]; [.$AR$29:.$AR$34] ;[.AH58])" office:value-type="float" office:value="0.298666666666667" calcext:value-type="float">
            <text:p>0.298666666666667</text:p>
          </table:table-cell>
          <table:table-cell table:style-name="ce27" table:formula="of:=[.AK59]*[.AG59]" office:value-type="float" office:value="44.8" calcext:value-type="float">
            <text:p>44.8</text:p>
          </table:table-cell>
          <table:table-cell table:style-name="ce27" table:formula="of:=ABS([.AN58] - [.AF59])" office:value-type="float" office:value="23.2" calcext:value-type="float">
            <text:p>23.2</text:p>
          </table:table-cell>
          <table:table-cell table:style-name="ce8" table:formula="of:=IF([.AM59]&gt;=[.AL60];[.AF59];[.AN58])" office:value-type="float" office:value="24" calcext:value-type="float">
            <text:p>24.0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  <table:table-cell table:number-columns-repeated="10"/>
          <table:table-cell table:formula="of:=[.U59]+IF([.J60]&gt;0;1;0)" office:value-type="float" office:value="32" calcext:value-type="float">
            <text:p>32</text:p>
          </table:table-cell>
          <table:table-cell table:formula="of:=[.V59] + [.C60] * IF([.J60]&gt;0;1;0)" office:value-type="float" office:value="1391.5" calcext:value-type="float">
            <text:p>1391.5</text:p>
          </table:table-cell>
          <table:table-cell table:formula="of:=IF([.J60] &gt; 0; [.V60]/[.U60]; 0)" office:value-type="float" office:value="43.484375" calcext:value-type="float">
            <text:p>43.484375</text:p>
          </table:table-cell>
          <table:table-cell table:formula="of:=IF([.J60] &gt; 0; MAX([.C$6:.C60]); 0)" office:value-type="float" office:value="133" calcext:value-type="float">
            <text:p>133</text:p>
          </table:table-cell>
          <table:table-cell table:formula="of:=([.X60]/nom)^3" office:value-type="float" office:value="0.69707762962963" calcext:value-type="float">
            <text:p>0.69707762962963</text:p>
          </table:table-cell>
          <table:table-cell/>
          <table:table-cell table:formula="of:=([.W60]/nom)^3" office:value-type="float" office:value="0.0243627281889739" calcext:value-type="float">
            <text:p>0.024362728188974</text:p>
          </table:table-cell>
          <table:table-cell table:formula="of:=[.AA60]*[.AC60]" office:value-type="float" office:value="0.00755244573858191" calcext:value-type="float">
            <text:p>0.007552445738582</text:p>
          </table:table-cell>
          <table:table-cell table:style-name="ce20" table:formula="of:=10 * ([.U60]-1) / 1000" office:value-type="float" office:value="0.31" calcext:value-type="float">
            <text:p>0.31</text:p>
          </table:table-cell>
          <table:table-cell table:formula="of:=[.W60]/nom" office:value-type="float" office:value="0.289895833333333" calcext:value-type="float">
            <text:p>0.289895833333333</text:p>
          </table:table-cell>
          <table:table-cell/>
          <table:table-cell table:formula="of:=[.C61]" office:value-type="float" office:value="0.4" calcext:value-type="float">
            <text:p>0.4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0]/[.AG60]" office:value-type="float" office:value="0.00266666666666667" calcext:value-type="float">
            <text:p>0.002666666666667</text:p>
          </table:table-cell>
          <table:table-cell office:value-type="float" office:value="0.2984762" calcext:value-type="float">
            <text:p>0.2984762</text:p>
          </table:table-cell>
          <table:table-cell office:value-type="float" office:value="44.771427" calcext:value-type="float">
            <text:p>44.771427</text:p>
          </table:table-cell>
          <table:table-cell table:style-name="ce27" table:formula="of:=LINEARINTERPOLATOR([.$AQ$29:.$AQ$34]; [.$AR$29:.$AR$34] ;[.AH59])" office:value-type="float" office:value="0.29847619047619" calcext:value-type="float">
            <text:p>0.29847619047619</text:p>
          </table:table-cell>
          <table:table-cell table:style-name="ce27" table:formula="of:=[.AK60]*[.AG60]" office:value-type="float" office:value="44.7714285714286" calcext:value-type="float">
            <text:p>44.7714285714286</text:p>
          </table:table-cell>
          <table:table-cell table:style-name="ce27" table:formula="of:=ABS([.AN59] - [.AF60])" office:value-type="float" office:value="23.6" calcext:value-type="float">
            <text:p>23.6</text:p>
          </table:table-cell>
          <table:table-cell table:style-name="ce8" table:formula="of:=IF([.AM60]&gt;=[.AL61];[.AF60];[.AN59])" office:value-type="float" office:value="0.4" calcext:value-type="float">
            <text:p>0.4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  <table:table-cell table:number-columns-repeated="10"/>
          <table:table-cell table:formula="of:=[.U60]+IF([.J61]&gt;0;1;0)" office:value-type="float" office:value="32" calcext:value-type="float">
            <text:p>32</text:p>
          </table:table-cell>
          <table:table-cell table:formula="of:=[.V60] + [.C61] * IF([.J61]&gt;0;1;0)" office:value-type="float" office:value="1391.5" calcext:value-type="float">
            <text:p>1391.5</text:p>
          </table:table-cell>
          <table:table-cell table:formula="of:=IF(TRUE(); [.V61]/33; 0)" office:value-type="float" office:value="42.1666666666667" calcext:value-type="float">
            <text:p>42.1666666666667</text:p>
          </table:table-cell>
          <table:table-cell table:formula="of:=IF([.J61] &gt; 0; MAX([.C$6:.C61]); 0)" office:value-type="float" office:value="0" calcext:value-type="float">
            <text:p>0</text:p>
          </table:table-cell>
          <table:table-cell table:formula="of:=([.X61]/nom)^3" office:value-type="float" office:value="0" calcext:value-type="float">
            <text:p>0</text:p>
          </table:table-cell>
          <table:table-cell/>
          <table:table-cell table:formula="of:=([.W61]/nom)^3" office:value-type="float" office:value="0.0222143717421125" calcext:value-type="float">
            <text:p>0.022214371742113</text:p>
          </table:table-cell>
          <table:table-cell table:number-columns-repeated="2"/>
          <table:table-cell table:formula="of:=[.W61]/nom" office:value-type="float" office:value="0.281111111111111" calcext:value-type="float">
            <text:p>0.281111111111111</text:p>
          </table:table-cell>
          <table:table-cell/>
          <table:table-cell table:formula="of:=[.C62]" office:value-type="float" office:value="0.3" calcext:value-type="float">
            <text:p>0.3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1]/[.AG61]" office:value-type="float" office:value="0.002" calcext:value-type="float">
            <text:p>0.002</text:p>
          </table:table-cell>
          <table:table-cell table:number-columns-repeated="4"/>
          <table:table-cell table:style-name="ce26" table:formula="of:=ABS([.AN60] - [.AF61])" office:value-type="float" office:value="0.1" calcext:value-type="float">
            <text:p>0.1</text:p>
          </table:table-cell>
          <table:table-cell table:style-name="ce8" table:formula="of:=IF([.AM61]&gt;=[.AL62];[.AF61];[.AN60])" office:value-type="float" office:value="0.3" calcext:value-type="float">
            <text:p>0.3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  <table:table-cell table:number-columns-repeated="10"/>
          <table:table-cell table:formula="of:=[.U61]+IF([.J62]&gt;0;1;0)" office:value-type="float" office:value="32" calcext:value-type="float">
            <text:p>32</text:p>
          </table:table-cell>
          <table:table-cell table:formula="of:=[.V61] + [.C62] * IF([.J62]&gt;0;1;0)" office:value-type="float" office:value="1391.5" calcext:value-type="float">
            <text:p>1391.5</text:p>
          </table:table-cell>
          <table:table-cell table:formula="of:=IF(TRUE(); [.V62]/34; 0)" office:value-type="float" office:value="40.9264705882353" calcext:value-type="float">
            <text:p>40.9264705882353</text:p>
          </table:table-cell>
          <table:table-cell table:formula="of:=IF([.J62] &gt; 0; MAX([.C$6:.C62]); 0)" office:value-type="float" office:value="0" calcext:value-type="float">
            <text:p>0</text:p>
          </table:table-cell>
          <table:table-cell table:formula="of:=([.X62]/nom)^3" office:value-type="float" office:value="0" calcext:value-type="float">
            <text:p>0</text:p>
          </table:table-cell>
          <table:table-cell/>
          <table:table-cell table:formula="of:=([.W62]/nom)^3" office:value-type="float" office:value="0.0203113646778012" calcext:value-type="float">
            <text:p>0.020311364677801</text:p>
          </table:table-cell>
          <table:table-cell table:number-columns-repeated="2"/>
          <table:table-cell table:formula="of:=[.W62]/nom" office:value-type="float" office:value="0.272843137254902" calcext:value-type="float">
            <text:p>0.272843137254902</text:p>
          </table:table-cell>
          <table:table-cell/>
          <table:table-cell table:formula="of:=[.C63]" office:value-type="float" office:value="0.2" calcext:value-type="float">
            <text:p>0.2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2]/[.AG62]" office:value-type="float" office:value="0.00133333333333333" calcext:value-type="float">
            <text:p>0.001333333333333</text:p>
          </table:table-cell>
          <table:table-cell table:number-columns-repeated="4"/>
          <table:table-cell table:style-name="ce26" table:formula="of:=ABS([.AN61] - [.AF62])" office:value-type="float" office:value="0.1" calcext:value-type="float">
            <text:p>0.1</text:p>
          </table:table-cell>
          <table:table-cell table:style-name="ce8" table:formula="of:=IF([.AM62]&gt;=[.AL63];[.AF62];[.AN61])" office:value-type="float" office:value="0.2" calcext:value-type="float">
            <text:p>0.2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  <table:table-cell table:number-columns-repeated="10"/>
          <table:table-cell table:formula="of:=[.U62]+IF([.J63]&gt;0;1;0)" office:value-type="float" office:value="32" calcext:value-type="float">
            <text:p>32</text:p>
          </table:table-cell>
          <table:table-cell table:formula="of:=[.V62] + [.C63] * IF([.J63]&gt;0;1;0)" office:value-type="float" office:value="1391.5" calcext:value-type="float">
            <text:p>1391.5</text:p>
          </table:table-cell>
          <table:table-cell table:formula="of:=IF([.J63] &gt; 0; [.V63]/[.U63]; 0)" office:value-type="float" office:value="0" calcext:value-type="float">
            <text:p>0</text:p>
          </table:table-cell>
          <table:table-cell table:formula="of:=IF([.J63] &gt; 0; MAX([.C$6:.C63]); 0)" office:value-type="float" office:value="0" calcext:value-type="float">
            <text:p>0</text:p>
          </table:table-cell>
          <table:table-cell table:formula="of:=([.X63]/nom)^3" office:value-type="float" office:value="0" calcext:value-type="float">
            <text:p>0</text:p>
          </table:table-cell>
          <table:table-cell/>
          <table:table-cell table:formula="of:=([.W63]/nom)^3" office:value-type="float" office:value="0" calcext:value-type="float">
            <text:p>0</text:p>
          </table:table-cell>
          <table:table-cell table:number-columns-repeated="4"/>
          <table:table-cell table:formula="of:=[.C64]" office:value-type="float" office:value="0.1" calcext:value-type="float">
            <text:p>0.1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3]/[.AG63]" office:value-type="float" office:value="0.000666666666666667" calcext:value-type="float">
            <text:p>0.000666666666667</text:p>
          </table:table-cell>
          <table:table-cell table:number-columns-repeated="4"/>
          <table:table-cell table:style-name="ce26" table:formula="of:=ABS([.AN62] - [.AF63])" office:value-type="float" office:value="0.1" calcext:value-type="float">
            <text:p>0.1</text:p>
          </table:table-cell>
          <table:table-cell table:style-name="ce8" table:formula="of:=IF([.AM63]&gt;=[.AL64];[.AF63];[.AN62])" office:value-type="float" office:value="0.1" calcext:value-type="float">
            <text:p>0.1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  <table:table-cell table:number-columns-repeated="10"/>
          <table:table-cell table:formula="of:=[.U63]+IF([.J64]&gt;0;1;0)" office:value-type="float" office:value="32" calcext:value-type="float">
            <text:p>32</text:p>
          </table:table-cell>
          <table:table-cell table:formula="of:=[.V63] + [.C64] * IF([.J64]&gt;0;1;0)" office:value-type="float" office:value="1391.5" calcext:value-type="float">
            <text:p>1391.5</text:p>
          </table:table-cell>
          <table:table-cell table:formula="of:=IF([.J64] &gt; 0; [.V64]/[.U64]; 0)" office:value-type="float" office:value="0" calcext:value-type="float">
            <text:p>0</text:p>
          </table:table-cell>
          <table:table-cell table:formula="of:=IF([.J64] &gt; 0; MAX([.C$6:.C64]); 0)" office:value-type="float" office:value="0" calcext:value-type="float">
            <text:p>0</text:p>
          </table:table-cell>
          <table:table-cell table:formula="of:=([.X64]/nom)^3" office:value-type="float" office:value="0" calcext:value-type="float">
            <text:p>0</text:p>
          </table:table-cell>
          <table:table-cell/>
          <table:table-cell table:formula="of:=([.W64]/nom)^3" office:value-type="float" office:value="0" calcext:value-type="float">
            <text:p>0</text:p>
          </table:table-cell>
          <table:table-cell table:number-columns-repeated="4"/>
          <table:table-cell table:formula="of:=[.C65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4]/[.AG64]" office:value-type="float" office:value="0" calcext:value-type="float">
            <text:p>0</text:p>
          </table:table-cell>
          <table:table-cell table:number-columns-repeated="4"/>
          <table:table-cell table:style-name="ce26" table:formula="of:=ABS([.AN63] - [.AF64])" office:value-type="float" office:value="0.1" calcext:value-type="float">
            <text:p>0.1</text:p>
          </table:table-cell>
          <table:table-cell table:style-name="ce8" table:formula="of:=IF([.AM64]&gt;=[.AL65];[.AF64];[.AN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  <table:table-cell table:number-columns-repeated="10"/>
          <table:table-cell table:formula="of:=[.U64]+IF([.J65]&gt;0;1;0)" office:value-type="float" office:value="32" calcext:value-type="float">
            <text:p>32</text:p>
          </table:table-cell>
          <table:table-cell table:formula="of:=[.V64] + [.C65] * IF([.J65]&gt;0;1;0)" office:value-type="float" office:value="1391.5" calcext:value-type="float">
            <text:p>1391.5</text:p>
          </table:table-cell>
          <table:table-cell table:formula="of:=IF([.J65] &gt; 0; [.V65]/[.U65]; 0)" office:value-type="float" office:value="0" calcext:value-type="float">
            <text:p>0</text:p>
          </table:table-cell>
          <table:table-cell table:formula="of:=IF([.J65] &gt; 0; MAX([.C$6:.C65]); 0)" office:value-type="float" office:value="0" calcext:value-type="float">
            <text:p>0</text:p>
          </table:table-cell>
          <table:table-cell table:formula="of:=([.X65]/nom)^3" office:value-type="float" office:value="0" calcext:value-type="float">
            <text:p>0</text:p>
          </table:table-cell>
          <table:table-cell/>
          <table:table-cell table:formula="of:=([.W65]/nom)^3" office:value-type="float" office:value="0" calcext:value-type="float">
            <text:p>0</text:p>
          </table:table-cell>
          <table:table-cell table:number-columns-repeated="4"/>
          <table:table-cell table:formula="of:=[.C66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5]/[.AG65]" office:value-type="float" office:value="0" calcext:value-type="float">
            <text:p>0</text:p>
          </table:table-cell>
          <table:table-cell table:number-columns-repeated="4"/>
          <table:table-cell table:style-name="ce26" table:formula="of:=ABS([.AN64] - [.AF65])" office:value-type="float" office:value="0" calcext:value-type="float">
            <text:p>0</text:p>
          </table:table-cell>
          <table:table-cell table:style-name="ce8" table:formula="of:=IF([.AM65]&gt;=[.AL66];[.AF65];[.AN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  <table:table-cell table:number-columns-repeated="10"/>
          <table:table-cell table:formula="of:=[.U65]+IF([.J66]&gt;0;1;0)" office:value-type="float" office:value="32" calcext:value-type="float">
            <text:p>32</text:p>
          </table:table-cell>
          <table:table-cell table:formula="of:=[.V65] + [.C66] * IF([.J66]&gt;0;1;0)" office:value-type="float" office:value="1391.5" calcext:value-type="float">
            <text:p>1391.5</text:p>
          </table:table-cell>
          <table:table-cell table:formula="of:=IF([.J66] &gt; 0; [.V66]/[.U66]; 0)" office:value-type="float" office:value="0" calcext:value-type="float">
            <text:p>0</text:p>
          </table:table-cell>
          <table:table-cell table:formula="of:=IF([.J66] &gt; 0; MAX([.C$6:.C66]); 0)" office:value-type="float" office:value="0" calcext:value-type="float">
            <text:p>0</text:p>
          </table:table-cell>
          <table:table-cell table:formula="of:=([.X66]/nom)^3" office:value-type="float" office:value="0" calcext:value-type="float">
            <text:p>0</text:p>
          </table:table-cell>
          <table:table-cell/>
          <table:table-cell table:formula="of:=([.W66]/nom)^3" office:value-type="float" office:value="0" calcext:value-type="float">
            <text:p>0</text:p>
          </table:table-cell>
          <table:table-cell table:number-columns-repeated="4"/>
          <table:table-cell table:formula="of:=[.C67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6]/[.AG66]" office:value-type="float" office:value="0" calcext:value-type="float">
            <text:p>0</text:p>
          </table:table-cell>
          <table:table-cell table:number-columns-repeated="4"/>
          <table:table-cell table:style-name="ce26" table:formula="of:=ABS([.AN65] - [.AF66])" office:value-type="float" office:value="0" calcext:value-type="float">
            <text:p>0</text:p>
          </table:table-cell>
          <table:table-cell table:style-name="ce8" table:formula="of:=IF([.AM66]&gt;=[.AL67];[.AF66];[.AN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  <table:table-cell table:number-columns-repeated="10"/>
          <table:table-cell table:formula="of:=[.U66]+IF([.J67]&gt;0;1;0)" office:value-type="float" office:value="32" calcext:value-type="float">
            <text:p>32</text:p>
          </table:table-cell>
          <table:table-cell table:formula="of:=[.V66] + [.C67] * IF([.J67]&gt;0;1;0)" office:value-type="float" office:value="1391.5" calcext:value-type="float">
            <text:p>1391.5</text:p>
          </table:table-cell>
          <table:table-cell table:formula="of:=IF([.J67] &gt; 0; [.V67]/[.U67]; 0)" office:value-type="float" office:value="0" calcext:value-type="float">
            <text:p>0</text:p>
          </table:table-cell>
          <table:table-cell table:formula="of:=IF([.J67] &gt; 0; MAX([.C$6:.C67]); 0)" office:value-type="float" office:value="0" calcext:value-type="float">
            <text:p>0</text:p>
          </table:table-cell>
          <table:table-cell table:formula="of:=([.X67]/nom)^3" office:value-type="float" office:value="0" calcext:value-type="float">
            <text:p>0</text:p>
          </table:table-cell>
          <table:table-cell/>
          <table:table-cell table:formula="of:=([.W67]/nom)^3" office:value-type="float" office:value="0" calcext:value-type="float">
            <text:p>0</text:p>
          </table:table-cell>
          <table:table-cell table:number-columns-repeated="4"/>
          <table:table-cell table:formula="of:=[.C68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7]/[.AG67]" office:value-type="float" office:value="0" calcext:value-type="float">
            <text:p>0</text:p>
          </table:table-cell>
          <table:table-cell table:number-columns-repeated="4"/>
          <table:table-cell table:style-name="ce26" table:formula="of:=ABS([.AN66] - [.AF67])" office:value-type="float" office:value="0" calcext:value-type="float">
            <text:p>0</text:p>
          </table:table-cell>
          <table:table-cell table:style-name="ce8" table:formula="of:=IF([.AM67]&gt;=[.AL68];[.AF67];[.AN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  <table:table-cell table:number-columns-repeated="10"/>
          <table:table-cell table:formula="of:=[.U67]+IF([.J68]&gt;0;1;0)" office:value-type="float" office:value="32" calcext:value-type="float">
            <text:p>32</text:p>
          </table:table-cell>
          <table:table-cell table:formula="of:=[.V67] + [.C68] * IF([.J68]&gt;0;1;0)" office:value-type="float" office:value="1391.5" calcext:value-type="float">
            <text:p>1391.5</text:p>
          </table:table-cell>
          <table:table-cell table:formula="of:=IF([.J68] &gt; 0; [.V68]/[.U68]; 0)" office:value-type="float" office:value="0" calcext:value-type="float">
            <text:p>0</text:p>
          </table:table-cell>
          <table:table-cell table:formula="of:=IF([.J68] &gt; 0; MAX([.C$6:.C68]); 0)" office:value-type="float" office:value="0" calcext:value-type="float">
            <text:p>0</text:p>
          </table:table-cell>
          <table:table-cell table:formula="of:=([.X68]/nom)^3" office:value-type="float" office:value="0" calcext:value-type="float">
            <text:p>0</text:p>
          </table:table-cell>
          <table:table-cell/>
          <table:table-cell table:formula="of:=([.W68]/nom)^3" office:value-type="float" office:value="0" calcext:value-type="float">
            <text:p>0</text:p>
          </table:table-cell>
          <table:table-cell table:number-columns-repeated="4"/>
          <table:table-cell table:formula="of:=[.C69]" office:value-type="float" office:value="0" calcext:value-type="float">
            <text:p>0.00</text:p>
          </table:table-cell>
          <table:table-cell table:formula="of:=nom" office:value-type="float" office:value="150" calcext:value-type="float">
            <text:p>150</text:p>
          </table:table-cell>
          <table:table-cell table:formula="of:=[.AF68]/[.AG68]" office:value-type="float" office:value="0" calcext:value-type="float">
            <text:p>0</text:p>
          </table:table-cell>
          <table:table-cell table:number-columns-repeated="4"/>
          <table:table-cell table:style-name="ce26" table:formula="of:=ABS([.AN67] - [.AF68])" office:value-type="float" office:value="0" calcext:value-type="float">
            <text:p>0</text:p>
          </table:table-cell>
          <table:table-cell table:style-name="ce8" table:formula="of:=IF([.AM68]&gt;=[.AL69];[.AF68];[.AN6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3.59461759405396" calcext:value-type="float">
            <text:p>3.59461759405396</text:p>
          </table:table-cell>
          <table:table-cell table:formula="of:=[.I71]/nom" office:value-type="float" office:value="0.0239641172936931" calcext:value-type="float">
            <text:p>0.023964117293693</text:p>
          </table:table-cell>
          <table:table-cell table:formula="of:=([.J71]^3)" office:value-type="float" office:value="0.0000137620873422402" calcext:value-type="float">
            <text:p>1.37620873422402E-05</text:p>
          </table:table-cell>
          <table:table-cell table:formula="of:=[.K71]*(10 / 1000)" office:value-type="float" office:value="0.0000001376208734224" calcext:value-type="float">
            <text:p>1.37620873422402E-07</text:p>
          </table:table-cell>
          <table:table-cell table:formula="of:=[.M70]+[.L71]" office:value-type="float" office:value="0.0000001376208734224" calcext:value-type="float">
            <text:p>1.37620873422402E-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float" office:value="11.1452903947972" calcext:value-type="float">
            <text:p>11.1452903947972</text:p>
          </table:table-cell>
          <table:table-cell table:formula="of:=[.I72]/nom" office:value-type="float" office:value="0.0743019359653147" calcext:value-type="float">
            <text:p>0.074301935965315</text:p>
          </table:table-cell>
          <table:table-cell table:formula="of:=([.J72]^3)" office:value-type="float" office:value="0.000410204470266908" calcext:value-type="float">
            <text:p>0.000410204470267</text:p>
          </table:table-cell>
          <table:table-cell table:formula="of:=[.K72]*(10 / 1000)" office:value-type="float" office:value="0.00000410204470266908" calcext:value-type="float">
            <text:p>4.10204470266908E-06</text:p>
          </table:table-cell>
          <table:table-cell table:formula="of:=[.M71]+[.L72]" office:value-type="float" office:value="0.00000423966557609148" calcext:value-type="float">
            <text:p>4.23966557609148E-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5.7521290954476" calcext:value-type="float">
            <text:p>25.7521290954476</text:p>
          </table:table-cell>
          <table:table-cell table:formula="of:=[.I73]/nom" office:value-type="float" office:value="0.171680860636317" calcext:value-type="float">
            <text:p>0.171680860636317</text:p>
          </table:table-cell>
          <table:table-cell table:formula="of:=([.J73]^3)" office:value-type="float" office:value="0.00506017626525577" calcext:value-type="float">
            <text:p>0.005060176265256</text:p>
          </table:table-cell>
          <table:table-cell table:formula="of:=[.K73]*(10 / 1000)" office:value-type="float" office:value="0.0000506017626525577" calcext:value-type="float">
            <text:p>5.06017626525577E-05</text:p>
          </table:table-cell>
          <table:table-cell table:formula="of:=[.M72]+[.L73]" office:value-type="float" office:value="0.0000548414282286492" calcext:value-type="float">
            <text:p>5.48414282286492E-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7.5331129585166" calcext:value-type="float">
            <text:p>37.5331129585166</text:p>
          </table:table-cell>
          <table:table-cell table:formula="of:=[.I74]/nom" office:value-type="float" office:value="0.250220753056777" calcext:value-type="float">
            <text:p>0.250220753056777</text:p>
          </table:table-cell>
          <table:table-cell table:formula="of:=([.J74]^3)" office:value-type="float" office:value="0.0156664277578375" calcext:value-type="float">
            <text:p>0.015666427757838</text:p>
          </table:table-cell>
          <table:table-cell table:formula="of:=[.K74]*(10 / 1000)" office:value-type="float" office:value="0.000156664277578375" calcext:value-type="float">
            <text:p>0.000156664277578</text:p>
          </table:table-cell>
          <table:table-cell table:formula="of:=[.M73]+[.L74]" office:value-type="float" office:value="0.000211505705807024" calcext:value-type="float">
            <text:p>0.00021150570580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9.466473838702" calcext:value-type="float">
            <text:p>49.466473838702</text:p>
          </table:table-cell>
          <table:table-cell table:formula="of:=[.I75]/nom" office:value-type="float" office:value="0.329776492258013" calcext:value-type="float">
            <text:p>0.329776492258013</text:p>
          </table:table-cell>
          <table:table-cell table:formula="of:=([.J75]^3)" office:value-type="float" office:value="0.0358640294656811" calcext:value-type="float">
            <text:p>0.035864029465681</text:p>
          </table:table-cell>
          <table:table-cell table:formula="of:=[.K75]*(10 / 1000)" office:value-type="float" office:value="0.000358640294656811" calcext:value-type="float">
            <text:p>0.000358640294657</text:p>
          </table:table-cell>
          <table:table-cell table:formula="of:=[.M74]+[.L75]" office:value-type="float" office:value="0.000570146000463835" calcext:value-type="float">
            <text:p>0.00057014600046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8.4081646088643" calcext:value-type="float">
            <text:p>58.4081646088643</text:p>
          </table:table-cell>
          <table:table-cell table:formula="of:=[.I76]/nom" office:value-type="float" office:value="0.389387764059095" calcext:value-type="float">
            <text:p>0.389387764059095</text:p>
          </table:table-cell>
          <table:table-cell table:formula="of:=([.J76]^3)" office:value-type="float" office:value="0.0590400750651104" calcext:value-type="float">
            <text:p>0.059040075065111</text:p>
          </table:table-cell>
          <table:table-cell table:formula="of:=[.K76]*(10 / 1000)" office:value-type="float" office:value="0.000590400750651104" calcext:value-type="float">
            <text:p>0.000590400750651</text:p>
          </table:table-cell>
          <table:table-cell table:formula="of:=[.M75]+[.L76]" office:value-type="float" office:value="0.00116054675111494" calcext:value-type="float">
            <text:p>0.0011605467511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7]/nom" office:value-type="float" office:value="0.449047626885042" calcext:value-type="float">
            <text:p>0.449047626885042</text:p>
          </table:table-cell>
          <table:table-cell table:formula="of:=([.J77]^3)" office:value-type="float" office:value="0.0905476569384893" calcext:value-type="float">
            <text:p>0.090547656938489</text:p>
          </table:table-cell>
          <table:table-cell table:formula="of:=[.K77]*(10 / 1000)" office:value-type="float" office:value="0.000905476569384894" calcext:value-type="float">
            <text:p>0.000905476569385</text:p>
          </table:table-cell>
          <table:table-cell table:formula="of:=[.M76]+[.L77]" office:value-type="float" office:value="0.00206602332049983" calcext:value-type="float">
            <text:p>0.002066023320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7.3571440327563" calcext:value-type="float">
            <text:p>67.3571440327563</text:p>
          </table:table-cell>
          <table:table-cell table:formula="of:=[.I78]/nom" office:value-type="float" office:value="0.449047626885042" calcext:value-type="float">
            <text:p>0.449047626885042</text:p>
          </table:table-cell>
          <table:table-cell table:formula="of:=([.J78]^3)" office:value-type="float" office:value="0.0905476569384893" calcext:value-type="float">
            <text:p>0.090547656938489</text:p>
          </table:table-cell>
          <table:table-cell table:formula="of:=[.K78]*(10 / 1000)" office:value-type="float" office:value="0.000905476569384894" calcext:value-type="float">
            <text:p>0.000905476569385</text:p>
          </table:table-cell>
          <table:table-cell table:formula="of:=[.M77]+[.L78]" office:value-type="float" office:value="0.00297149988988473" calcext:value-type="float">
            <text:p>0.00297149988988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79]/nom" office:value-type="float" office:value="0.538906256000527" calcext:value-type="float">
            <text:p>0.538906256000527</text:p>
          </table:table-cell>
          <table:table-cell table:formula="of:=([.J79]^3)" office:value-type="float" office:value="0.156509129407858" calcext:value-type="float">
            <text:p>0.156509129407858</text:p>
          </table:table-cell>
          <table:table-cell table:formula="of:=[.K79]*(10 / 1000)" office:value-type="float" office:value="0.00156509129407858" calcext:value-type="float">
            <text:p>0.001565091294079</text:p>
          </table:table-cell>
          <table:table-cell table:formula="of:=[.M78]+[.L79]" office:value-type="float" office:value="0.00453659118396331" calcext:value-type="float">
            <text:p>0.0045365911839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835938400079" calcext:value-type="float">
            <text:p>80.835938400079</text:p>
          </table:table-cell>
          <table:table-cell table:formula="of:=[.I80]/nom" office:value-type="float" office:value="0.538906256000527" calcext:value-type="float">
            <text:p>0.538906256000527</text:p>
          </table:table-cell>
          <table:table-cell table:formula="of:=([.J80]^3)" office:value-type="float" office:value="0.156509129407858" calcext:value-type="float">
            <text:p>0.156509129407858</text:p>
          </table:table-cell>
          <table:table-cell table:formula="of:=[.K80]*(10 / 1000)" office:value-type="float" office:value="0.00156509129407858" calcext:value-type="float">
            <text:p>0.001565091294079</text:p>
          </table:table-cell>
          <table:table-cell table:formula="of:=[.M79]+[.L80]" office:value-type="float" office:value="0.00610168247804189" calcext:value-type="float">
            <text:p>0.006101682478042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1]/nom" office:value-type="float" office:value="0.601558435583737" calcext:value-type="float">
            <text:p>0.601558435583737</text:p>
          </table:table-cell>
          <table:table-cell table:formula="of:=([.J81]^3)" office:value-type="float" office:value="0.217687485914085" calcext:value-type="float">
            <text:p>0.217687485914085</text:p>
          </table:table-cell>
          <table:table-cell table:formula="of:=[.K81]*(10 / 1000)" office:value-type="float" office:value="0.00217687485914085" calcext:value-type="float">
            <text:p>0.002176874859141</text:p>
          </table:table-cell>
          <table:table-cell table:formula="of:=[.M80]+[.L81]" office:value-type="float" office:value="0.00827855733718274" calcext:value-type="float">
            <text:p>0.0082785573371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90.2337653375605" calcext:value-type="float">
            <text:p>90.2337653375605</text:p>
          </table:table-cell>
          <table:table-cell table:formula="of:=[.I82]/nom" office:value-type="float" office:value="0.601558435583737" calcext:value-type="float">
            <text:p>0.601558435583737</text:p>
          </table:table-cell>
          <table:table-cell table:formula="of:=([.J82]^3)" office:value-type="float" office:value="0.217687485914085" calcext:value-type="float">
            <text:p>0.217687485914085</text:p>
          </table:table-cell>
          <table:table-cell table:formula="of:=[.K82]*(10 / 1000)" office:value-type="float" office:value="0.00217687485914085" calcext:value-type="float">
            <text:p>0.002176874859141</text:p>
          </table:table-cell>
          <table:table-cell table:formula="of:=[.M81]+[.L82]" office:value-type="float" office:value="0.0104554321963236" calcext:value-type="float">
            <text:p>0.0104554321963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3]/nom" office:value-type="float" office:value="0.533901510577132" calcext:value-type="float">
            <text:p>0.533901510577132</text:p>
          </table:table-cell>
          <table:table-cell table:formula="of:=([.J83]^3)" office:value-type="float" office:value="0.152189064989109" calcext:value-type="float">
            <text:p>0.152189064989109</text:p>
          </table:table-cell>
          <table:table-cell table:formula="of:=[.K83]*(10 / 1000)" office:value-type="float" office:value="0.00152189064989109" calcext:value-type="float">
            <text:p>0.001521890649891</text:p>
          </table:table-cell>
          <table:table-cell table:formula="of:=[.M82]+[.L83]" office:value-type="float" office:value="0.0119773228462147" calcext:value-type="float">
            <text:p>0.01197732284621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80.0852265865698" calcext:value-type="float">
            <text:p>80.0852265865698</text:p>
          </table:table-cell>
          <table:table-cell table:formula="of:=[.I84]/nom" office:value-type="float" office:value="0.533901510577132" calcext:value-type="float">
            <text:p>0.533901510577132</text:p>
          </table:table-cell>
          <table:table-cell table:formula="of:=([.J84]^3)" office:value-type="float" office:value="0.152189064989109" calcext:value-type="float">
            <text:p>0.152189064989109</text:p>
          </table:table-cell>
          <table:table-cell table:formula="of:=[.K84]*(10 / 1000)" office:value-type="float" office:value="0.00152189064989109" calcext:value-type="float">
            <text:p>0.001521890649891</text:p>
          </table:table-cell>
          <table:table-cell table:formula="of:=[.M83]+[.L84]" office:value-type="float" office:value="0.0134992134961058" calcext:value-type="float">
            <text:p>0.013499213496106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5]/nom" office:value-type="float" office:value="0.436268344035617" calcext:value-type="float">
            <text:p>0.436268344035617</text:p>
          </table:table-cell>
          <table:table-cell table:formula="of:=([.J85]^3)" office:value-type="float" office:value="0.0830349835898529" calcext:value-type="float">
            <text:p>0.083034983589853</text:p>
          </table:table-cell>
          <table:table-cell table:formula="of:=[.K85]*(10 / 1000)" office:value-type="float" office:value="0.000830349835898529" calcext:value-type="float">
            <text:p>0.000830349835899</text:p>
          </table:table-cell>
          <table:table-cell table:formula="of:=[.M84]+[.L85]" office:value-type="float" office:value="0.0143295633320043" calcext:value-type="float">
            <text:p>0.0143295633320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65.4402516053425" calcext:value-type="float">
            <text:p>65.4402516053425</text:p>
          </table:table-cell>
          <table:table-cell table:formula="of:=[.I86]/nom" office:value-type="float" office:value="0.436268344035617" calcext:value-type="float">
            <text:p>0.436268344035617</text:p>
          </table:table-cell>
          <table:table-cell table:formula="of:=([.J86]^3)" office:value-type="float" office:value="0.0830349835898529" calcext:value-type="float">
            <text:p>0.083034983589853</text:p>
          </table:table-cell>
          <table:table-cell table:formula="of:=[.K86]*(10 / 1000)" office:value-type="float" office:value="0.000830349835898529" calcext:value-type="float">
            <text:p>0.000830349835899</text:p>
          </table:table-cell>
          <table:table-cell table:formula="of:=[.M85]+[.L86]" office:value-type="float" office:value="0.0151599131679028" calcext:value-type="float">
            <text:p>0.01515991316790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7]/nom" office:value-type="float" office:value="0.354017950902269" calcext:value-type="float">
            <text:p>0.354017950902269</text:p>
          </table:table-cell>
          <table:table-cell table:formula="of:=([.J87]^3)" office:value-type="float" office:value="0.0443686129480253" calcext:value-type="float">
            <text:p>0.044368612948025</text:p>
          </table:table-cell>
          <table:table-cell table:formula="of:=[.K87]*(10 / 1000)" office:value-type="float" office:value="0.000443686129480253" calcext:value-type="float">
            <text:p>0.00044368612948</text:p>
          </table:table-cell>
          <table:table-cell table:formula="of:=[.M86]+[.L87]" office:value-type="float" office:value="0.0156035992973831" calcext:value-type="float">
            <text:p>0.01560359929738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53.1026926353403" calcext:value-type="float">
            <text:p>53.1026926353403</text:p>
          </table:table-cell>
          <table:table-cell table:formula="of:=[.I88]/nom" office:value-type="float" office:value="0.354017950902269" calcext:value-type="float">
            <text:p>0.354017950902269</text:p>
          </table:table-cell>
          <table:table-cell table:formula="of:=([.J88]^3)" office:value-type="float" office:value="0.0443686129480253" calcext:value-type="float">
            <text:p>0.044368612948025</text:p>
          </table:table-cell>
          <table:table-cell table:formula="of:=[.K88]*(10 / 1000)" office:value-type="float" office:value="0.000443686129480253" calcext:value-type="float">
            <text:p>0.00044368612948</text:p>
          </table:table-cell>
          <table:table-cell table:formula="of:=[.M87]+[.L88]" office:value-type="float" office:value="0.0160472854268633" calcext:value-type="float">
            <text:p>0.01604728542686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89]/nom" office:value-type="float" office:value="0.284169993659549" calcext:value-type="float">
            <text:p>0.284169993659549</text:p>
          </table:table-cell>
          <table:table-cell table:formula="of:=([.J89]^3)" office:value-type="float" office:value="0.0229474616516896" calcext:value-type="float">
            <text:p>0.02294746165169</text:p>
          </table:table-cell>
          <table:table-cell table:formula="of:=[.K89]*(10 / 1000)" office:value-type="float" office:value="0.000229474616516896" calcext:value-type="float">
            <text:p>0.000229474616517</text:p>
          </table:table-cell>
          <table:table-cell table:formula="of:=[.M88]+[.L89]" office:value-type="float" office:value="0.0162767600433802" calcext:value-type="float">
            <text:p>0.0162767600433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42.6254990489324" calcext:value-type="float">
            <text:p>42.6254990489324</text:p>
          </table:table-cell>
          <table:table-cell table:formula="of:=[.I90]/nom" office:value-type="float" office:value="0.284169993659549" calcext:value-type="float">
            <text:p>0.284169993659549</text:p>
          </table:table-cell>
          <table:table-cell table:formula="of:=([.J90]^3)" office:value-type="float" office:value="0.0229474616516896" calcext:value-type="float">
            <text:p>0.02294746165169</text:p>
          </table:table-cell>
          <table:table-cell table:formula="of:=[.K90]*(10 / 1000)" office:value-type="float" office:value="0.000229474616516896" calcext:value-type="float">
            <text:p>0.000229474616517</text:p>
          </table:table-cell>
          <table:table-cell table:formula="of:=[.M89]+[.L90]" office:value-type="float" office:value="0.0165062346598971" calcext:value-type="float">
            <text:p>0.016506234659897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1]/nom" office:value-type="float" office:value="0.224755151395593" calcext:value-type="float">
            <text:p>0.224755151395593</text:p>
          </table:table-cell>
          <table:table-cell table:formula="of:=([.J91]^3)" office:value-type="float" office:value="0.0113534790703431" calcext:value-type="float">
            <text:p>0.011353479070343</text:p>
          </table:table-cell>
          <table:table-cell table:formula="of:=[.K91]*(10 / 1000)" office:value-type="float" office:value="0.000113534790703431" calcext:value-type="float">
            <text:p>0.000113534790703</text:p>
          </table:table-cell>
          <table:table-cell table:formula="of:=[.M90]+[.L91]" office:value-type="float" office:value="0.0166197694506006" calcext:value-type="float">
            <text:p>0.01661976945060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2]/nom" office:value-type="float" office:value="0.224755151395593" calcext:value-type="float">
            <text:p>0.224755151395593</text:p>
          </table:table-cell>
          <table:table-cell table:formula="of:=([.J92]^3)" office:value-type="float" office:value="0.0113534790703431" calcext:value-type="float">
            <text:p>0.011353479070343</text:p>
          </table:table-cell>
          <table:table-cell table:formula="of:=[.K92]*(10 / 1000)" office:value-type="float" office:value="0.000113534790703431" calcext:value-type="float">
            <text:p>0.000113534790703</text:p>
          </table:table-cell>
          <table:table-cell table:formula="of:=[.M91]+[.L92]" office:value-type="float" office:value="0.016733304241304" calcext:value-type="float">
            <text:p>0.01673330424130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33.7132727093389" calcext:value-type="float">
            <text:p>33.7132727093389</text:p>
          </table:table-cell>
          <table:table-cell table:formula="of:=[.I93]/nom" office:value-type="float" office:value="0.224755151395593" calcext:value-type="float">
            <text:p>0.224755151395593</text:p>
          </table:table-cell>
          <table:table-cell table:formula="of:=([.J93]^3)" office:value-type="float" office:value="0.0113534790703431" calcext:value-type="float">
            <text:p>0.011353479070343</text:p>
          </table:table-cell>
          <table:table-cell table:formula="of:=[.K93]*(10 / 1000)" office:value-type="float" office:value="0.000113534790703431" calcext:value-type="float">
            <text:p>0.000113534790703</text:p>
          </table:table-cell>
          <table:table-cell table:formula="of:=[.M92]+[.L93]" office:value-type="float" office:value="0.0168468390320074" calcext:value-type="float">
            <text:p>0.0168468390320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4]/nom" office:value-type="float" office:value="0.154578809105511" calcext:value-type="float">
            <text:p>0.154578809105511</text:p>
          </table:table-cell>
          <table:table-cell table:formula="of:=([.J94]^3)" office:value-type="float" office:value="0.00369360008338254" calcext:value-type="float">
            <text:p>0.003693600083383</text:p>
          </table:table-cell>
          <table:table-cell table:formula="of:=[.K94]*(10 / 1000)" office:value-type="float" office:value="0.0000369360008338254" calcext:value-type="float">
            <text:p>3.69360008338254E-05</text:p>
          </table:table-cell>
          <table:table-cell table:formula="of:=[.M93]+[.L94]" office:value-type="float" office:value="0.0168837750328413" calcext:value-type="float">
            <text:p>0.01688377503284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5]/nom" office:value-type="float" office:value="0.154578809105511" calcext:value-type="float">
            <text:p>0.154578809105511</text:p>
          </table:table-cell>
          <table:table-cell table:formula="of:=([.J95]^3)" office:value-type="float" office:value="0.00369360008338254" calcext:value-type="float">
            <text:p>0.003693600083383</text:p>
          </table:table-cell>
          <table:table-cell table:formula="of:=[.K95]*(10 / 1000)" office:value-type="float" office:value="0.0000369360008338254" calcext:value-type="float">
            <text:p>3.69360008338254E-05</text:p>
          </table:table-cell>
          <table:table-cell table:formula="of:=[.M94]+[.L95]" office:value-type="float" office:value="0.0169207110336751" calcext:value-type="float">
            <text:p>0.01692071103367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6]/nom" office:value-type="float" office:value="0.154578809105511" calcext:value-type="float">
            <text:p>0.154578809105511</text:p>
          </table:table-cell>
          <table:table-cell table:formula="of:=([.J96]^3)" office:value-type="float" office:value="0.00369360008338254" calcext:value-type="float">
            <text:p>0.003693600083383</text:p>
          </table:table-cell>
          <table:table-cell table:formula="of:=[.K96]*(10 / 1000)" office:value-type="float" office:value="0.0000369360008338254" calcext:value-type="float">
            <text:p>3.69360008338254E-05</text:p>
          </table:table-cell>
          <table:table-cell table:formula="of:=[.M95]+[.L96]" office:value-type="float" office:value="0.0169576470345089" calcext:value-type="float">
            <text:p>0.01695764703450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23.1868213658266" calcext:value-type="float">
            <text:p>23.1868213658266</text:p>
          </table:table-cell>
          <table:table-cell table:formula="of:=[.I97]/nom" office:value-type="float" office:value="0.154578809105511" calcext:value-type="float">
            <text:p>0.154578809105511</text:p>
          </table:table-cell>
          <table:table-cell table:formula="of:=([.J97]^3)" office:value-type="float" office:value="0.00369360008338254" calcext:value-type="float">
            <text:p>0.003693600083383</text:p>
          </table:table-cell>
          <table:table-cell table:formula="of:=[.K97]*(10 / 1000)" office:value-type="float" office:value="0.0000369360008338254" calcext:value-type="float">
            <text:p>3.69360008338254E-05</text:p>
          </table:table-cell>
          <table:table-cell table:formula="of:=[.M96]+[.L97]" office:value-type="float" office:value="0.0169945830353427" calcext:value-type="float">
            <text:p>0.016994583035343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8]/nom" office:value-type="float" office:value="0.0973495411773273" calcext:value-type="float">
            <text:p>0.097349541177327</text:p>
          </table:table-cell>
          <table:table-cell table:formula="of:=([.J98]^3)" office:value-type="float" office:value="0.000922575095618105" calcext:value-type="float">
            <text:p>0.000922575095618</text:p>
          </table:table-cell>
          <table:table-cell table:formula="of:=[.K98]*(10 / 1000)" office:value-type="float" office:value="0.00000922575095618105" calcext:value-type="float">
            <text:p>9.22575095618105E-06</text:p>
          </table:table-cell>
          <table:table-cell table:formula="of:=[.M97]+[.L98]" office:value-type="float" office:value="0.0170038087862989" calcext:value-type="float">
            <text:p>0.017003808786299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99]/nom" office:value-type="float" office:value="0.0973495411773273" calcext:value-type="float">
            <text:p>0.097349541177327</text:p>
          </table:table-cell>
          <table:table-cell table:formula="of:=([.J99]^3)" office:value-type="float" office:value="0.000922575095618105" calcext:value-type="float">
            <text:p>0.000922575095618</text:p>
          </table:table-cell>
          <table:table-cell table:formula="of:=[.K99]*(10 / 1000)" office:value-type="float" office:value="0.00000922575095618105" calcext:value-type="float">
            <text:p>9.22575095618105E-06</text:p>
          </table:table-cell>
          <table:table-cell table:formula="of:=[.M98]+[.L99]" office:value-type="float" office:value="0.0170130345372551" calcext:value-type="float">
            <text:p>0.017013034537255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0]/nom" office:value-type="float" office:value="0.0973495411773273" calcext:value-type="float">
            <text:p>0.097349541177327</text:p>
          </table:table-cell>
          <table:table-cell table:formula="of:=([.J100]^3)" office:value-type="float" office:value="0.000922575095618105" calcext:value-type="float">
            <text:p>0.000922575095618</text:p>
          </table:table-cell>
          <table:table-cell table:formula="of:=[.K100]*(10 / 1000)" office:value-type="float" office:value="0.00000922575095618105" calcext:value-type="float">
            <text:p>9.22575095618105E-06</text:p>
          </table:table-cell>
          <table:table-cell table:formula="of:=[.M99]+[.L100]" office:value-type="float" office:value="0.0170222602882113" calcext:value-type="float">
            <text:p>0.017022260288211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1]/nom" office:value-type="float" office:value="0.0973495411773273" calcext:value-type="float">
            <text:p>0.097349541177327</text:p>
          </table:table-cell>
          <table:table-cell table:formula="of:=([.J101]^3)" office:value-type="float" office:value="0.000922575095618105" calcext:value-type="float">
            <text:p>0.000922575095618</text:p>
          </table:table-cell>
          <table:table-cell table:formula="of:=[.K101]*(10 / 1000)" office:value-type="float" office:value="0.00000922575095618105" calcext:value-type="float">
            <text:p>9.22575095618105E-06</text:p>
          </table:table-cell>
          <table:table-cell table:formula="of:=[.M100]+[.L101]" office:value-type="float" office:value="0.0170314860391674" calcext:value-type="float">
            <text:p>0.01703148603916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2]/nom" office:value-type="float" office:value="0.0973495411773273" calcext:value-type="float">
            <text:p>0.097349541177327</text:p>
          </table:table-cell>
          <table:table-cell table:formula="of:=([.J102]^3)" office:value-type="float" office:value="0.000922575095618105" calcext:value-type="float">
            <text:p>0.000922575095618</text:p>
          </table:table-cell>
          <table:table-cell table:formula="of:=[.K102]*(10 / 1000)" office:value-type="float" office:value="0.00000922575095618105" calcext:value-type="float">
            <text:p>9.22575095618105E-06</text:p>
          </table:table-cell>
          <table:table-cell table:formula="of:=[.M101]+[.L102]" office:value-type="float" office:value="0.0170407117901236" calcext:value-type="float">
            <text:p>0.017040711790124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14.6024311765991" calcext:value-type="float">
            <text:p>14.6024311765991</text:p>
          </table:table-cell>
          <table:table-cell table:formula="of:=[.I103]/nom" office:value-type="float" office:value="0.0973495411773273" calcext:value-type="float">
            <text:p>0.097349541177327</text:p>
          </table:table-cell>
          <table:table-cell table:formula="of:=([.J103]^3)" office:value-type="float" office:value="0.000922575095618105" calcext:value-type="float">
            <text:p>0.000922575095618</text:p>
          </table:table-cell>
          <table:table-cell table:formula="of:=[.K103]*(10 / 1000)" office:value-type="float" office:value="0.00000922575095618105" calcext:value-type="float">
            <text:p>9.22575095618105E-06</text:p>
          </table:table-cell>
          <table:table-cell table:formula="of:=[.M102]+[.L103]" office:value-type="float" office:value="0.0170499375410798" calcext:value-type="float">
            <text:p>0.01704993754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office:value-type="float" office:value="6.9" calcext:value-type="float">
            <text:p>6.9</text:p>
          </table:table-cell>
          <table:table-cell table:formula="of:=[.I104]/nom" office:value-type="float" office:value="0.046" calcext:value-type="float">
            <text:p>0.046</text:p>
          </table:table-cell>
          <table:table-cell table:formula="of:=([.J104]^3)" office:value-type="float" office:value="0.000097336" calcext:value-type="float">
            <text:p>9.7336E-05</text:p>
          </table:table-cell>
          <table:table-cell table:formula="of:=[.K104]*(10 / 1000)" office:value-type="float" office:value="0.00000097336" calcext:value-type="float">
            <text:p>9.7336E-07</text:p>
          </table:table-cell>
          <table:table-cell table:formula="of:=[.M103]+[.L104]" office:value-type="float" office:value="0.0170509109010798" calcext:value-type="float">
            <text:p>0.01705091090108</text:p>
          </table:table-cell>
          <table:table-cell table:number-columns-repeated="11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erage:</text:p>
          </table:table-cell>
          <table:table-cell/>
          <table:table-cell table:style-name="ce11" table:formula="of:=AVERAGE([.I71:.I104])" office:value-type="float" office:value="42.1665445421901" calcext:value-type="float">
            <text:p>42.166544542190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igen Value:</text:p>
          </table:table-cell>
          <table:table-cell/>
          <table:table-cell table:style-name="ce12" table:formula="of:=([.I105]/nom)^3" office:value-type="float" office:value="0.0222141787287055" calcext:value-type="float">
            <text:p>0.0222</text:p>
          </table:table-cell>
          <table:table-cell table:formula="of:=[.I106]*2" office:value-type="float" office:value="0.044428357457411" calcext:value-type="float">
            <text:p>0.044428357457411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/>
          <table:table-cell table:number-columns-repeated="12"/>
        </table:table-row>
      </table:table>
      <table:table table:name="Sheet3" table:style-name="ta1">
        <table:table-column table:style-name="co1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" table:number-columns-repeated="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number-columns-repeated="1014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sec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365" office:value-type="float" office:value="3650" calcext:value-type="float">
            <text:p>3650</text:p>
          </table:table-cell>
          <table:table-cell table:style-name="ce48" table:formula="of:=[.C4]*24" office:value-type="float" office:value="87600" calcext:value-type="float">
            <text:p><text:s text:c="2"/>87 600</text:p>
          </table:table-cell>
          <table:table-cell table:style-name="ce48" table:formula="of:=[.D4]*(60 * 60)" office:value-type="float" office:value="315360000" calcext:value-type="float">
            <text:p><text:s/>315 360 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table:formula="of:=[.C6]/365" office:value-type="float" office:value="68.0962597349061" calcext:value-type="float">
            <text:p><text:s text:c="3"/>68.10</text:p>
          </table:table-cell>
          <table:table-cell table:style-name="ce47" table:formula="of:=[.D6]/24" office:value-type="float" office:value="24855.1348032407" calcext:value-type="float">
            <text:p><text:s text:c="2"/>24 855.13</text:p>
          </table:table-cell>
          <table:table-cell table:style-name="ce47" table:formula="of:=[.E6]* (1 / (60 * 60))" office:value-type="float" office:value="596523.235277778" calcext:value-type="float">
            <text:p><text:s text:c="2"/>596 523.24</text:p>
          </table:table-cell>
          <table:table-cell table:style-name="ce49" office:value-type="float" office:value="2147483647" calcext:value-type="float">
            <text:p>2 147 483 6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50" office:value-type="string" calcext:value-type="string">
            <text:p>smallint</text:p>
          </table:table-cell>
          <table:table-cell table:style-name="ce50" office:value-type="string" calcext:value-type="string">
            <text:p>2 bytes</text:p>
          </table:table-cell>
          <table:table-cell table:style-name="ce50" office:value-type="string" calcext:value-type="string">
            <text:p>small-range integer</text:p>
          </table:table-cell>
          <table:table-cell table:style-name="ce50" office:value-type="string" calcext:value-type="string">
            <text:p>-32768 to +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50" office:value-type="string" calcext:value-type="string">
            <text:p>integer</text:p>
          </table:table-cell>
          <table:table-cell table:style-name="ce50" office:value-type="string" calcext:value-type="string">
            <text:p>4 bytes</text:p>
          </table:table-cell>
          <table:table-cell table:style-name="ce50" office:value-type="string" calcext:value-type="string">
            <text:p>typical choice for integer</text:p>
          </table:table-cell>
          <table:table-cell table:style-name="ce50" office:value-type="string" calcext:value-type="string">
            <text:p>-2147483648 to +214748364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50" office:value-type="string" calcext:value-type="string">
            <text:p>bigint</text:p>
          </table:table-cell>
          <table:table-cell table:style-name="ce50" office:value-type="string" calcext:value-type="string">
            <text:p>8 bytes</text:p>
          </table:table-cell>
          <table:table-cell table:style-name="ce50" office:value-type="string" calcext:value-type="string">
            <text:p>large-range integer</text:p>
          </table:table-cell>
          <table:table-cell table:style-name="ce50" office:value-type="string" calcext:value-type="string">
            <text:p>-9223372036854775808 to +922337203685477580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50" office:value-type="string" calcext:value-type="string">
            <text:p>decimal</text:p>
          </table:table-cell>
          <table:table-cell table:style-name="ce50" office:value-type="string" calcext:value-type="string">
            <text:p>variable</text:p>
          </table:table-cell>
          <table:table-cell table:style-name="ce50" office:value-type="string" calcext:value-type="string">
            <text:p>user-specified precision, exact</text:p>
          </table:table-cell>
          <table:table-cell table:style-name="ce50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50" office:value-type="string" calcext:value-type="string">
            <text:p>numeric</text:p>
          </table:table-cell>
          <table:table-cell table:style-name="ce50" office:value-type="string" calcext:value-type="string">
            <text:p>variable</text:p>
          </table:table-cell>
          <table:table-cell table:style-name="ce50" office:value-type="string" calcext:value-type="string">
            <text:p>user-specified precision, exact</text:p>
          </table:table-cell>
          <table:table-cell table:style-name="ce50" office:value-type="string" calcext:value-type="string">
            <text:p>up to 131072 digits before the decimal point; up to 16383 digits after the decimal point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50" office:value-type="string" calcext:value-type="string">
            <text:p>real</text:p>
          </table:table-cell>
          <table:table-cell table:style-name="ce50" office:value-type="string" calcext:value-type="string">
            <text:p>4 bytes</text:p>
          </table:table-cell>
          <table:table-cell table:style-name="ce50" office:value-type="string" calcext:value-type="string">
            <text:p>variable-precision, inexact</text:p>
          </table:table-cell>
          <table:table-cell table:style-name="ce50" office:value-type="string" calcext:value-type="string">
            <text:p>6 decimal digits precision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50" office:value-type="string" calcext:value-type="string">
            <text:p>double precision</text:p>
          </table:table-cell>
          <table:table-cell table:style-name="ce50" office:value-type="string" calcext:value-type="string">
            <text:p>8 bytes</text:p>
          </table:table-cell>
          <table:table-cell table:style-name="ce50" office:value-type="string" calcext:value-type="string">
            <text:p>variable-precision, inexact</text:p>
          </table:table-cell>
          <table:table-cell table:style-name="ce50" office:value-type="string" calcext:value-type="string">
            <text:p>15 decimal digits precision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50" office:value-type="string" calcext:value-type="string">
            <text:p>smallserial</text:p>
          </table:table-cell>
          <table:table-cell table:style-name="ce50" office:value-type="string" calcext:value-type="string">
            <text:p>2 bytes</text:p>
          </table:table-cell>
          <table:table-cell table:style-name="ce50" office:value-type="string" calcext:value-type="string">
            <text:p>small autoincrementing integer</text:p>
          </table:table-cell>
          <table:table-cell table:style-name="ce50" office:value-type="string" calcext:value-type="string">
            <text:p>1 to 32767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50" office:value-type="string" calcext:value-type="string">
            <text:p>serial</text:p>
          </table:table-cell>
          <table:table-cell table:style-name="ce50" office:value-type="string" calcext:value-type="string">
            <text:p>4 bytes</text:p>
          </table:table-cell>
          <table:table-cell table:style-name="ce50" office:value-type="string" calcext:value-type="string">
            <text:p>autoincrementing integer</text:p>
          </table:table-cell>
          <table:table-cell table:style-name="ce50" office:value-type="string" calcext:value-type="string">
            <text:p>1 to 2147483647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50" office:value-type="string" calcext:value-type="string">
            <text:p>bigserial</text:p>
          </table:table-cell>
          <table:table-cell table:style-name="ce50" office:value-type="string" calcext:value-type="string">
            <text:p>8 bytes</text:p>
          </table:table-cell>
          <table:table-cell table:style-name="ce50" office:value-type="string" calcext:value-type="string">
            <text:p>large autoincrementing integer</text:p>
          </table:table-cell>
          <table:table-cell table:style-name="ce50" office:value-type="string" calcext:value-type="string">
            <text:p>1 to 9223372036854775807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actor" table:base-cell-address="$DetectOpCycle.$B$2" table:cell-range-address="$DetectOpCycle.$B$3"/>
        <table:named-range table:name="nom" table:base-cell-address="$DetectOpCycle.$B$1" table:cell-range-address="$DetectOpCycle.$B$2"/>
        <table:named-range table:name="op_cycle_threshokd" table:base-cell-address="$DetectOpCycle.$D$1" table:cell-range-address="$DetectOpCycle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0" number:min-decimal-places="0" number:min-integer-digits="6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0" number:min-decimal-places="0" number:min-integer-digits="7">
        <number:embedded-text number:position="6"> </number:embedded-text>
        <number:embedded-text number:position="3"> </number:embedded-text>
      </number:number>
    </number:number-style>
    <number:number-style style:name="N12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0">
      <number:number number:decimal-places="2" number:min-decimal-places="2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3:28:33.41798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21H50M14S</meta:editing-duration>
    <meta:editing-cycles>19</meta:editing-cycles>
    <meta:generator>LibreOffice/7.0.4.2$Linux_X86_64 LibreOffice_project/00$Build-2</meta:generator>
    <dc:date>2024-07-09T13:29:45.826947222</dc:date>
    <meta:document-statistic meta:table-count="3" meta:cell-count="21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column-mapping="0 3 1 2" chart:style-name="ch1">
        <chart:legend chart:legend-position="end" svg:x="18.531cm" svg:y="5.022cm" style:legend-expansion="high" chart:style-name="ch2"/>
        <chart:plot-area chart:style-name="ch3" table:cell-range-address="DetectOpCycle.C4:DetectOpCycle.D68 DetectOpCycle.I4:DetectOpCycle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ectOpCycle.C5:DetectOpCycle.C68" chart:label-cell-address="DetectOpCycle.C4:DetectOpCycle.C4" chart:class="chart:line">
            <chart:data-point chart:repeated="64"/>
          </chart:series>
          <chart:series chart:style-name="ch7" chart:values-cell-range-address="DetectOpCycle.J5:DetectOpCycle.J68" chart:label-cell-address="DetectOpCycle.J4:DetectOpCycle.J4" chart:class="chart:line">
            <chart:data-point chart:repeated="64"/>
          </chart:series>
          <chart:series chart:style-name="ch8" chart:values-cell-range-address="DetectOpCycle.D5:DetectOpCycle.D68" chart:label-cell-address="DetectOpCycle.D4:DetectOpCycle.D4" chart:class="chart:line">
            <chart:data-point chart:repeated="64"/>
          </chart:series>
          <chart:series chart:style-name="ch9" chart:values-cell-range-address="DetectOpCycle.I5:DetectOpCycle.I68" chart:label-cell-address="DetectOpCycle.I4:DetectOpCycle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DetectOpCycle.C4:DetectOpCycle.C4</svg:desc>
                </draw:g>
              </table:table-cell>
              <table:table-cell office:value-type="string">
                <text:p>Out</text:p>
                <draw:g>
                  <svg:desc>DetectOpCycle.J4:DetectOpCycle.J4</svg:desc>
                </draw:g>
              </table:table-cell>
              <table:table-cell office:value-type="string">
                <text:p>Smooth</text:p>
                <draw:g>
                  <svg:desc>DetectOpCycle.D4:DetectOpCycle.D4</svg:desc>
                </draw:g>
              </table:table-cell>
              <table:table-cell office:value-type="string">
                <text:p>filter</text:p>
                <draw:g>
                  <svg:desc>DetectOpCycle.I4:DetectOpCyc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tectOpCycle.C5:DetectOpCycle.C68</svg:desc>
                </draw:g>
              </table:table-cell>
              <table:table-cell office:value-type="float" office:value="0">
                <text:p>0</text:p>
                <draw:g>
                  <svg:desc>DetectOpCycle.J5:DetectOpCycle.J68</svg:desc>
                </draw:g>
              </table:table-cell>
              <table:table-cell office:value-type="float" office:value="0">
                <text:p>0</text:p>
                <draw:g>
                  <svg:desc>DetectOpCycle.D5:DetectOpCycle.D68</svg:desc>
                </draw:g>
              </table:table-cell>
              <table:table-cell office:value-type="float" office:value="0">
                <text:p>0</text:p>
                <draw:g>
                  <svg:desc>DetectOpCycle.I5:DetectOpCycle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